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Pictures/10000201000000220000002F0DAF0711C2F25E6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4"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3" svg:font-family="OpenSymbol" style:font-adornments="Roman" style:font-family-generic="swiss"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 svg:font-family="'Lucida Sans'" style:font-pitch="variable"/>
    <style:font-face style:name="Lucida Sans Unicode" svg:font-family="'Lucida Sans Unicode'" style:font-pitch="variable"/>
    <style:font-face style:name="MS Gothic" svg:font-family="'MS Gothic'" style:font-pitch="variable"/>
    <style:font-face style:name="OpenSymbol2" svg:font-family="OpenSymbo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style:text-properties fo:font-size="3pt" style:font-size-asian="4pt" style:font-size-complex="4pt"/>
    </style:style>
    <style:style style:name="P10" style:family="paragraph" style:parent-style-name="Header">
      <style:text-properties fo:font-size="14pt" style:font-size-asian="14pt" style:font-size-complex="14pt"/>
    </style:style>
    <style:style style:name="P11" style:family="paragraph" style:parent-style-name="Header">
      <style:paragraph-properties fo:text-align="end" style:justify-single-word="false"/>
      <style:text-properties fo:font-size="12pt" style:font-size-asian="12pt" style:font-size-complex="12pt"/>
    </style:style>
    <style:style style:name="P12"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4"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text-properties officeooo:rsid="00178920" officeooo:paragraph-rsid="00178920"/>
    </style:style>
    <style:style style:name="P17" style:family="paragraph" style:parent-style-name="Footer">
      <style:text-properties officeooo:paragraph-rsid="00356124"/>
    </style:style>
    <style:style style:name="P18"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officeooo:paragraph-rsid="002e6cc3"/>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_5f_Paragraphe_20_livret_20_">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shadow="none">
        <style:tab-stops/>
      </style:paragraph-properties>
      <style:text-properties officeooo:paragraph-rsid="00bf2d30"/>
    </style:style>
    <style:style style:name="P28" style:family="paragraph" style:parent-style-name="_5f_Paragraphe_20_livret_20_">
      <loext:graphic-properties draw:fill="none"/>
      <style:paragraph-properties fo:margin-left="0cm" fo:margin-right="0cm" fo:margin-top="0cm" fo:margin-bottom="0.4cm" style:contextual-spacing="false" fo:text-align="justify" style:justify-single-word="false" fo:text-indent="0cm" style:auto-text-indent="false" fo:background-color="transparent" style:shadow="none">
        <style:tab-stops/>
      </style:paragraph-properties>
      <style:text-properties officeooo:paragraph-rsid="00bf2d30"/>
    </style:style>
    <style:style style:name="P29"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30" style:family="paragraph" style:parent-style-name="_5f_Paragraphe_20_livret_20_">
      <style:paragraph-properties fo:margin-top="0cm" fo:margin-bottom="0cm" style:contextual-spacing="false"/>
      <style:text-properties officeooo:paragraph-rsid="00bf2d30"/>
    </style:style>
    <style:style style:name="P31" style:family="paragraph" style:parent-style-name="_5f_Paragraphe_20_livret_20_réponse_20_élève">
      <style:paragraph-properties fo:margin-top="0cm" fo:margin-bottom="0cm" style:contextual-spacing="false"/>
      <style:text-properties officeooo:paragraph-rsid="00bf2d30"/>
    </style:style>
    <style:style style:name="P32" style:family="paragraph" style:parent-style-name="Standard">
      <style:paragraph-properties fo:margin-top="0cm" fo:margin-bottom="0cm" style:contextual-spacing="false"/>
      <style:text-properties officeooo:paragraph-rsid="00bf2d30"/>
    </style:style>
    <style:style style:name="P33" style:family="paragraph" style:parent-style-name="Standard">
      <style:paragraph-properties fo:margin-top="0cm" fo:margin-bottom="0.101cm" style:contextual-spacing="false"/>
      <style:text-properties officeooo:paragraph-rsid="00bf2d30"/>
    </style:style>
    <style:style style:name="P34" style:family="paragraph" style:parent-style-name="_5f_Paragraphe_20_livret_20_">
      <style:paragraph-properties fo:margin-top="0cm" fo:margin-bottom="0.101cm" style:contextual-spacing="false"/>
      <style:text-properties officeooo:paragraph-rsid="00bf2d30"/>
    </style:style>
    <style:style style:name="P35" style:family="paragraph" style:parent-style-name="FILET_5f_POINTILLES">
      <style:text-properties officeooo:paragraph-rsid="00bf2d30"/>
    </style:style>
    <style:style style:name="P36" style:family="paragraph" style:parent-style-name="FILET_5f_POINTILLES">
      <style:text-properties officeooo:paragraph-rsid="00c0ef07"/>
    </style:style>
    <style:style style:name="P37" style:family="paragraph" style:parent-style-name="_5f_Paragraphe_20_livret_20_">
      <style:text-properties officeooo:paragraph-rsid="00bf2d30"/>
    </style:style>
    <style:style style:name="P38" style:family="paragraph" style:parent-style-name="_5f_Paragraphe_20_livret_20_réponse_20_élève">
      <style:paragraph-properties fo:line-height="100%" fo:text-align="start" style:justify-single-word="false" fo:break-before="column"/>
      <style:text-properties officeooo:paragraph-rsid="00bf2d30"/>
    </style:style>
    <style:style style:name="P39" style:family="paragraph" style:parent-style-name="_5f_Paragraphe_20_livret_20_réponse_20_élève">
      <style:paragraph-properties style:line-height-at-least="0.6cm" fo:text-align="center" style:justify-single-word="false" fo:break-before="column"/>
      <style:text-properties officeooo:paragraph-rsid="00bf2d30"/>
    </style:style>
    <style:style style:name="P40" style:family="paragraph" style:parent-style-name="_5f_Paragraphe_20_livret_20_">
      <style:paragraph-properties fo:margin-top="0.199cm" fo:margin-bottom="0cm" style:contextual-spacing="false"/>
      <style:text-properties officeooo:paragraph-rsid="00bf2d30"/>
    </style:style>
    <style:style style:name="P41" style:family="paragraph" style:parent-style-name="_5f_Paragraphe_20_livret_20_">
      <style:paragraph-properties fo:margin-top="0cm" fo:margin-bottom="0.199cm" style:contextual-spacing="false" fo:text-align="center" style:justify-single-word="false"/>
      <style:text-properties fo:color="#000000" loext:opacity="100%" officeooo:paragraph-rsid="00bf2d30"/>
    </style:style>
    <style:style style:name="P42" style:family="paragraph" style:parent-style-name="_5f_Paragraphe_20_livret_20_">
      <style:paragraph-properties fo:margin-top="0cm" fo:margin-bottom="0.199cm" style:contextual-spacing="false" fo:text-align="center" style:justify-single-word="false"/>
      <style:text-properties officeooo:paragraph-rsid="00bf2d30"/>
    </style:style>
    <style:style style:name="P43" style:family="paragraph" style:parent-style-name="_5f_Paragraphe_20_livret_20_réponse_20_élève">
      <style:paragraph-properties fo:margin-top="0cm" fo:margin-bottom="0.199cm" style:contextual-spacing="false"/>
      <style:text-properties officeooo:paragraph-rsid="00bf2d30"/>
    </style:style>
    <style:style style:name="P44" style:family="paragraph" style:parent-style-name="_5f_Paragraphe_20_livret_20_réponse_20_élève" style:master-page-name="">
      <style:paragraph-properties fo:margin-top="0.3cm" fo:margin-bottom="0.101cm" style:contextual-spacing="false" fo:line-height="100%" style:page-number="auto">
        <style:tab-stops>
          <style:tab-stop style:position="9.5cm" style:type="right" style:leader-style="dotted" style:leader-text="."/>
        </style:tab-stops>
      </style:paragraph-properties>
      <style:text-properties officeooo:paragraph-rsid="00bf2d30"/>
    </style:style>
    <style:style style:name="P45" style:family="paragraph" style:parent-style-name="_5f_Paragraphe_20_livret_20_réponse_20_élève">
      <style:paragraph-properties fo:margin-top="0.3cm" fo:margin-bottom="0.101cm" style:contextual-spacing="false" fo:line-height="100%">
        <style:tab-stops>
          <style:tab-stop style:position="9.5cm" style:type="right" style:leader-style="dotted" style:leader-text="."/>
        </style:tab-stops>
      </style:paragraph-properties>
      <style:text-properties officeooo:paragraph-rsid="00bf2d30"/>
    </style:style>
    <style:style style:name="P46" style:family="paragraph" style:parent-style-name="_5f_Paragraphe_20_livret_20_">
      <style:paragraph-properties fo:margin-top="0.101cm" fo:margin-bottom="0.3cm" style:contextual-spacing="false"/>
    </style:style>
    <style:style style:name="P47" style:family="paragraph" style:parent-style-name="_5f_Paragraphe_20_livret_20_réponse_20_élève">
      <style:paragraph-properties fo:line-height="100%" fo:text-align="start" style:justify-single-word="false"/>
      <style:text-properties officeooo:paragraph-rsid="00bf2d30"/>
    </style:style>
    <style:style style:name="P48" style:family="paragraph" style:parent-style-name="_5f_Paragraphe_20_livret_20_réponse_20_élève">
      <style:paragraph-properties style:line-height-at-least="0.6cm" fo:text-align="center" style:justify-single-word="false"/>
      <style:text-properties officeooo:paragraph-rsid="00bf2d30"/>
    </style:style>
    <style:style style:name="P49" style:family="paragraph" style:parent-style-name="_5f_Paragraphe_20_livret_20_réponse_20_élève">
      <style:paragraph-properties style:line-height-at-least="0.801cm" fo:text-align="center" style:justify-single-word="false"/>
      <style:text-properties officeooo:paragraph-rsid="00bf2d30"/>
    </style:style>
    <style:style style:name="P50" style:family="paragraph" style:parent-style-name="_5f_Paragraphe_20_livret_20_réponse_20_élève">
      <style:paragraph-properties style:line-height-at-least="0.801cm" fo:text-align="center" style:justify-single-word="false"/>
      <style:text-properties officeooo:paragraph-rsid="00c34b84"/>
    </style:style>
    <style:style style:name="P51" style:family="paragraph" style:parent-style-name="_5f_Paragraphe_20_livret_20_réponse_20_élève">
      <style:text-properties officeooo:paragraph-rsid="00bf2d30"/>
    </style:style>
    <style:style style:name="P52" style:family="paragraph" style:parent-style-name="_5f_Paragraphe_20_livret_20_réponse_20_élève" style:master-page-name="">
      <style:paragraph-properties fo:line-height="100%" fo:text-align="start" style:justify-single-word="false" style:page-number="auto"/>
      <style:text-properties officeooo:paragraph-rsid="00bf2d30"/>
    </style:style>
    <style:style style:name="P53" style:family="paragraph" style:parent-style-name="Standard">
      <style:paragraph-properties fo:margin-top="0cm" fo:margin-bottom="0.27cm" style:contextual-spacing="false"/>
      <style:text-properties officeooo:paragraph-rsid="00bf2d30"/>
    </style:style>
    <style:style style:name="P54" style:family="paragraph" style:parent-style-name="_5f_Paragraphe_20_livret_20_">
      <loext:graphic-properties draw:fill="none"/>
      <style:paragraph-properties fo:margin-left="0.651cm" fo:margin-right="0cm" fo:margin-top="0.101cm" fo:margin-bottom="0.101cm" style:contextual-spacing="false" fo:text-align="start" style:justify-single-word="false" fo:text-indent="0cm" style:auto-text-indent="false" fo:background-color="transparent" style:shadow="none">
        <style:tab-stops/>
      </style:paragraph-properties>
      <style:text-properties officeooo:paragraph-rsid="00bf2d30"/>
    </style:style>
    <style:style style:name="P55" style:family="paragraph" style:parent-style-name="_5f_Paragraphe_20_livret_20_" style:master-page-name="">
      <loext:graphic-properties draw:fill="none"/>
      <style:paragraph-properties fo:margin-left="0.651cm" fo:margin-right="0cm" fo:margin-top="0.101cm" fo:margin-bottom="0.101cm" style:contextual-spacing="false" fo:text-align="start" style:justify-single-word="false" fo:text-indent="0cm" style:auto-text-indent="false" style:page-number="auto" fo:break-before="column" fo:background-color="transparent" style:shadow="none">
        <style:tab-stops/>
      </style:paragraph-properties>
      <style:text-properties officeooo:paragraph-rsid="00bf2d30"/>
    </style:style>
    <style:style style:name="P56" style:family="paragraph" style:parent-style-name="_5f_Paragraphe_20_livret_20_" style:master-page-name="">
      <loext:graphic-properties draw:fill="none"/>
      <style:paragraph-properties fo:margin-left="0.651cm" fo:margin-right="0cm" fo:margin-top="0.101cm" fo:margin-bottom="0.101cm" style:contextual-spacing="false" fo:text-align="start" style:justify-single-word="false" fo:text-indent="0cm" style:auto-text-indent="false" style:page-number="auto" fo:background-color="transparent" style:shadow="none">
        <style:tab-stops/>
      </style:paragraph-properties>
      <style:text-properties officeooo:paragraph-rsid="00bf2d30"/>
    </style:style>
    <style:style style:name="P57" style:family="paragraph" style:parent-style-name="_5f_Paragraphe_20_livret_20_">
      <loext:graphic-properties draw:fill="none"/>
      <style:paragraph-properties fo:margin-left="0.651cm" fo:margin-right="0cm" fo:margin-top="0.101cm" fo:margin-bottom="0.101cm" style:contextual-spacing="false" fo:text-align="start" style:justify-single-word="false" fo:text-indent="0cm" style:auto-text-indent="false" fo:break-before="column" fo:background-color="transparent" style:shadow="none">
        <style:tab-stops/>
      </style:paragraph-properties>
      <style:text-properties officeooo:paragraph-rsid="00bf2d30"/>
    </style:style>
    <style:style style:name="P58" style:family="paragraph" style:parent-style-name="Exo_5f_Num">
      <style:text-properties officeooo:paragraph-rsid="00bf2d30"/>
    </style:style>
    <style:style style:name="P59" style:family="paragraph" style:parent-style-name="Exo_5f_Num">
      <style:paragraph-properties fo:margin-top="0.9cm" fo:margin-bottom="0.101cm" style:contextual-spacing="false"/>
    </style:style>
    <style:style style:name="P60" style:family="paragraph" style:parent-style-name="Exo_5f_Num">
      <style:paragraph-properties fo:margin-top="0.9cm" fo:margin-bottom="0.101cm" style:contextual-spacing="false"/>
      <style:text-properties officeooo:paragraph-rsid="00bf2d30"/>
    </style:style>
    <style:style style:name="P61" style:family="paragraph" style:parent-style-name="Exo_5f_Num" style:master-page-name="">
      <style:paragraph-properties fo:margin-top="0cm" fo:margin-bottom="0.101cm" style:contextual-spacing="false" style:page-number="auto" fo:break-before="auto" fo:break-after="auto"/>
      <style:text-properties officeooo:paragraph-rsid="00bf2d30"/>
    </style:style>
    <style:style style:name="P62" style:family="paragraph" style:parent-style-name="Exo_5f_Num">
      <style:paragraph-properties fo:margin-top="0.499cm" fo:margin-bottom="0.101cm" style:contextual-spacing="false"/>
      <style:text-properties officeooo:paragraph-rsid="00bf2d30"/>
    </style:style>
    <style:style style:name="P63" style:family="paragraph" style:parent-style-name="Exo_5f_Num">
      <style:paragraph-properties fo:margin-top="0.73cm" fo:margin-bottom="0.101cm" style:contextual-spacing="false"/>
      <style:text-properties officeooo:paragraph-rsid="00bf2d30"/>
    </style:style>
    <style:style style:name="P64" style:family="paragraph" style:parent-style-name="FILET_5f_POINTILLES" style:list-style-name="_5f_Numérotation_20_des_20_exercices_20_livrets"/>
    <style:style style:name="P65" style:family="paragraph" style:parent-style-name="FILET_5f_POINTILLES" style:list-style-name="liste_5f_abc">
      <style:paragraph-properties fo:margin-top="0.049cm" fo:margin-bottom="0cm" style:contextual-spacing="false" style:line-height-at-least="0.801cm">
        <style:tab-stops>
          <style:tab-stop style:position="9.2cm" style:type="right" style:leader-style="dotted" style:leader-text="."/>
        </style:tab-stops>
      </style:paragraph-properties>
      <style:text-properties fo:color="#b3b3b3" loext:opacity="100%" officeooo:paragraph-rsid="00bf2d30"/>
    </style:style>
    <style:style style:name="P66" style:family="paragraph" style:parent-style-name="Standard" style:list-style-name="_5f_Numérotation_20_des_20_exercices_20_livrets">
      <style:paragraph-properties fo:margin-top="0.199cm" fo:margin-bottom="0.199cm" style:contextual-spacing="false" fo:text-align="center" style:justify-single-word="false"/>
      <style:text-properties officeooo:paragraph-rsid="00bf2d30"/>
    </style:style>
    <style:style style:name="P67" style:family="paragraph" style:parent-style-name="_5f_Paragraphe_20_livret_20_" style:list-style-name="liste_5f_abc">
      <style:text-properties officeooo:paragraph-rsid="00bf2d30"/>
    </style:style>
    <style:style style:name="P68" style:family="paragraph" style:parent-style-name="_5f_Paragraphe_20_livret_20_" style:list-style-name="_5f_Numérotation_20_des_20_exercices_20_livrets">
      <style:paragraph-properties fo:text-align="start" style:justify-single-word="false"/>
      <style:text-properties officeooo:paragraph-rsid="00bf2d30"/>
    </style:style>
    <style:style style:name="P69" style:family="paragraph" style:parent-style-name="_5f_Paragraphe_20_livret_20_" style:list-style-name="_5f_Numérotation_20_des_20_exercices_20_livrets">
      <style:paragraph-properties fo:margin-left="0cm" fo:margin-right="0cm" fo:margin-top="0.199cm" fo:margin-bottom="0.4cm" style:contextual-spacing="false" fo:text-indent="0cm" style:auto-text-indent="false"/>
      <style:text-properties officeooo:paragraph-rsid="00bf2d30"/>
    </style:style>
    <style:style style:name="P70" style:family="paragraph" style:parent-style-name="_5f_Paragraphe_20_livret_20_" style:list-style-name="_5f_Numérotation_20_des_20_exercices_20_livrets">
      <style:paragraph-properties fo:margin-left="0cm" fo:margin-right="0cm" fo:margin-top="0cm" fo:margin-bottom="0.199cm" style:contextual-spacing="false" fo:text-indent="0cm" style:auto-text-indent="false"/>
      <style:text-properties officeooo:paragraph-rsid="00bf2d30"/>
    </style:style>
    <style:style style:name="P71" style:family="paragraph" style:parent-style-name="_5f_Paragraphe_20_livret_20_" style:list-style-name="_5f_Numérotation_20_des_20_exercices_20_livrets">
      <style:paragraph-properties fo:margin-left="0cm" fo:margin-right="0cm" fo:margin-top="0.199cm" fo:margin-bottom="0.199cm" style:contextual-spacing="false" fo:text-indent="0cm" style:auto-text-indent="false"/>
      <style:text-properties officeooo:paragraph-rsid="00bf2d30"/>
    </style:style>
    <style:style style:name="P72" style:family="paragraph" style:parent-style-name="_5f_Paragraphe_20_livret_20_" style:list-style-name="_5f_Numérotation_20_des_20_exercices_20_livrets">
      <style:paragraph-properties fo:margin-left="0cm" fo:margin-right="0cm" fo:text-align="center" style:justify-single-word="false" fo:text-indent="0cm" style:auto-text-indent="false"/>
      <style:text-properties officeooo:paragraph-rsid="00bf2d30"/>
    </style:style>
    <style:style style:name="P73" style:family="paragraph" style:parent-style-name="_5f_Paragraphe_20_livret_20_" style:list-style-name="_5f_Numérotation_20_des_20_exercices_20_livrets" style:master-page-name="">
      <loext:graphic-properties draw:fill="none"/>
      <style:paragraph-properties fo:margin-left="0cm" fo:margin-right="0cm" fo:margin-top="0.101cm" fo:margin-bottom="0.101cm" style:contextual-spacing="false" fo:text-align="justify" style:justify-single-word="false" fo:text-indent="0cm" style:auto-text-indent="false" style:page-number="auto" fo:background-color="transparent" style:shadow="none">
        <style:tab-stops/>
      </style:paragraph-properties>
      <style:text-properties officeooo:paragraph-rsid="00bf2d30"/>
    </style:style>
    <style:style style:name="P74" style:family="paragraph" style:parent-style-name="_5f_Paragraphe_20_livret_20_" style:list-style-name="_5f_Numérotation_20_des_20_exercices_20_livrets">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shadow="none">
        <style:tab-stops/>
      </style:paragraph-properties>
      <style:text-properties officeooo:paragraph-rsid="00bf2d30"/>
    </style:style>
    <style:style style:name="P75" style:family="paragraph" style:parent-style-name="_5f_Paragraphe_20_livret_20_" style:list-style-name="_5f_Numérotation_20_des_20_exercices_20_livrets" style:master-page-name="">
      <loext:graphic-properties draw:fill="none"/>
      <style:paragraph-properties fo:margin-left="0cm" fo:margin-right="0cm" fo:margin-top="0cm" fo:margin-bottom="0.101cm" style:contextual-spacing="false" fo:text-align="justify" style:justify-single-word="false" fo:text-indent="0cm" style:auto-text-indent="false" style:page-number="auto" fo:background-color="transparent" style:shadow="none">
        <style:tab-stops/>
      </style:paragraph-properties>
      <style:text-properties officeooo:paragraph-rsid="00bf2d30"/>
    </style:style>
    <style:style style:name="P76" style:family="paragraph" style:parent-style-name="_5f_Paragraphe_20_livret_20_" style:list-style-name="_5f_Numérotation_20_des_20_exercices_20_livrets">
      <style:paragraph-properties fo:margin-left="0cm" fo:margin-right="0cm" fo:margin-top="0.101cm" fo:margin-bottom="0.22cm" style:contextual-spacing="false" fo:text-indent="0cm" style:auto-text-indent="false"/>
      <style:text-properties officeooo:paragraph-rsid="00bf2d30"/>
    </style:style>
    <style:style style:name="P77" style:family="paragraph" style:parent-style-name="_5f_Paragraphe_20_livret_20_" style:list-style-name="_5f_Numérotation_20_des_20_exercices_20_livrets">
      <style:paragraph-properties fo:margin-top="0.199cm" fo:margin-bottom="0.4cm" style:contextual-spacing="false" fo:text-align="center" style:justify-single-word="false"/>
      <style:text-properties officeooo:paragraph-rsid="00bf2d30"/>
    </style:style>
    <style:style style:name="P78" style:family="paragraph" style:parent-style-name="_5f_Paragraphe_20_livret_20_" style:list-style-name="liste_5f_abc">
      <style:paragraph-properties fo:margin-top="0.199cm" fo:margin-bottom="0.101cm" style:contextual-spacing="false"/>
      <style:text-properties officeooo:paragraph-rsid="00bf2d30"/>
    </style:style>
    <style:style style:name="P79" style:family="paragraph" style:parent-style-name="_5f_Paragraphe_20_livret_20_" style:list-style-name="liste_5f_abc">
      <style:paragraph-properties fo:margin-top="0.3cm" fo:margin-bottom="0cm" style:contextual-spacing="false"/>
      <style:text-properties officeooo:paragraph-rsid="00bf2d30"/>
    </style:style>
    <style:style style:name="P80" style:family="paragraph" style:parent-style-name="_5f_Paragraphe_20_livret_20_" style:list-style-name="liste_5f_abc">
      <style:paragraph-properties fo:margin-top="0.3cm" fo:margin-bottom="0cm" style:contextual-spacing="false"/>
      <style:text-properties officeooo:paragraph-rsid="00c566db"/>
    </style:style>
    <style:style style:name="P81" style:family="paragraph" style:parent-style-name="_5f_Paragraphe_20_livret_20_" style:list-style-name="liste_5f_abc">
      <style:paragraph-properties fo:margin-top="0.3cm" fo:margin-bottom="0cm" style:contextual-spacing="false"/>
      <style:text-properties fo:letter-spacing="-0.007cm" officeooo:paragraph-rsid="00bf2d30"/>
    </style:style>
    <style:style style:name="P82" style:family="paragraph" style:parent-style-name="_5f_Paragraphe_20_livret_20_" style:list-style-name="liste_5f_abc">
      <style:paragraph-properties fo:margin-top="0.3cm" fo:margin-bottom="0.101cm" style:contextual-spacing="false"/>
      <style:text-properties officeooo:paragraph-rsid="00bf2d30"/>
    </style:style>
    <style:style style:name="P83" style:family="paragraph" style:parent-style-name="_5f_Paragraphe_20_livret_20_" style:list-style-name="L1" style:master-page-name="">
      <loext:graphic-properties draw:fill="none"/>
      <style:paragraph-properties fo:margin-left="0.3cm" fo:margin-right="0cm" fo:margin-top="0cm" fo:margin-bottom="0cm" style:contextual-spacing="false" fo:text-align="justify" style:justify-single-word="false" fo:text-indent="-0.3cm" style:auto-text-indent="false" style:page-number="auto" fo:background-color="transparent" style:shadow="none">
        <style:tab-stops>
          <style:tab-stop style:position="0.093cm"/>
        </style:tab-stops>
      </style:paragraph-properties>
      <style:text-properties officeooo:paragraph-rsid="00bf2d30"/>
    </style:style>
    <style:style style:name="P84" style:family="paragraph" style:parent-style-name="_5f_Paragraphe_20_livret_20_" style:list-style-name="L1">
      <loext:graphic-properties draw:fill="none"/>
      <style:paragraph-properties fo:margin-left="0.3cm" fo:margin-right="0cm" fo:margin-top="0cm" fo:margin-bottom="0cm" style:contextual-spacing="false" fo:text-align="justify" style:justify-single-word="false" fo:text-indent="-0.3cm" style:auto-text-indent="false" fo:background-color="transparent" style:shadow="none">
        <style:tab-stops>
          <style:tab-stop style:position="0.093cm"/>
        </style:tab-stops>
      </style:paragraph-properties>
      <style:text-properties officeooo:paragraph-rsid="00bf2d30"/>
    </style:style>
    <style:style style:name="P85" style:family="paragraph" style:parent-style-name="_5f_Paragraphe_20_livret_20_" style:list-style-name="L1">
      <loext:graphic-properties draw:fill="none"/>
      <style:paragraph-properties fo:margin-left="0.3cm" fo:margin-right="0cm" fo:margin-top="0cm" fo:margin-bottom="0cm" style:contextual-spacing="false" fo:text-align="start" style:justify-single-word="false" fo:text-indent="-0.3cm" style:auto-text-indent="false" fo:background-color="transparent" style:shadow="none">
        <style:tab-stops>
          <style:tab-stop style:position="0.093cm"/>
        </style:tab-stops>
      </style:paragraph-properties>
      <style:text-properties officeooo:paragraph-rsid="00bf2d30"/>
    </style:style>
    <style:style style:name="P86" style:family="paragraph" style:parent-style-name="_5f_Paragraphe_20_livret_20_" style:list-style-name="liste_5f_abc">
      <loext:graphic-properties draw:fill="none"/>
      <style:paragraph-properties fo:margin-top="0.199cm" fo:margin-bottom="0cm" style:contextual-spacing="false" fo:text-align="justify" style:justify-single-word="false" fo:background-color="transparent" style:shadow="none">
        <style:tab-stops/>
      </style:paragraph-properties>
      <style:text-properties fo:letter-spacing="-0.018cm" officeooo:paragraph-rsid="00bf2d30"/>
    </style:style>
    <style:style style:name="P87" style:family="paragraph" style:parent-style-name="_5f_Paragraphe_20_livret_20_" style:list-style-name="_5f_Numérotation_20_des_20_exercices_20_livrets">
      <style:paragraph-properties fo:margin-top="0.199cm" fo:margin-bottom="0cm" style:contextual-spacing="false" fo:text-align="start" style:justify-single-word="false"/>
      <style:text-properties officeooo:paragraph-rsid="00bf2d30"/>
    </style:style>
    <style:style style:name="P88" style:family="paragraph" style:parent-style-name="_5f_Paragraphe_20_livret_20_" style:list-style-name="_5f_Numérotation_20_des_20_exercices_20_livrets">
      <style:paragraph-properties fo:margin-top="0.4cm" fo:margin-bottom="0cm" style:contextual-spacing="false" fo:text-align="center" style:justify-single-word="false"/>
      <style:text-properties officeooo:paragraph-rsid="00bf2d30"/>
    </style:style>
    <style:style style:name="P89" style:family="paragraph" style:parent-style-name="_5f_Paragraphe_20_livret_20_" style:list-style-name="liste_5f_abc">
      <style:paragraph-properties fo:margin-top="0cm" fo:margin-bottom="0.101cm" style:contextual-spacing="false"/>
      <style:text-properties officeooo:paragraph-rsid="00bf2d30"/>
    </style:style>
    <style:style style:name="P90" style:family="paragraph" style:parent-style-name="_5f_Paragraphe_20_livret_20_" style:list-style-name="liste_5f_abc">
      <style:paragraph-properties fo:margin-top="0.131cm" fo:margin-bottom="0cm" style:contextual-spacing="false"/>
      <style:text-properties officeooo:paragraph-rsid="00bf2d30"/>
    </style:style>
    <style:style style:name="P91" style:family="paragraph" style:parent-style-name="_5f_Paragraphe_20_livret_20_" style:list-style-name="Num_5f_Exo">
      <style:paragraph-properties fo:margin-top="0.3cm" fo:margin-bottom="0.199cm" style:contextual-spacing="false"/>
      <style:text-properties officeooo:paragraph-rsid="00bf2d30"/>
    </style:style>
    <style:style style:name="P92" style:family="paragraph" style:parent-style-name="_5f_Paragraphe_20_livret_20_" style:list-style-name="liste_5f_abc">
      <style:paragraph-properties fo:margin-top="0.22cm" fo:margin-bottom="0.101cm" style:contextual-spacing="false"/>
      <style:text-properties officeooo:paragraph-rsid="00bf2d30"/>
    </style:style>
    <style:style style:name="P93" style:family="paragraph" style:parent-style-name="_5f_Paragraphe_20_livret_20_" style:list-style-name="liste_5f_abc">
      <style:paragraph-properties fo:margin-top="0.101cm" fo:margin-bottom="0cm" style:contextual-spacing="false"/>
      <style:text-properties officeooo:paragraph-rsid="00bf2d30"/>
    </style:style>
    <style:style style:name="P94" style:family="paragraph" style:parent-style-name="_5f_Paragraphe_20_livret_20_" style:list-style-name="liste_5f_abc">
      <style:paragraph-properties fo:margin-top="0cm" fo:margin-bottom="0cm" style:contextual-spacing="false"/>
      <style:text-properties officeooo:paragraph-rsid="00bf2d30"/>
    </style:style>
    <style:style style:name="P95" style:family="paragraph" style:parent-style-name="_5f_Paragraphe_20_livret_20_réponse_20_élève" style:list-style-name="_5f_Numérotation_20_des_20_exercices_20_livrets">
      <style:paragraph-properties style:line-height-at-least="0.499cm">
        <style:tab-stops>
          <style:tab-stop style:position="8.999cm" style:type="right"/>
        </style:tab-stops>
      </style:paragraph-properties>
      <style:text-properties officeooo:paragraph-rsid="00bf2d30"/>
    </style:style>
    <style:style style:name="P96" style:family="paragraph" style:parent-style-name="_5f_Paragraphe_20_livret_20_réponse_20_élève" style:list-style-name="liste_5f_abc">
      <style:text-properties officeooo:paragraph-rsid="00bf2d30"/>
    </style:style>
    <style:style style:name="P97" style:family="paragraph" style:parent-style-name="_5f_Paragraphe_20_livret_20_réponse_20_élève" style:list-style-name="liste_5f_abc">
      <style:paragraph-properties>
        <style:tab-stops>
          <style:tab-stop style:position="9.5cm" style:type="right" style:leader-style="dotted" style:leader-text="."/>
        </style:tab-stops>
      </style:paragraph-properties>
      <style:text-properties officeooo:paragraph-rsid="00bf2d30"/>
    </style:style>
    <style:style style:name="P98" style:family="paragraph" style:parent-style-name="_5f_Paragraphe_20_livret_20_réponse_20_élève" style:list-style-name="_5f_Numérotation_20_des_20_exercices_20_livrets">
      <style:paragraph-properties>
        <style:tab-stops>
          <style:tab-stop style:position="9.5cm" style:type="right" style:leader-style="dotted" style:leader-text="."/>
        </style:tab-stops>
      </style:paragraph-properties>
      <style:text-properties officeooo:paragraph-rsid="00bf2d30"/>
    </style:style>
    <style:style style:name="P99" style:family="paragraph" style:parent-style-name="_5f_Paragraphe_20_livret_20_réponse_20_élève" style:list-style-name="liste_5f_abc">
      <style:paragraph-properties fo:margin-top="0cm" fo:margin-bottom="0cm" style:contextual-spacing="false">
        <style:tab-stops>
          <style:tab-stop style:position="9.5cm" style:type="right" style:leader-style="dotted" style:leader-text="."/>
        </style:tab-stops>
      </style:paragraph-properties>
      <style:text-properties officeooo:rsid="003dc139" officeooo:paragraph-rsid="00bf2d30"/>
    </style:style>
    <style:style style:name="P100" style:family="paragraph" style:parent-style-name="_5f_Pied_20_de_20_page" style:list-style-name="">
      <style:paragraph-properties fo:text-align="end" style:justify-single-word="false"/>
    </style:style>
    <style:style style:name="P101" style:family="paragraph" style:parent-style-name="_5f_Pied_20_de_20_page">
      <style:paragraph-properties fo:text-align="end" style:justify-single-word="false"/>
    </style:style>
    <style:style style:name="P102" style:family="paragraph" style:parent-style-name="_5f_Pied_20_de_20_page" style:list-style-name=""/>
    <style:style style:name="P10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4" style:family="paragraph" style:parent-style-name="_5f_Titre_20_d_27_exercices_20_livret" style:list-style-name="Num_5f_Exo">
      <style:text-properties officeooo:paragraph-rsid="00bf2d30"/>
    </style:style>
    <style:style style:name="P105" style:family="paragraph" style:parent-style-name="_5f_Titre_20_d_27_exercices_20_livret" style:list-style-name="">
      <style:paragraph-properties fo:margin-top="0cm" fo:margin-bottom="0cm" style:contextual-spacing="false"/>
      <style:text-properties fo:font-style="normal" officeooo:paragraph-rsid="00bf2d30" style:font-style-asian="normal" style:font-style-complex="normal"/>
    </style:style>
    <style:style style:name="P106" style:family="paragraph" style:parent-style-name="_5f_Titre_20_d_27_exercices_20_livret" style:list-style-name="">
      <style:paragraph-properties fo:margin-top="0cm" fo:margin-bottom="0.379cm" style:contextual-spacing="false"/>
      <style:text-properties fo:font-style="normal" officeooo:paragraph-rsid="00bf2d30" style:font-style-asian="normal" style:font-style-complex="normal"/>
    </style:style>
    <style:style style:name="P107" style:family="paragraph" style:parent-style-name="_5f_Titre_20_d_27_exercices_20_livret_20_sans_20_titre" style:list-style-name="">
      <style:paragraph-properties fo:margin-top="0cm" fo:margin-bottom="0.199cm" style:contextual-spacing="false" style:shadow="none"/>
      <style:text-properties officeooo:paragraph-rsid="00bf2d30"/>
    </style:style>
    <style:style style:name="P108"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118" fo:break-before="auto" fo:break-after="auto" style:shadow="none"/>
      <style:text-properties style:font-name="Bitstream Vera Sans1" fo:font-size="10pt" fo:font-style="normal" fo:font-weight="bold" officeooo:paragraph-rsid="001fa8ee" style:font-size-asian="10pt" style:font-style-asian="normal" style:font-weight-asian="bold" style:font-size-complex="10pt" style:font-style-complex="normal" style:font-weight-complex="bold"/>
    </style:style>
    <style:style style:name="P109" style:family="paragraph" style:parent-style-name="_5f_Titre_20_d_27_exercices_20_livret_20_sans_20_titre" style:list-style-name="Num_5f_Exo">
      <style:paragraph-properties fo:margin-top="0.9cm" fo:margin-bottom="0.199cm" style:contextual-spacing="false"/>
      <style:text-properties officeooo:paragraph-rsid="00bf2d30"/>
    </style:style>
    <style:style style:name="P11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style>
    <style:style style:name="P1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15"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16" style:family="paragraph">
      <loext:graphic-properties draw:fill-color="#d3802b"/>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17"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18"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19"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20"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21" style:family="paragraph">
      <loext:graphic-properties draw:fill="solid" draw:fill-color="#ead6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a9ce7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f5bb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add9e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5" style:family="paragraph">
      <loext:graphic-properties draw:fill="hatch" draw:fill-color="#729fcf" draw:fill-hatch-name="quadrillag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3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34"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35"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3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7" style:family="paragraph">
      <style:paragraph-properties fo:text-align="center"/>
    </style:style>
    <style:style style:name="P13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140" style:family="paragraph">
      <loext:graphic-properties draw:fill="solid" draw:fill-color="#1ca2b8"/>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variant="normal" fo:text-transform="none" fo:color="#1ca2b8" loext:opacity="100%" style:font-name="Bitstream Vera Sans1" fo:font-size="16pt" fo:language="zxx" fo:country="none" fo:font-style="normal" fo:text-shadow="none" fo:font-weight="bold" officeooo:rsid="002e6cc3" style:font-size-asian="16pt" style:language-asian="zxx" style:country-asian="none" style:font-style-asian="normal" style:font-size-complex="16pt" style:font-style-complex="normal"/>
    </style:style>
    <style:style style:name="T6" style:family="text">
      <style:text-properties fo:font-variant="normal" fo:text-transform="none" fo:color="#1ca2b8" loext:opacity="100%" style:font-name="Bitstream Vera Sans1" fo:font-size="16pt" fo:language="zxx" fo:country="none" fo:font-style="normal" fo:text-shadow="none" fo:font-weight="bold" officeooo:rsid="00bb26f2" style:font-size-asian="16pt" style:language-asian="zxx" style:country-asian="none" style:font-style-asian="normal" style:font-size-complex="16pt" style:font-style-complex="normal"/>
    </style:style>
    <style:style style:name="T7" style:family="text">
      <style:text-properties fo:font-variant="normal" fo:text-transform="none" fo:color="#1ca2b8" loext:opacity="100%" style:font-name="Bitstream Vera Sans1" fo:font-size="16pt" fo:language="fr" fo:country="FR" fo:font-style="normal" fo:text-shadow="none" fo:font-weight="bold" officeooo:rsid="003cdcaa" style:font-size-asian="16pt" style:language-asian="zxx" style:country-asian="none" style:font-style-asian="normal" style:font-size-complex="16pt" style:font-style-complex="normal"/>
    </style:style>
    <style:style style:name="T8" style:family="text">
      <style:text-properties fo:font-variant="normal" fo:text-transform="none" fo:color="#1ca2b8" loext:opacity="100%" style:font-name="Bitstream Vera Sans1" fo:font-size="16pt" fo:language="fr" fo:country="FR" fo:font-style="normal" fo:text-shadow="none" fo:font-weight="bold" officeooo:rsid="00c0ef07" style:font-size-asian="16pt" style:language-asian="zxx" style:country-asian="none" style:font-style-asian="normal" style:font-size-complex="16pt" style:font-style-complex="normal"/>
    </style:style>
    <style:style style:name="T9" style:family="text">
      <style:text-properties fo:font-variant="normal" fo:text-transform="none" style:text-position="0% 100%" fo:letter-spacing="-0.004cm" style:text-underline-style="none" fo:font-weight="normal" officeooo:rsid="002414b2" style:font-name-asian="OpenSymbol1" style:font-weight-asian="normal" style:font-name-complex="OpenSymbol1" style:font-weight-complex="normal"/>
    </style:style>
    <style:style style:name="T10" style:family="text">
      <style:text-properties fo:font-variant="normal" fo:text-transform="none" style:text-position="0% 100%" fo:letter-spacing="-0.004cm" style:text-underline-style="none" fo:font-weight="normal" officeooo:rsid="002b5768" style:font-name-asian="OpenSymbol1" style:font-weight-asian="normal" style:font-name-complex="OpenSymbol1" style:font-weight-complex="normal"/>
    </style:style>
    <style:style style:name="T11" style:family="text">
      <style:text-properties fo:font-variant="normal" fo:text-transform="none" style:text-position="0% 100%" fo:letter-spacing="-0.004cm" style:text-underline-style="none" fo:font-weight="normal" officeooo:rsid="002b5768" style:font-name-asian="Bitstream Vera Sans2" style:font-weight-asian="normal" style:font-name-complex="Bitstream Vera Sans2" style:font-weight-complex="normal"/>
    </style:style>
    <style:style style:name="T12" style:family="text">
      <style:text-properties fo:language="zxx" fo:country="none" officeooo:rsid="002e6cc3" style:language-asian="zxx" style:country-asian="none"/>
    </style:style>
    <style:style style:name="T13" style:family="text">
      <style:text-properties officeooo:rsid="003db5af"/>
    </style:style>
    <style:style style:name="T14" style:family="text">
      <style:text-properties officeooo:rsid="002da2af"/>
    </style:style>
    <style:style style:name="T15" style:family="text">
      <style:text-properties fo:letter-spacing="normal"/>
    </style:style>
    <style:style style:name="T16" style:family="text">
      <style:text-properties fo:letter-spacing="normal" officeooo:rsid="00366700"/>
    </style:style>
    <style:style style:name="T17" style:family="text">
      <style:text-properties style:font-size-complex="10pt"/>
    </style:style>
    <style:style style:name="T18" style:family="text">
      <style:text-properties style:text-position="0% 100%" style:font-name-asian="OpenSymbol1" style:font-style-asian="normal" style:font-name-complex="OpenSymbol1" style:font-style-complex="normal"/>
    </style:style>
    <style:style style:name="T19" style:family="text">
      <style:text-properties fo:color="#000000" loext:opacity="100%"/>
    </style:style>
    <style:style style:name="T20" style:family="text">
      <style:text-properties fo:color="#000000" loext:opacity="100%" style:font-name="OpenSymbol3" style:font-name-asian="OpenSymbol3" style:font-name-complex="OpenSymbol3"/>
    </style:style>
    <style:style style:name="T21" style:family="text">
      <style:text-properties fo:color="#000000" loext:opacity="100%" style:font-name="OpenSymbol3" officeooo:rsid="00348e64" style:font-name-asian="OpenSymbol3" style:font-name-complex="OpenSymbol3"/>
    </style:style>
    <style:style style:name="T22" style:family="text">
      <style:text-properties fo:color="#000000" loext:opacity="100%" style:font-name="Bitstream Vera Sans2" fo:font-size="10pt" fo:font-style="normal" fo:font-weight="normal" officeooo:rsid="003ee8f7"/>
    </style:style>
    <style:style style:name="T23" style:family="text">
      <style:text-properties fo:color="#000000" loext:opacity="100%" style:font-name="Bitstream Vera Sans2" fo:font-size="10pt" fo:font-style="normal" fo:font-weight="normal" officeooo:rsid="002b5768"/>
    </style:style>
    <style:style style:name="T24" style:family="text">
      <style:text-properties fo:color="#000000" loext:opacity="100%" style:font-name="Bitstream Vera Sans2" fo:font-size="10pt" fo:font-style="normal" fo:font-weight="normal" officeooo:rsid="00c265aa"/>
    </style:style>
    <style:style style:name="T25" style:family="text">
      <style:text-properties fo:color="#000000" loext:opacity="100%" officeooo:rsid="00348e64"/>
    </style:style>
    <style:style style:name="T26" style:family="text">
      <style:text-properties fo:color="#000000" loext:opacity="100%" style:font-name="Times New Roman" fo:font-size="12pt" fo:font-style="italic" style:font-size-asian="12pt" style:font-style-asian="italic" style:font-size-complex="12pt" style:font-style-complex="italic"/>
    </style:style>
    <style:style style:name="T27" style:family="text">
      <style:text-properties fo:color="#000000" loext:opacity="100%" style:font-name="OpenSymbol2" fo:font-size="11pt" style:font-size-asian="11pt" style:font-size-complex="11pt"/>
    </style:style>
    <style:style style:name="T28" style:family="text">
      <style:text-properties fo:color="#000000" loext:opacity="100%" style:font-name="Bitstream Vera Sans1" fo:font-size="10pt" fo:font-style="normal" fo:font-weight="normal" officeooo:rsid="003a30dc" fo:background-color="transparent" loext:char-shading-value="0" style:font-size-asian="12pt" style:font-style-asian="italic" style:font-size-complex="12pt" style:font-style-complex="italic"/>
    </style:style>
    <style:style style:name="T29" style:family="text">
      <style:text-properties fo:color="#000000" loext:opacity="100%" style:font-name="Bitstream Vera Sans1" fo:font-size="10pt" fo:font-style="normal" fo:font-weight="normal" officeooo:rsid="00c312b7" fo:background-color="transparent" loext:char-shading-value="0" style:font-size-asian="12pt" style:font-style-asian="italic" style:font-size-complex="12pt" style:font-style-complex="italic"/>
    </style:style>
    <style:style style:name="T30" style:family="text">
      <style:text-properties officeooo:rsid="002b5768"/>
    </style:style>
    <style:style style:name="T31" style:family="text">
      <style:text-properties style:font-name-asian="Bitstream Vera Sans2" style:font-name-complex="Bitstream Vera Sans2"/>
    </style:style>
    <style:style style:name="T32" style:family="text">
      <style:text-properties officeooo:rsid="002b5768" style:font-name-asian="Bitstream Vera Sans2" style:font-name-complex="Bitstream Vera Sans2"/>
    </style:style>
    <style:style style:name="T33" style:family="text">
      <style:text-properties officeooo:rsid="00bf2d30"/>
    </style:style>
    <style:style style:name="T34" style:family="text">
      <style:text-properties officeooo:rsid="00348e64"/>
    </style:style>
    <style:style style:name="T35" style:family="text">
      <style:text-properties officeooo:rsid="0034ac09"/>
    </style:style>
    <style:style style:name="T36" style:family="text">
      <style:text-properties officeooo:rsid="0034ac09" style:font-name-asian="OpenSymbol3" style:font-name-complex="OpenSymbol3"/>
    </style:style>
    <style:style style:name="T37" style:family="text">
      <style:text-properties officeooo:rsid="003dc139" style:font-name-asian="OpenSymbol3" style:font-name-complex="OpenSymbol3"/>
    </style:style>
    <style:style style:name="T38" style:family="text">
      <style:text-properties officeooo:rsid="00348e64" style:font-name-asian="OpenSymbol3" style:font-name-complex="OpenSymbol3"/>
    </style:style>
    <style:style style:name="T39" style:family="text">
      <style:text-properties fo:font-weight="normal" style:font-weight-asian="normal" style:font-weight-complex="normal"/>
    </style:style>
    <style:style style:name="T40" style:family="text">
      <style:text-properties fo:font-weight="normal" officeooo:rsid="00366700" style:font-name-asian="Courier New" style:font-weight-asian="normal" style:font-name-complex="Courier New" style:font-weight-complex="normal"/>
    </style:style>
    <style:style style:name="T41" style:family="text">
      <style:text-properties fo:color="#b3b3b3" loext:opacity="100%"/>
    </style:style>
    <style:style style:name="T42" style:family="text">
      <style:text-properties fo:color="#b3b3b3" loext:opacity="100%" style:font-name="Bitstream Vera Sans2" style:font-name-asian="Bitstream Vera Sans2" style:font-name-complex="Bitstream Vera Sans2"/>
    </style:style>
    <style:style style:name="T43" style:family="text">
      <style:text-properties fo:font-style="normal" style:font-style-asian="normal" style:font-style-complex="normal"/>
    </style:style>
    <style:style style:name="T44" style:family="text">
      <style:text-properties fo:font-style="normal" officeooo:rsid="0034ac09" style:font-style-asian="normal" style:font-style-complex="normal"/>
    </style:style>
    <style:style style:name="T45" style:family="text">
      <style:text-properties fo:font-style="normal" officeooo:rsid="00403e86" style:font-style-asian="normal" style:font-style-complex="normal"/>
    </style:style>
    <style:style style:name="T46" style:family="text">
      <style:text-properties officeooo:rsid="00358bd6"/>
    </style:style>
    <style:style style:name="T47" style:family="text">
      <style:text-properties style:font-name="OpenSymbol3" style:font-name-asian="OpenSymbol3" style:font-name-complex="OpenSymbol3"/>
    </style:style>
    <style:style style:name="T48" style:family="text">
      <style:text-properties style:font-name="Bitstream Vera Sans1"/>
    </style:style>
    <style:style style:name="T49" style:family="text">
      <style:text-properties style:font-name="Bitstream Vera Sans1" style:font-name-asian="OpenSymbol3" style:font-name-complex="OpenSymbol3"/>
    </style:style>
    <style:style style:name="T50" style:family="text">
      <style:text-properties officeooo:rsid="00403e86"/>
    </style:style>
    <style:style style:name="T51" style:family="text">
      <style:text-properties style:font-name="Times New Roman" fo:font-size="12pt" fo:font-style="italic" style:font-size-asian="12pt" style:font-style-asian="italic" style:font-size-complex="12pt" style:font-style-complex="italic"/>
    </style:style>
    <style:style style:name="T52" style:family="text">
      <style:text-properties style:font-name="OpenSymbol2" fo:font-size="11pt" style:font-size-asian="11pt" style:font-size-complex="11pt"/>
    </style:style>
    <style:style style:name="T53" style:family="text">
      <style:text-properties officeooo:rsid="00385830"/>
    </style:style>
    <style:style style:name="T54" style:family="text">
      <style:text-properties officeooo:rsid="003a30dc"/>
    </style:style>
    <style:style style:name="T55" style:family="text">
      <style:text-properties fo:color="#d3802b" loext:opacity="100%" style:font-name="Bitstream Vera Sans" fo:font-size="10pt" fo:font-weight="bold" officeooo:rsid="00348e64" style:font-size-asian="10.5pt" style:font-weight-asian="bold" style:font-weight-complex="normal" loext:shadow="none"/>
    </style:style>
    <style:style style:name="T56" style:family="text">
      <style:text-properties fo:color="#d3802b" loext:opacity="100%" style:font-name="Bitstream Vera Sans" fo:font-size="10pt" fo:font-weight="bold" officeooo:rsid="00bf2d30" style:font-size-asian="10.5pt" style:font-weight-asian="bold" style:font-weight-complex="normal" loext:shadow="none"/>
    </style:style>
    <style:style style:name="T57" style:family="text">
      <style:text-properties fo:letter-spacing="-0.004cm" officeooo:rsid="003a30dc"/>
    </style:style>
    <style:style style:name="T58" style:family="text">
      <style:text-properties fo:letter-spacing="-0.004cm" officeooo:rsid="00c312b7"/>
    </style:style>
    <style:style style:name="T59" style:family="text">
      <style:text-properties fo:letter-spacing="-0.007cm"/>
    </style:style>
    <style:style style:name="T60" style:family="text">
      <style:text-properties fo:letter-spacing="-0.007cm" officeooo:rsid="00385830"/>
    </style:style>
    <style:style style:name="T61" style:family="text">
      <style:text-properties fo:color="#c9211e" loext:opacity="100%" style:font-name="Bitstream Vera Sans1" fo:font-size="10pt" fo:letter-spacing="-0.004cm" fo:font-style="normal" fo:font-weight="normal" officeooo:rsid="003a30dc" fo:background-color="transparent" loext:char-shading-value="0" style:font-size-asian="12pt" style:font-style-asian="italic" style:font-weight-asian="normal" style:font-size-complex="12pt" style:font-style-complex="italic" style:font-weight-complex="normal"/>
    </style:style>
    <style:style style:name="T62" style:family="text">
      <style:text-properties fo:color="#c9211e" loext:opacity="100%" style:font-name="Bitstream Vera Sans1" fo:font-size="10pt" fo:letter-spacing="-0.004cm" fo:font-style="normal" fo:font-weight="normal" officeooo:rsid="00c312b7" fo:background-color="transparent" loext:char-shading-value="0" style:font-size-asian="12pt" style:font-style-asian="italic" style:font-weight-asian="normal" style:font-size-complex="12pt" style:font-style-complex="italic" style:font-weight-complex="normal"/>
    </style:style>
    <style:style style:name="T63" style:family="text">
      <style:text-properties fo:color="#c9211e" loext:opacity="100%" style:font-name="Bitstream Vera Sans1" fo:font-size="10pt" fo:letter-spacing="-0.004cm" fo:font-style="normal" fo:font-weight="normal" officeooo:rsid="00c566db" fo:background-color="transparent" loext:char-shading-value="0" style:font-size-asian="12pt" style:font-style-asian="italic" style:font-weight-asian="normal" style:font-size-complex="12pt" style:font-style-complex="italic" style:font-weight-complex="normal"/>
    </style:style>
    <style:style style:name="T64" style:family="text">
      <style:text-properties fo:color="#c9211e" loext:opacity="100%" style:font-name="Bitstream Vera Sans1" fo:font-size="10pt" fo:letter-spacing="-0.004cm" fo:font-style="normal" fo:font-weight="normal" officeooo:rsid="00c5e26a" fo:background-color="transparent" loext:char-shading-value="0" style:font-size-asian="12pt" style:font-style-asian="italic" style:font-weight-asian="normal" style:font-size-complex="12pt" style:font-style-complex="italic" style:font-weight-complex="normal"/>
    </style:style>
    <style:style style:name="T65"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66" style:family="text">
      <style:text-properties fo:color="#ffffff" loext:opacity="100%" style:font-name="Bitstream Vera Sans1" fo:font-size="11pt" fo:font-weight="bold" style:font-size-asian="11pt" style:font-weight-asian="bold" style:font-size-complex="11pt" style:font-weight-complex="bold"/>
    </style:style>
    <style:style style:name="T67"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68"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9" style:family="text">
      <style:text-properties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70"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4" fo:column-gap="0.3cm">
          <style:column-sep style:width="0.021cm" style:color="#b2b2b2" style:height="100%" style:style="solid"/>
          <style:column style:rel-width="16383*" fo:start-indent="0cm" fo:end-indent="0.15cm"/>
          <style:column style:rel-width="16383*" fo:start-indent="0.15cm" fo:end-indent="0.15cm"/>
          <style:column style:rel-width="16383*" fo:start-indent="0.15cm" fo:end-indent="0.15cm"/>
          <style:column style:rel-width="16386*" fo:start-indent="0.15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3" fo:column-gap="0.3cm">
          <style:column-sep style:width="0.021cm" style:color="#b2b2b2"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Sect5" style:family="section">
      <style:section-properties text:dont-balance-text-columns="false" style:editable="false">
        <style:columns fo:column-count="3">
          <style:column-sep style:width="0.021cm" style:color="#b2b2b2" style:height="100%" style:style="solid"/>
          <style:column style:rel-width="1699*" fo:start-indent="0cm" fo:end-indent="0.15cm"/>
          <style:column style:rel-width="1787*" fo:start-indent="0.15cm" fo:end-indent="0.15cm"/>
          <style:column style:rel-width="1702*" fo:start-indent="0.15cm" fo:end-indent="0cm"/>
        </style:columns>
      </style:section-properties>
    </style:style>
    <style:style style:name="Sect6"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 style:family="graphic">
      <style:graphic-properties draw:stroke="solid" svg:stroke-width="0.03cm" svg:stroke-color="#000000" draw:marker-start="" draw:marker-start-width="0.31cm" draw:marker-start-center="false" draw:marker-end="Arrow_20_concave" draw:marker-end-width="0.25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4" style:family="graphic">
      <style:graphic-properties draw:stroke="solid" svg:stroke-width="0.019cm" svg:stroke-color="#808080" draw:marker-start="" draw:marker-start-width="0.21cm" draw:marker-start-center="false" draw:marker-end="" draw:marker-end-width="0.24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 style:family="graphic">
      <style:graphic-properties draw:stroke="solid" svg:stroke-width="0.03cm" svg:stroke-color="#000000" draw:marker-start="Arrow_20_concave" draw:marker-start-width="0.2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solid" svg:stroke-width="0.009cm" svg:stroke-color="#c0c0c0" draw:marker-start="" draw:marker-start-width="0.3cm" draw:marker-start-center="false" draw:marker-end="" draw:marker-end-width="0.3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9" style:family="graphic">
      <style:graphic-properties draw:stroke="solid" svg:stroke-width="0.018cm" svg:stroke-color="#808080"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0" style:family="graphic">
      <style:graphic-properties draw:stroke="solid" svg:stroke-width="0.019cm" svg:stroke-color="#666666" draw:marker-start="" draw:marker-start-width="0.191cm" draw:marker-start-center="false" draw:marker-end="" draw:marker-end-width="0.191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 style:family="graphic">
      <style:graphic-properties draw:stroke="solid" svg:stroke-width="0.019cm" svg:stroke-color="#666666" draw:marker-start="" draw:marker-start-width="0.24cm" draw:marker-start-center="false" draw:marker-end="" draw:marker-end-width="0.19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 style:family="graphic">
      <style:graphic-properties draw:stroke="solid" svg:stroke-width="0.03cm" svg:stroke-color="#000000" draw:marker-start="" draw:marker-start-width="0.191cm" draw:marker-start-center="false" draw:marker-end="Arrow_20_concave" draw:marker-end-width="0.25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3" style:family="graphic">
      <style:graphic-properties draw:stroke="solid" svg:stroke-width="0.019cm" svg:stroke-color="#666666" draw:marker-start="" draw:marker-start-width="0.199cm" draw:marker-start-center="false" draw:marker-end="" draw:marker-end-width="0.2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 style:family="graphic">
      <style:graphic-properties draw:stroke="solid" svg:stroke-width="0.03cm" svg:stroke-color="#000000" draw:marker-start="Arrow_20_concave" draw:marker-start-width="0.25cm" draw:marker-start-center="false" draw:marker-end="" draw:marker-end-width="0.191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 style:family="graphic">
      <style:graphic-properties draw:stroke="solid" svg:stroke-width="0.019cm" svg:stroke-color="#000000" draw:marker-start="" draw:marker-start-width="0.229cm" draw:marker-start-center="false" draw:marker-end="" draw:marker-end-width="0.229cm" draw:marker-end-center="false" draw:fill="solid" draw:fill-color="#808080" draw:textarea-horizontal-align="justify" draw:textarea-vertical-align="middle" draw:auto-grow-height="false" fo:min-height="0.028cm" fo:min-width="0cm" fo:padding-top="0.136cm" fo:padding-bottom="0.136cm" fo:padding-left="0.259cm" fo:padding-right="0.259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draw:fill-color="#d3802b" draw:textarea-horizontal-align="justify" draw:textarea-vertical-align="middle" draw:auto-grow-height="false" fo:min-height="0.57cm" fo:min-width="3.893cm" style:run-through="foreground"/>
      <style:paragraph-properties style:writing-mode="lr-tb"/>
    </style:style>
    <style:style style:name="gr19" style:family="graphic">
      <style:graphic-properties fo:margin-left="0.4cm" fo:margin-right="0cm" fo:margin-top="0cm" fo:margin-bottom="0.3cm"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draw:stroke-dash="Dashed_20__28_var_29__20_3521" svg:stroke-width="0.019cm" svg:stroke-color="#808080" draw:marker-start-width="0.303cm" draw:marker-start-center="false" draw:marker-end-width="0.303cm" draw:marker-end-center="false" draw:fill="none" draw:fill-color="#ffffff" draw:auto-grow-width="true" fo:min-height="0.415cm" fo:min-width="0.245cm" draw:shadow="hidden" draw:shadow-offset-x="0.3cm" draw:shadow-offset-y="0.3cm" draw:shadow-color="#808080" style:run-through="foreground"/>
      <style:paragraph-properties style:writing-mode="lr-tb"/>
    </style:style>
    <style:style style:name="gr21" style:family="graphic">
      <style:graphic-properties draw:stroke="none" draw:stroke-dash="Dashed_20__28_var_29__20_3522" svg:stroke-width="0.019cm" svg:stroke-color="#808080" draw:marker-start-width="0.303cm" draw:marker-start-center="false" draw:marker-end-width="0.303cm" draw:marker-end-center="false" draw:fill="none" draw:fill-color="#ffffff" draw:auto-grow-width="true" fo:min-height="0.415cm" fo:min-width="0.25cm" draw:shadow="hidden" draw:shadow-offset-x="0.3cm" draw:shadow-offset-y="0.3cm" draw:shadow-color="#808080" style:run-through="foreground"/>
      <style:paragraph-properties style:writing-mode="lr-tb"/>
    </style:style>
    <style:style style:name="gr22" style:family="graphic">
      <style:graphic-properties draw:stroke="none" draw:stroke-dash="Dashed_20__28_var_29__20_3523" svg:stroke-width="0.019cm" svg:stroke-color="#808080" draw:marker-start-width="0.303cm" draw:marker-start-center="false" draw:marker-end-width="0.303cm" draw:marker-end-center="false" draw:fill="none" draw:fill-color="#ffffff" draw:auto-grow-width="true" fo:min-height="0.415cm" fo:min-width="0.275cm" draw:shadow="hidden" draw:shadow-offset-x="0.3cm" draw:shadow-offset-y="0.3cm" draw:shadow-color="#808080" style:run-through="foreground"/>
      <style:paragraph-properties style:writing-mode="lr-tb"/>
    </style:style>
    <style:style style:name="gr23" style:family="graphic">
      <style:graphic-properties draw:stroke="none" draw:stroke-dash="Dashed_20__28_var_29__20_3524" svg:stroke-width="0.019cm" svg:stroke-color="#808080" draw:marker-start-width="0.303cm" draw:marker-start-center="false" draw:marker-end-width="0.303cm" draw:marker-end-center="false" draw:fill="none" draw:fill-color="#ffffff" draw:auto-grow-width="true" fo:min-height="0.415cm" fo:min-width="0.245cm" draw:shadow="hidden" draw:shadow-offset-x="0.3cm" draw:shadow-offset-y="0.3cm" draw:shadow-color="#808080" style:run-through="foreground"/>
      <style:paragraph-properties style:writing-mode="lr-tb"/>
    </style:style>
    <style:style style:name="gr24" style:family="graphic">
      <style:graphic-properties draw:stroke="solid" draw:stroke-dash="Dashed_20__28_var_29__20_3525"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draw:stroke-dash="Dashed_20__28_var_29__20_3526"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draw:stroke="solid" draw:stroke-dash="Dashed_20__28_var_29__20_3527"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3528"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solid" draw:stroke-dash="Dashed_20__28_var_29__20_3529"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solid" draw:stroke-dash="Dashed_20__28_var_29__20_3530"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3531"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3532"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3533"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3534"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Dashed_20__28_var_29__20_3535"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solid" draw:stroke-dash="Dashed_20__28_var_29__20_3536"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solid" draw:stroke-dash="Dashed_20__28_var_29__20_3537"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 style:family="graphic">
      <style:graphic-properties draw:stroke="solid" draw:stroke-dash="Dashed_20__28_var_29__20_3538"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 style:family="graphic">
      <style:graphic-properties draw:stroke="solid" draw:stroke-dash="Dashed_20__28_var_29__20_3539"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354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solid" draw:stroke-dash="Dashed_20__28_var_29__20_3541"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solid" draw:stroke-dash="Dashed_20__28_var_29__20_354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3543"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354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3545"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354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svg:stroke-width="0.03cm" svg:stroke-color="#000000" draw:marker-start-width="0.229cm" draw:marker-start-center="false" draw:marker-end-width="0.229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solid" svg:stroke-width="0cm" svg:stroke-color="#ffff99" draw:marker-start="" draw:marker-start-width="0.199cm" draw:marker-start-center="false" draw:marker-end="" draw:marker-end-width="0.199cm" draw:marker-end-center="false" draw:fill="solid" draw:fill-color="#ead680" draw:textarea-horizontal-align="justify" draw:textarea-vertical-align="middle" draw:auto-grow-height="false" fo:min-height="0.718cm" fo:min-width="3.99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solid" draw:fill-color="#a9ce7b" draw:textarea-horizontal-align="justify" draw:textarea-vertical-align="middle" draw:auto-grow-height="false" fo:min-height="0.718cm" fo:min-width="3.9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solid" draw:fill-color="#f5bbed" draw:textarea-horizontal-align="justify" draw:textarea-vertical-align="middle" draw:auto-grow-height="false" fo:min-height="0.771cm" fo:min-width="3.99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3465a4" draw:marker-start="" draw:marker-start-width="0.199cm" draw:marker-start-center="false" draw:marker-end="" draw:marker-end-width="0.199cm" draw:marker-end-center="false" draw:fill="solid" draw:fill-color="#add9e0" draw:textarea-horizontal-align="justify" draw:textarea-vertical-align="middle" draw:auto-grow-height="false" fo:min-height="0.771cm" fo:min-width="3.99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hatch" draw:fill-color="#729fcf" draw:fill-hatch-name="quadrillage" draw:textarea-horizontal-align="justify" draw:textarea-vertical-align="middle" draw:auto-grow-height="false" fo:min-height="1.739cm" fo:min-width="8.498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116" svg:stroke-width="0.03cm" svg:stroke-color="#000000" draw:marker-start="" draw:marker-start-width="0.21cm" draw:marker-start-center="false" draw:marker-end="Arrow_20_concave" draw:marker-end-width="0.21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55" style:family="graphic">
      <style:graphic-properties draw:stroke="solid" draw:stroke-dash="Dashed_20__28_var_29__20_1111" svg:stroke-width="0.03cm" svg:stroke-color="#000000" draw:marker-start="Arrow_20_concave" draw:marker-start-width="0.21cm" draw:marker-start-center="false" draw:marker-end="" draw:marker-end-width="0.21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56" style:family="graphic">
      <style:graphic-properties draw:stroke="solid" draw:stroke-dash="Dashed_20__28_var_29__20_1135" svg:stroke-width="0.041cm" svg:stroke-color="#000000" draw:marker-start="" draw:marker-start-width="0.169cm" draw:marker-start-center="false" draw:marker-end="" draw:marker-end-width="0.169cm" draw:marker-end-center="false" draw:fill="solid" draw:fill-color="#00b8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57" style:family="graphic">
      <style:graphic-properties draw:stroke="none" draw:stroke-dash="Dashed_20__28_var_29__20_1133" svg:stroke-width="0.019cm" svg:stroke-color="#000000" draw:marker-start="" draw:marker-start-width="0.288cm" draw:marker-start-center="false" draw:marker-end="" draw:marker-end-width="0.288cm" draw:marker-end-center="false" draw:fill="none" draw:fill-color="#ffffff" draw:textarea-horizontal-align="justify" draw:auto-grow-width="true" fo:min-height="0.413cm" fo:min-width="0.524cm" fo:padding-top="0.125cm" fo:padding-bottom="0.125cm" fo:padding-left="0.25cm" fo:padding-right="0.25cm" draw:shadow="hidden" draw:shadow-offset-x="0.3cm" draw:shadow-offset-y="0.3cm" draw:shadow-color="#808080" style:run-through="foreground"/>
      <style:paragraph-properties style:writing-mode="lr-tb"/>
    </style:style>
    <style:style style:name="gr58" style:family="graphic">
      <style:graphic-properties draw:stroke="none" draw:stroke-dash="Dashed_20__28_var_29__20_1132"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13cm" fo:min-width="0.282cm" fo:padding-top="0.125cm" fo:padding-bottom="0.125cm" fo:padding-left="0.25cm" fo:padding-right="0.25cm" draw:shadow="hidden" draw:shadow-offset-x="0.3cm" draw:shadow-offset-y="0.3cm" draw:shadow-color="#808080" style:run-through="foreground"/>
      <style:paragraph-properties style:writing-mode="lr-tb"/>
    </style:style>
    <style:style style:name="gr59" style:family="graphic">
      <style:graphic-properties draw:stroke="solid" draw:stroke-dash="Dashed_20__28_var_29__20_1136" svg:stroke-width="0.03cm" svg:stroke-color="#000000" draw:marker-start="" draw:marker-start-width="0.153cm" draw:marker-start-center="false" draw:marker-end="" draw:marker-end-width="0.153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60" style:family="graphic">
      <style:graphic-properties draw:stroke="none" draw:stroke-dash="Dashed_20__28_var_29__20_1134" svg:stroke-width="0.019cm" svg:stroke-color="#000000" draw:marker-start="" draw:marker-start-width="0.288cm" draw:marker-start-center="false" draw:marker-end="" draw:marker-end-width="0.288cm" draw:marker-end-center="false" draw:fill="none" draw:fill-color="#ffffff" draw:textarea-horizontal-align="justify" fo:min-height="0.824cm" fo:padding-top="0.125cm" fo:padding-bottom="0.125cm" fo:padding-left="0.25cm" fo:padding-right="0.25cm" draw:shadow="hidden" draw:shadow-offset-x="0.3cm" draw:shadow-offset-y="0.3cm" draw:shadow-color="#808080" style:run-through="foreground"/>
      <style:paragraph-properties style:writing-mode="lr-tb"/>
    </style:style>
    <style:style style:name="gr61" style:family="graphic">
      <style:graphic-properties draw:stroke="solid" svg:stroke-width="0cm" svg:stroke-color="#000000" draw:marker-start="" draw:marker-start-width="0.199cm" draw:marker-start-center="false" draw:marker-end="" draw:marker-end-width="0.199cm" draw:marker-end-center="false" draw:fill="hatch" draw:fill-color="#729fcf" draw:fill-hatch-name="quadrillage" draw:textarea-horizontal-align="justify" draw:textarea-vertical-align="middle" draw:auto-grow-height="false" fo:min-height="5.749cm" fo:min-width="8.498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028cm" svg:stroke-color="#1ca2b8" draw:marker-start="" draw:marker-start-width="0.242cm" draw:marker-start-center="false" draw:marker-end="" draw:marker-end-width="0.242cm" draw:marker-end-center="false" draw:fill="none" draw:fill-color="#729fcf" draw:textarea-horizontal-align="justify" draw:textarea-vertical-align="middle" draw:auto-grow-height="false" fo:min-height="2.72cm" fo:min-width="0.471cm" fo:padding-top="0.139cm" fo:padding-bottom="0.139cm" fo:padding-left="0.265cm" fo:padding-right="0.265cm" draw:shadow="hidden" draw:shadow-offset-x="0.199cm" draw:shadow-offset-y="0.199cm" draw:shadow-color="#808080" style:run-through="foreground"/>
    </style:style>
    <style:style style:name="gr63"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draw:auto-grow-height="false" fo:min-height="2.72cm" fo:min-width="0.471cm" fo:padding-top="0.139cm" fo:padding-bottom="0.139cm" fo:padding-left="0.265cm" fo:padding-right="0.265cm" draw:shadow="hidden" draw:shadow-offset-x="0.199cm" draw:shadow-offset-y="0.199cm" draw:shadow-color="#808080" style:run-through="foreground"/>
    </style:style>
    <style:style style:name="gr64" style:family="graphic">
      <style:graphic-properties draw:stroke="solid" svg:stroke-width="0.028cm" svg:stroke-color="#7fb241" draw:marker-start="" draw:marker-start-width="0.242cm" draw:marker-start-center="false" draw:marker-end="" draw:marker-end-width="0.242cm" draw:marker-end-center="false" draw:fill="none" draw:fill-color="#729fcf" draw:textarea-horizontal-align="justify" draw:textarea-vertical-align="middle" draw:auto-grow-height="false" fo:min-height="2.72cm" fo:min-width="0.471cm" fo:padding-top="0.139cm" fo:padding-bottom="0.139cm" fo:padding-left="0.265cm" fo:padding-right="0.265cm" draw:shadow="hidden" draw:shadow-offset-x="0.199cm" draw:shadow-offset-y="0.199cm" draw:shadow-color="#808080" style:run-through="foreground"/>
    </style:style>
    <style:style style:name="gr65" style:family="graphic">
      <style:graphic-properties draw:stroke="solid" svg:stroke-width="0.028cm" svg:stroke-color="#9d0f89" draw:marker-start="" draw:marker-start-width="0.242cm" draw:marker-start-center="false" draw:marker-end="" draw:marker-end-width="0.242cm" draw:marker-end-center="false" draw:fill="none" draw:fill-color="#729fcf" draw:textarea-horizontal-align="justify" draw:textarea-vertical-align="middle" draw:auto-grow-height="false" fo:min-height="2.72cm" fo:min-width="0.471cm" fo:padding-top="0.139cm" fo:padding-bottom="0.139cm" fo:padding-left="0.265cm" fo:padding-right="0.265cm" draw:shadow="hidden" draw:shadow-offset-x="0.199cm" draw:shadow-offset-y="0.199cm" draw:shadow-color="#808080" style:run-through="foreground"/>
    </style:style>
    <style:style style:name="gr66"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draw:auto-grow-height="false" fo:min-height="2.722cm" fo:min-width="0.471cm" fo:padding-top="0.139cm" fo:padding-bottom="0.139cm" fo:padding-left="0.265cm" fo:padding-right="0.265cm" draw:shadow="hidden" draw:shadow-offset-x="0.199cm" draw:shadow-offset-y="0.199cm" draw:shadow-color="#808080" style:run-through="foreground"/>
    </style:style>
    <style:style style:name="gr67"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8" style:family="graphic">
      <style:graphic-properties draw:stroke="none" draw:stroke-dash="Dashed_20__28_var_29__20_3606" svg:stroke-width="0.019cm" svg:stroke-color="#808080" draw:marker-start-width="0.303cm" draw:marker-start-center="false" draw:marker-end-width="0.303cm" draw:marker-end-center="false" draw:fill="none" draw:fill-color="#ffffff" draw:auto-grow-width="true" fo:min-height="0.466cm" fo:min-width="0.282cm" draw:shadow="hidden" draw:shadow-offset-x="0.3cm" draw:shadow-offset-y="0.3cm" draw:shadow-color="#808080" style:run-through="foreground"/>
      <style:paragraph-properties style:writing-mode="lr-tb"/>
    </style:style>
    <style:style style:name="gr69" style:family="graphic">
      <style:graphic-properties draw:stroke="solid" svg:stroke-width="0.019cm" svg:stroke-color="#80808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0" style:family="graphic">
      <style:graphic-properties draw:stroke="solid" draw:stroke-dash="Dashed_20__28_var_29__20_360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1" style:family="graphic">
      <style:graphic-properties draw:stroke="solid" draw:stroke-dash="Dashed_20__28_var_29__20_360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2" style:family="graphic">
      <style:graphic-properties draw:stroke="solid" draw:stroke-dash="Dashed_20__28_var_29__20_360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3" style:family="graphic">
      <style:graphic-properties draw:stroke="solid" draw:stroke-dash="Dashed_20__28_var_29__20_3610"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4" style:family="graphic">
      <style:graphic-properties draw:stroke="solid" draw:stroke-dash="Dashed_20__28_var_29__20_3611"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5" style:family="graphic">
      <style:graphic-properties draw:stroke="solid" draw:stroke-dash="Dashed_20__28_var_29__20_361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6" style:family="graphic">
      <style:graphic-properties draw:stroke="solid" draw:stroke-dash="Dashed_20__28_var_29__20_361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7" style:family="graphic">
      <style:graphic-properties draw:stroke="solid" draw:stroke-dash="Dashed_20__28_var_29__20_361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8" style:family="graphic">
      <style:graphic-properties draw:stroke="none" draw:stroke-dash="Dashed_20__28_var_29__20_3615" svg:stroke-width="0.019cm" svg:stroke-color="#808080" draw:marker-start-width="0.303cm" draw:marker-start-center="false" draw:marker-end-width="0.303cm" draw:marker-end-center="false" draw:fill="none" draw:fill-color="#ffffff" fo:min-height="0.466cm" draw:shadow="hidden" draw:shadow-offset-x="0.3cm" draw:shadow-offset-y="0.3cm" draw:shadow-color="#808080" style:run-through="foreground"/>
      <style:paragraph-properties style:writing-mode="lr-tb"/>
    </style:style>
    <style:style style:name="gr79" style:family="graphic">
      <style:graphic-properties draw:stroke="none" draw:stroke-dash="Dashed_20__28_var_29__20_3616" svg:stroke-width="0.019cm" svg:stroke-color="#808080" draw:marker-start-width="0.303cm" draw:marker-start-center="false" draw:marker-end-width="0.303cm" draw:marker-end-center="false" draw:fill="none" draw:fill-color="#ffffff" fo:min-height="0.466cm" draw:shadow="hidden" draw:shadow-offset-x="0.3cm" draw:shadow-offset-y="0.3cm" draw:shadow-color="#808080" style:run-through="foreground"/>
      <style:paragraph-properties style:writing-mode="lr-tb"/>
    </style:style>
    <style:style style:name="gr80" style:family="graphic">
      <style:graphic-properties draw:stroke="none" draw:stroke-dash="Dashed_20__28_var_29__20_3617" svg:stroke-width="0.019cm" svg:stroke-color="#808080" draw:marker-start-width="0.303cm" draw:marker-start-center="false" draw:marker-end-width="0.303cm" draw:marker-end-center="false" draw:fill="none" draw:fill-color="#ffffff" fo:min-height="0.466cm" draw:shadow="hidden" draw:shadow-offset-x="0.3cm" draw:shadow-offset-y="0.3cm" draw:shadow-color="#808080" style:run-through="foreground"/>
      <style:paragraph-properties style:writing-mode="lr-tb"/>
    </style:style>
    <style:style style:name="gr81" style:family="graphic">
      <style:graphic-properties draw:stroke="solid" svg:stroke-width="0.03cm" svg:stroke-color="#000000" draw:marker-start-width="0.259cm" draw:marker-start-center="false" draw:marker-end-width="0.259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2" style:family="graphic">
      <style:graphic-properties draw:stroke="solid" svg:stroke-width="0.041cm" svg:stroke-color="#000000" draw:marker-start-width="0.259cm" draw:marker-start-center="false" draw:marker-end-width="0.259cm" draw:marker-end-center="false" draw:fill="solid" draw:fill-color="#000000"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83" style:family="graphic">
      <style:graphic-properties draw:stroke="solid" svg:stroke-width="0.019cm" svg:stroke-color="#000000" draw:marker-start-width="0.3cm" draw:marker-start-center="false" draw:marker-end-width="0.3cm" draw:marker-end-center="false" draw:fill="solid" draw:fill-color="#ccccc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4" style:family="graphic">
      <style:graphic-properties draw:stroke="solid" svg:stroke-width="0.019cm" svg:stroke-color="#80808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3698"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solid" draw:stroke-dash="Dashed_20__28_var_29__20_3699"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7" style:family="graphic">
      <style:graphic-properties draw:stroke="solid" draw:stroke-dash="Dashed_20__28_var_29__20_3700"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3701"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none" draw:stroke-dash="Dashed_20__28_var_29__20_3702"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01cm" fo:min-width="0.29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0" style:family="graphic">
      <style:graphic-properties draw:stroke="none" draw:stroke-dash="Dashed_20__28_var_29__20_3703"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1" style:family="graphic">
      <style:graphic-properties draw:stroke="none" draw:stroke-dash="Dashed_20__28_var_29__20_3704" svg:stroke-width="0.019cm" svg:stroke-color="#000000" draw:marker-start-width="0.228cm" draw:marker-start-center="false"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01cm" fo:min-width="0.63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2" style:family="graphic">
      <style:graphic-properties draw:stroke="none" draw:stroke-dash="Dashed_20__28_var_29__20_3705" svg:stroke-width="0.019cm" svg:stroke-color="#000000" draw:marker-start-width="0.228cm" draw:marker-start-center="false"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99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solid" draw:stroke-dash="Dashed_20__28_var_29__20_3706"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3707"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3708"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3709"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3710"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solid" draw:stroke-dash="Dashed_20__28_var_29__20_3711"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solid" draw:stroke-dash="Dashed_20__28_var_29__20_3712"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3713"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3714"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3715"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none" draw:stroke-dash="Dashed_20__28_var_29__20_3716" svg:stroke-width="0.019cm" svg:stroke-color="#80808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99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4" style:family="graphic">
      <style:graphic-properties draw:stroke="solid" draw:stroke-dash="Dashed_20__28_var_29__20_3717"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5" style:family="graphic">
      <style:graphic-properties draw:stroke="solid" draw:stroke-dash="Dashed_20__28_var_29__20_3718"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6" style:family="graphic">
      <style:graphic-properties draw:stroke="solid" svg:stroke-width="0.03cm" svg:stroke-color="#000000" draw:marker-start-width="0.258cm" draw:marker-start-center="false"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7" style:family="graphic">
      <style:graphic-properties draw:stroke="solid" svg:stroke-width="0.03cm" svg:stroke-color="#000000" draw:marker-start-width="0.263cm" draw:marker-start-center="false" draw:marker-end="Arrow_20_concave" draw:marker-end-width="0.25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8" style:family="graphic">
      <style:graphic-properties draw:stroke="solid" svg:stroke-width="0.03cm" svg:stroke-color="#000000" draw:marker-start="Arrow_20_concave" draw:marker-start-width="0.25cm" draw:marker-start-center="false"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9" style:family="graphic">
      <style:graphic-properties style:run-through="foreground" style:wrap="none" style:vertical-pos="from-top" style:horizontal-pos="from-left" style:horizontal-rel="paragraph" draw:wrap-influence-on-position="once-concurrent" loext:allow-overlap="true" style:flow-with-text="false"/>
    </style:style>
    <style:style style:name="gr110" style:family="graphic">
      <style:graphic-properties draw:stroke="solid" draw:stroke-dash="Dashed_20__28_var_29__20_1054"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1" style:family="graphic">
      <style:graphic-properties draw:stroke="solid" draw:stroke-dash="Dashed_20__28_var_29__20_1055"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2" style:family="graphic">
      <style:graphic-properties draw:stroke="solid" draw:stroke-dash="Dashed_20__28_var_29__20_1056"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3" style:family="graphic">
      <style:graphic-properties draw:stroke="solid" draw:stroke-dash="Dashed_20__28_var_29__20_105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4" style:family="graphic">
      <style:graphic-properties draw:stroke="solid" draw:stroke-dash="Dashed_20__28_var_29__20_105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5" style:family="graphic">
      <style:graphic-properties draw:stroke="solid" draw:stroke-dash="Dashed_20__28_var_29__20_106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6" style:family="graphic">
      <style:graphic-properties draw:stroke="solid" draw:stroke-dash="Dashed_20__28_var_29__20_1061"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7" style:family="graphic">
      <style:graphic-properties draw:stroke="solid" draw:stroke-dash="Dashed_20__28_var_29__20_1063"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8" style:family="graphic">
      <style:graphic-properties draw:stroke="solid" draw:stroke-dash="Dashed_20__28_var_29__20_1064"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9" style:family="graphic">
      <style:graphic-properties draw:stroke="solid" draw:stroke-dash="Dashed_20__28_var_29__20_1065"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0" style:family="graphic">
      <style:graphic-properties draw:stroke="solid" draw:stroke-dash="Dashed_20__28_var_29__20_1066"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1" style:family="graphic">
      <style:graphic-properties draw:stroke="solid" draw:stroke-dash="Dashed_20__28_var_29__20_106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2" style:family="graphic">
      <style:graphic-properties draw:stroke="solid" draw:stroke-dash="Dashed_20__28_var_29__20_106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3" style:family="graphic">
      <style:graphic-properties draw:stroke="solid" draw:stroke-dash="Dashed_20__28_var_29__20_106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4" style:family="graphic">
      <style:graphic-properties draw:stroke="solid" draw:stroke-dash="Dashed_20__28_var_29__20_107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5" style:family="graphic">
      <style:graphic-properties draw:stroke="solid" draw:stroke-dash="Dashed_20__28_var_29__20_1071"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6" style:family="graphic">
      <style:graphic-properties draw:stroke="solid" draw:stroke-dash="Dashed_20__28_var_29__20_1072"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7" style:family="graphic">
      <style:graphic-properties draw:stroke="solid" draw:stroke-dash="Dashed_20__28_var_29__20_1073"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8" style:family="graphic">
      <style:graphic-properties draw:stroke="solid" draw:stroke-dash="Dashed_20__28_var_29__20_1074"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9" style:family="graphic">
      <style:graphic-properties draw:stroke="solid" draw:stroke-dash="Dashed_20__28_var_29__20_1075"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0" style:family="graphic">
      <style:graphic-properties draw:stroke="solid" draw:stroke-dash="Dashed_20__28_var_29__20_1076"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1" style:family="graphic">
      <style:graphic-properties draw:stroke="solid" draw:stroke-dash="Dashed_20__28_var_29__20_107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2" style:family="graphic">
      <style:graphic-properties draw:stroke="none" draw:stroke-dash="Dashed_20__28_var_29__20_1078"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13cm" fo:min-width="0.282cm" fo:padding-top="0.125cm" fo:padding-bottom="0.125cm" fo:padding-left="0.25cm" fo:padding-right="0.25cm" draw:shadow="hidden" draw:shadow-offset-x="0.3cm" draw:shadow-offset-y="0.3cm" draw:shadow-color="#808080" style:run-through="foreground"/>
      <style:paragraph-properties style:writing-mode="lr-tb"/>
    </style:style>
    <style:style style:name="gr133" style:family="graphic">
      <style:graphic-properties draw:stroke="none" draw:stroke-dash="Dashed_20__28_var_29__20_1079" svg:stroke-width="0.019cm" svg:stroke-color="#000000" draw:marker-start="" draw:marker-start-width="0.288cm" draw:marker-start-center="false" draw:marker-end="" draw:marker-end-width="0.288cm" draw:marker-end-center="false" draw:fill="none" draw:fill-color="#ffffff" draw:textarea-horizontal-align="justify" draw:auto-grow-width="true" fo:min-height="0.413cm" fo:min-width="0.524cm" fo:padding-top="0.125cm" fo:padding-bottom="0.125cm" fo:padding-left="0.25cm" fo:padding-right="0.25cm" draw:shadow="hidden" draw:shadow-offset-x="0.3cm" draw:shadow-offset-y="0.3cm" draw:shadow-color="#808080" style:run-through="foreground"/>
      <style:paragraph-properties style:writing-mode="lr-tb"/>
    </style:style>
    <style:style style:name="gr134" style:family="graphic">
      <style:graphic-properties draw:stroke="none" draw:stroke-dash="Dashed_20__28_var_29__20_1080" svg:stroke-width="0.019cm" svg:stroke-color="#000000" draw:marker-start="" draw:marker-start-width="0.288cm" draw:marker-start-center="false" draw:marker-end="" draw:marker-end-width="0.288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35" style:family="graphic">
      <style:graphic-properties draw:stroke="solid" draw:stroke-dash="Dashed_20__28_var_29__20_1081"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6" style:family="graphic">
      <style:graphic-properties draw:stroke="solid" draw:stroke-dash="Dashed_20__28_var_29__20_1082"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7" style:family="graphic">
      <style:graphic-properties draw:stroke="solid" draw:stroke-dash="Dashed_20__28_var_29__20_1083"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8" style:family="graphic">
      <style:graphic-properties draw:stroke="solid" draw:stroke-dash="Dashed_20__28_var_29__20_1084"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9" style:family="graphic">
      <style:graphic-properties draw:stroke="solid" draw:stroke-dash="Dashed_20__28_var_29__20_1085"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0" style:family="graphic">
      <style:graphic-properties draw:stroke="solid" draw:stroke-dash="Dashed_20__28_var_29__20_1086"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1" style:family="graphic">
      <style:graphic-properties draw:stroke="solid" draw:stroke-dash="Dashed_20__28_var_29__20_1087"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2" style:family="graphic">
      <style:graphic-properties draw:stroke="solid" draw:stroke-dash="Dashed_20__28_var_29__20_1088"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3" style:family="graphic">
      <style:graphic-properties draw:stroke="none" draw:stroke-dash="Dashed_20__28_var_29__20_1089"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13cm" fo:min-width="0.275cm" fo:padding-top="0.125cm" fo:padding-bottom="0.125cm" fo:padding-left="0.25cm" fo:padding-right="0.25cm" draw:shadow="hidden" draw:shadow-offset-x="0.3cm" draw:shadow-offset-y="0.3cm" draw:shadow-color="#808080" style:run-through="foreground"/>
      <style:paragraph-properties style:writing-mode="lr-tb"/>
    </style:style>
    <style:style style:name="gr144" style:family="graphic">
      <style:graphic-properties draw:stroke="none" draw:stroke-dash="Dashed_20__28_var_29__20_1090" svg:stroke-width="0.019cm" svg:stroke-color="#000000" draw:marker-start="" draw:marker-start-width="0.303cm" draw:marker-start-center="false" draw:marker-end="" draw:marker-end-width="0.3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45" style:family="graphic">
      <style:graphic-properties draw:stroke="none" draw:stroke-dash="Dashed_20__28_var_29__20_1091" svg:stroke-width="0.019cm" svg:stroke-color="#000000" draw:marker-start="" draw:marker-start-width="0.303cm" draw:marker-start-center="false" draw:marker-end="" draw:marker-end-width="0.3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46" style:family="graphic">
      <style:graphic-properties draw:stroke="none" draw:stroke-dash="Dashed_20__28_var_29__20_1092" svg:stroke-width="0.019cm" svg:stroke-color="#808080" draw:marker-start="" draw:marker-start-width="0.303cm" draw:marker-start-center="false" draw:marker-end="" draw:marker-end-width="0.3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47" style:family="graphic">
      <style:graphic-properties draw:stroke="solid" draw:stroke-dash="Dashed_20__28_var_29__20_1093"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8" style:family="graphic">
      <style:graphic-properties draw:stroke="solid" draw:stroke-dash="Dashed_20__28_var_29__20_1094"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9" style:family="graphic">
      <style:graphic-properties draw:stroke="none" draw:stroke-dash="Dashed_20__28_var_29__20_1095"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13cm" fo:min-width="0.245cm" fo:padding-top="0.125cm" fo:padding-bottom="0.125cm" fo:padding-left="0.25cm" fo:padding-right="0.25cm" draw:shadow="hidden" draw:shadow-offset-x="0.3cm" draw:shadow-offset-y="0.3cm" draw:shadow-color="#808080" style:run-through="foreground"/>
      <style:paragraph-properties style:writing-mode="lr-tb"/>
    </style:style>
    <style:style style:name="gr150" style:family="graphic">
      <style:graphic-properties draw:stroke="solid" draw:stroke-dash="Dashed_20__28_var_29__20_1096"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1" style:family="graphic">
      <style:graphic-properties draw:stroke="solid" draw:stroke-dash="Dashed_20__28_var_29__20_1097"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2" style:family="graphic">
      <style:graphic-properties draw:stroke="none" draw:stroke-dash="Dashed_20__28_var_29__20_1098"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13cm" fo:min-width="0.206cm" fo:padding-top="0.125cm" fo:padding-bottom="0.125cm" fo:padding-left="0.25cm" fo:padding-right="0.25cm" draw:shadow="hidden" draw:shadow-offset-x="0.3cm" draw:shadow-offset-y="0.3cm" draw:shadow-color="#808080" style:run-through="foreground"/>
      <style:paragraph-properties style:writing-mode="lr-tb"/>
    </style:style>
    <style:style style:name="gr153" style:family="graphic">
      <style:graphic-properties draw:stroke="solid" draw:stroke-dash="Dashed_20__28_var_29__20_1099"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4" style:family="graphic">
      <style:graphic-properties draw:stroke="solid" draw:stroke-dash="Dashed_20__28_var_29__20_1100"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5" style:family="graphic">
      <style:graphic-properties draw:stroke="none" draw:stroke-dash="Dashed_20__28_var_29__20_1101" svg:stroke-width="0.019cm" svg:stroke-color="#000000" draw:marker-start="" draw:marker-start-width="0.303cm" draw:marker-start-center="false" draw:marker-end="" draw:marker-end-width="0.3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56" style:family="graphic">
      <style:graphic-properties draw:stroke="solid" draw:stroke-dash="Dashed_20__28_var_29__20_1102"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7" style:family="graphic">
      <style:graphic-properties draw:stroke="solid" draw:stroke-dash="Dashed_20__28_var_29__20_1103"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8" style:family="graphic">
      <style:graphic-properties draw:stroke="none" draw:stroke-dash="Dashed_20__28_var_29__20_1104"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13cm" fo:min-width="0.268cm" fo:padding-top="0.125cm" fo:padding-bottom="0.125cm" fo:padding-left="0.25cm" fo:padding-right="0.25cm" draw:shadow="hidden" draw:shadow-offset-x="0.3cm" draw:shadow-offset-y="0.3cm" draw:shadow-color="#808080" style:run-through="foreground"/>
      <style:paragraph-properties style:writing-mode="lr-tb"/>
    </style:style>
    <style:style style:name="gr159" style:family="graphic">
      <style:graphic-properties draw:stroke="solid" draw:stroke-dash="Dashed_20__28_var_29__20_1105" svg:stroke-width="0.03cm" svg:stroke-color="#000000" draw:marker-start="" draw:marker-start-width="0.198cm" draw:marker-start-center="false" draw:marker-end="" draw:marker-end-width="0.19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60" style:family="graphic">
      <style:graphic-properties draw:stroke="solid" draw:stroke-dash="Dashed_20__28_var_29__20_1106" svg:stroke-width="0.03cm" svg:stroke-color="#000000" draw:marker-start="" draw:marker-start-width="0.198cm" draw:marker-start-center="false" draw:marker-end="" draw:marker-end-width="0.19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61" style:family="graphic">
      <style:graphic-properties draw:stroke="solid" draw:stroke-dash="Dashed_20__28_var_29__20_110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2" style:family="graphic">
      <style:graphic-properties draw:stroke="solid" draw:stroke-dash="Dashed_20__28_var_29__20_1057" svg:stroke-width="0.03cm" svg:stroke-color="#000000" draw:marker-start="Arrow_20_concave" draw:marker-start-width="0.25cm" draw:marker-start-center="false" draw:marker-end="" draw:marker-end-width="0.25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63" style:family="graphic">
      <style:graphic-properties draw:stroke="solid" draw:stroke-dash="Dashed_20__28_var_29__20_1062" svg:stroke-width="0.03cm" svg:stroke-color="#000000" draw:marker-start="" draw:marker-start-width="0.258cm" draw:marker-start-center="false" draw:marker-end="Arrow_20_concave" draw:marker-end-width="0.25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64" style:family="graphic">
      <style:graphic-properties draw:stroke="solid" svg:stroke-width="0.03cm" svg:stroke-color="#000000" draw:marker-start-width="0.24cm" draw:marker-start-center="false" draw:marker-end="Arrow_20_concave" draw:marker-end-width="0.25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5" style:family="graphic">
      <style:graphic-properties draw:stroke="none" draw:stroke-dash="Dashed_20__28_var_29__20_3692"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512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6" style:family="graphic">
      <style:graphic-properties draw:stroke="none" draw:stroke-dash="Dashed_20__28_var_29__20_3693" svg:stroke-width="0.019cm" svg:stroke-color="#000000" draw:marker-start-width="0.228cm" draw:marker-start-center="false"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12cm" fo:min-width="0.65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7" style:family="graphic">
      <style:graphic-properties draw:stroke="none" draw:stroke-dash="Dashed_20__28_var_29__20_3694" svg:stroke-width="0.019cm" svg:stroke-color="#000000" draw:marker-start-width="0.228cm" draw:marker-start-center="false"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48cm" fo:min-width="0.56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8" style:family="graphic">
      <style:graphic-properties draw:stroke="solid" draw:stroke-dash="Dashed_20__28_var_29__20_3695"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9" style:family="graphic">
      <style:graphic-properties draw:stroke="solid" draw:stroke-dash="Dashed_20__28_var_29__20_3696" svg:stroke-width="0.019cm" svg:stroke-color="#000000" draw:marker-start-width="0.231cm" draw:marker-start-center="false"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0" style:family="graphic">
      <style:graphic-properties draw:stroke="none" draw:stroke-dash="Dashed_20__28_var_29__20_3697"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1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1" style:family="graphic">
      <style:graphic-properties draw:stroke="solid" svg:stroke-width="0.03cm" svg:stroke-color="#000000" draw:marker-start="Arrow_20_concave" draw:marker-start-width="0.24cm" draw:marker-start-center="false" draw:marker-end-width="0.24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2"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73" style:family="graphic">
      <style:graphic-properties draw:stroke="solid" svg:stroke-width="0.009cm" svg:stroke-color="#c0c0c0" draw:marker-start-width="0.3cm" draw:marker-start-center="false" draw:marker-end-width="0.3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74" style:family="graphic">
      <style:graphic-properties draw:stroke="solid" svg:stroke-width="0.018cm" svg:stroke-color="#808080" draw:marker-start-width="0.3cm" draw:marker-start-center="false"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75" style:family="graphic">
      <style:graphic-properties draw:stroke="solid" svg:stroke-width="0.019cm" svg:stroke-color="#666666" draw:marker-start-width="0.191cm" draw:marker-start-center="false" draw:marker-end-width="0.191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6" style:family="graphic">
      <style:graphic-properties draw:stroke="solid" svg:stroke-width="0.03cm" svg:stroke-color="#000000" draw:marker-start-width="0.206cm" draw:marker-start-center="false" draw:marker-end="Arrow_20_concave" draw:marker-end-width="0.2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77" style:family="graphic">
      <style:graphic-properties draw:stroke="solid" svg:stroke-width="0.03cm" svg:stroke-color="#000000" draw:marker-start="Arrow_20_concave" draw:marker-start-width="0.25cm" draw:marker-start-center="false" draw:marker-end-width="0.206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78"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9"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5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0"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38cm" fo:min-width="0.5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1" style:family="graphic">
      <style:graphic-properties draw:stroke="solid" svg:stroke-width="0.03cm" svg:stroke-color="#000000" draw:marker-start-width="0.245cm" draw:marker-start-center="false" draw:marker-end-width="0.245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6cm" fo:padding-bottom="0.016cm" fo:padding-left="0.016cm" fo:padding-right="0.01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2" style:family="graphic">
      <style:graphic-properties draw:stroke="solid" draw:stroke-dash="Dashed_20__28_var_29__20_371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3" style:family="graphic">
      <style:graphic-properties draw:stroke="solid" draw:stroke-dash="Dashed_20__28_var_29__20_372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4"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5" style:family="graphic">
      <style:graphic-properties draw:stroke="solid" draw:stroke-dash="Dashed_20__28_var_29__20_3721"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6" style:family="graphic">
      <style:graphic-properties draw:stroke="solid" draw:stroke-dash="Dashed_20__28_var_29__20_3722"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7"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6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8" style:family="graphic">
      <style:graphic-properties draw:stroke="solid" draw:stroke-dash="Dashed_20__28_var_29__20_3723"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9" style:family="graphic">
      <style:graphic-properties draw:stroke="solid" draw:stroke-dash="Dashed_20__28_var_29__20_3724"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0"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1" style:family="graphic">
      <style:graphic-properties draw:stroke="solid" draw:stroke-dash="Dashed_20__28_var_29__20_3725"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2" style:family="graphic">
      <style:graphic-properties draw:stroke="solid" draw:stroke-dash="Dashed_20__28_var_29__20_3726"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3"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4" style:family="graphic">
      <style:graphic-properties draw:stroke="solid" draw:stroke-dash="Dashed_20__28_var_29__20_3727"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5" style:family="graphic">
      <style:graphic-properties draw:stroke="solid" draw:stroke-dash="Dashed_20__28_var_29__20_3728"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6"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6cm" fo:min-width="0.2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7" style:family="graphic">
      <style:graphic-properties draw:stroke="solid" draw:stroke-dash="Dashed_20__28_var_29__20_372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8" style:family="graphic">
      <style:graphic-properties draw:stroke="solid" draw:stroke-dash="Dashed_20__28_var_29__20_373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9"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1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0" style:family="graphic">
      <style:graphic-properties draw:stroke="solid" draw:stroke-dash="Dashed_20__28_var_29__20_3731"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1" style:family="graphic">
      <style:graphic-properties draw:stroke="solid" draw:stroke-dash="Dashed_20__28_var_29__20_3732"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2" style:family="graphic">
      <style:graphic-properties draw:stroke="solid" draw:stroke-dash="Dashed_20__28_var_29__20_3733"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3" style:family="graphic">
      <style:graphic-properties draw:stroke="solid" draw:stroke-dash="Dashed_20__28_var_29__20_3734"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4"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4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5" style:family="graphic">
      <style:graphic-properties draw:stroke="solid" draw:stroke-dash="Dashed_20__28_var_29__20_1108"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6" style:family="graphic">
      <style:graphic-properties draw:stroke="solid" draw:stroke-dash="Dashed_20__28_var_29__20_1109"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7" style:family="graphic">
      <style:graphic-properties draw:stroke="solid" draw:stroke-dash="Dashed_20__28_var_29__20_1110"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8" style:family="graphic">
      <style:graphic-properties draw:stroke="solid" draw:stroke-dash="Dashed_20__28_var_29__20_1112"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9" style:family="graphic">
      <style:graphic-properties draw:stroke="solid" draw:stroke-dash="Dashed_20__28_var_29__20_1113"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0" style:family="graphic">
      <style:graphic-properties draw:stroke="solid" draw:stroke-dash="Dashed_20__28_var_29__20_1114"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1" style:family="graphic">
      <style:graphic-properties draw:stroke="solid" draw:stroke-dash="Dashed_20__28_var_29__20_1115"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2" style:family="graphic">
      <style:graphic-properties draw:stroke="solid" draw:stroke-dash="Dashed_20__28_var_29__20_1117"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3" style:family="graphic">
      <style:graphic-properties draw:stroke="solid" draw:stroke-dash="Dashed_20__28_var_29__20_1118"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4" style:family="graphic">
      <style:graphic-properties draw:stroke="solid" draw:stroke-dash="Dashed_20__28_var_29__20_1119"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5" style:family="graphic">
      <style:graphic-properties draw:stroke="solid" draw:stroke-dash="Dashed_20__28_var_29__20_1120"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6" style:family="graphic">
      <style:graphic-properties draw:stroke="solid" draw:stroke-dash="Dashed_20__28_var_29__20_1121"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7" style:family="graphic">
      <style:graphic-properties draw:stroke="solid" draw:stroke-dash="Dashed_20__28_var_29__20_1122"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8" style:family="graphic">
      <style:graphic-properties draw:stroke="solid" draw:stroke-dash="Dashed_20__28_var_29__20_1123"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9" style:family="graphic">
      <style:graphic-properties draw:stroke="solid" draw:stroke-dash="Dashed_20__28_var_29__20_1124"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0" style:family="graphic">
      <style:graphic-properties draw:stroke="solid" draw:stroke-dash="Dashed_20__28_var_29__20_1125"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1" style:family="graphic">
      <style:graphic-properties draw:stroke="solid" draw:stroke-dash="Dashed_20__28_var_29__20_1126"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2" style:family="graphic">
      <style:graphic-properties draw:stroke="solid" draw:stroke-dash="Dashed_20__28_var_29__20_1127"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3" style:family="graphic">
      <style:graphic-properties draw:stroke="solid" draw:stroke-dash="Dashed_20__28_var_29__20_1128"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4" style:family="graphic">
      <style:graphic-properties draw:stroke="solid" draw:stroke-dash="Dashed_20__28_var_29__20_1129"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5" style:family="graphic">
      <style:graphic-properties draw:stroke="solid" draw:stroke-dash="Dashed_20__28_var_29__20_1130"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6" style:family="graphic">
      <style:graphic-properties draw:stroke="solid" draw:stroke-dash="Dashed_20__28_var_29__20_1131"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7" style:family="graphic">
      <style:graphic-properties draw:stroke="none" draw:stroke-dash="Dashed_20__28_var_29__20_1132" svg:stroke-width="0.019cm" svg:stroke-color="#000000" draw:marker-start-width="0.303cm" draw:marker-start-center="false" draw:marker-end-width="0.303cm" draw:marker-end-center="false" draw:fill="none" draw:fill-color="#ffffff" draw:auto-grow-width="true" fo:min-height="0.413cm" fo:min-width="0.282cm" draw:shadow="hidden" draw:shadow-offset-x="0.3cm" draw:shadow-offset-y="0.3cm" draw:shadow-color="#808080" style:run-through="foreground"/>
      <style:paragraph-properties style:writing-mode="lr-tb"/>
    </style:style>
    <style:style style:name="gr228" style:family="graphic">
      <style:graphic-properties draw:stroke="none" draw:stroke-dash="Dashed_20__28_var_29__20_1133" svg:stroke-width="0.019cm" svg:stroke-color="#000000" draw:marker-start-width="0.288cm" draw:marker-start-center="false" draw:marker-end-width="0.288cm" draw:marker-end-center="false" draw:fill="none" draw:fill-color="#ffffff" draw:auto-grow-width="true" fo:min-height="0.46cm" fo:min-width="0.526cm" draw:shadow="hidden" draw:shadow-offset-x="0.3cm" draw:shadow-offset-y="0.3cm" draw:shadow-color="#808080" style:run-through="foreground"/>
      <style:paragraph-properties style:writing-mode="lr-tb"/>
    </style:style>
    <style:style style:name="gr229" style:family="graphic">
      <style:graphic-properties draw:stroke="none" draw:stroke-dash="Dashed_20__28_var_29__20_1134" svg:stroke-width="0.019cm" svg:stroke-color="#000000" draw:marker-start-width="0.288cm" draw:marker-start-center="false" draw:marker-end-width="0.288cm" draw:marker-end-center="false" draw:fill="none" draw:fill-color="#ffffff" fo:min-height="0.45cm" draw:shadow="hidden" draw:shadow-offset-x="0.3cm" draw:shadow-offset-y="0.3cm" draw:shadow-color="#808080" style:run-through="foreground"/>
      <style:paragraph-properties style:writing-mode="lr-tb"/>
    </style:style>
    <style:style style:name="gr230" style:family="graphic">
      <style:graphic-properties draw:stroke="solid" draw:stroke-dash="Dashed_20__28_var_29__20_1135" svg:stroke-width="0.03cm" svg:stroke-color="#000000" draw:marker-start-width="0.153cm" draw:marker-start-center="false" draw:marker-end-width="0.153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31" style:family="graphic">
      <style:graphic-properties draw:stroke="solid" draw:stroke-dash="Dashed_20__28_var_29__20_1136" svg:stroke-width="0.03cm" svg:stroke-color="#000000" draw:marker-start-width="0.153cm" draw:marker-start-center="false" draw:marker-end-width="0.153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32" style:family="graphic">
      <style:graphic-properties draw:stroke="solid" draw:stroke-dash="Dashed_20__28_var_29__20_1137"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3" style:family="graphic">
      <style:graphic-properties draw:stroke="solid" draw:stroke-dash="Dashed_20__28_var_29__20_1111" svg:stroke-width="0.03cm" svg:stroke-color="#000000" draw:marker-start="Arrow_20_concave" draw:marker-start-width="0.21cm" draw:marker-start-center="false" draw:marker-end-width="0.21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34" style:family="graphic">
      <style:graphic-properties draw:stroke="solid" draw:stroke-dash="Dashed_20__28_var_29__20_1116" svg:stroke-width="0.03cm" svg:stroke-color="#000000" draw:marker-start-width="0.21cm" draw:marker-start-center="false" draw:marker-end="Arrow_20_concave" draw:marker-end-width="0.21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35" style:family="graphic">
      <style:graphic-properties draw:stroke="solid" draw:stroke-dash="Dashed_20__28_var_29__20_1054"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6" style:family="graphic">
      <style:graphic-properties draw:stroke="solid" draw:stroke-dash="Dashed_20__28_var_29__20_1055"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7" style:family="graphic">
      <style:graphic-properties draw:stroke="solid" draw:stroke-dash="Dashed_20__28_var_29__20_1056"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8" style:family="graphic">
      <style:graphic-properties draw:stroke="solid" draw:stroke-dash="Dashed_20__28_var_29__20_1058"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9" style:family="graphic">
      <style:graphic-properties draw:stroke="solid" draw:stroke-dash="Dashed_20__28_var_29__20_1059"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0" style:family="graphic">
      <style:graphic-properties draw:stroke="solid" draw:stroke-dash="Dashed_20__28_var_29__20_1060"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1" style:family="graphic">
      <style:graphic-properties draw:stroke="solid" draw:stroke-dash="Dashed_20__28_var_29__20_1061"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2" style:family="graphic">
      <style:graphic-properties draw:stroke="solid" draw:stroke-dash="Dashed_20__28_var_29__20_1063"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3" style:family="graphic">
      <style:graphic-properties draw:stroke="solid" draw:stroke-dash="Dashed_20__28_var_29__20_1064"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4" style:family="graphic">
      <style:graphic-properties draw:stroke="solid" draw:stroke-dash="Dashed_20__28_var_29__20_1065"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5" style:family="graphic">
      <style:graphic-properties draw:stroke="solid" draw:stroke-dash="Dashed_20__28_var_29__20_1066"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6" style:family="graphic">
      <style:graphic-properties draw:stroke="solid" draw:stroke-dash="Dashed_20__28_var_29__20_1067"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7" style:family="graphic">
      <style:graphic-properties draw:stroke="solid" draw:stroke-dash="Dashed_20__28_var_29__20_1068"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8" style:family="graphic">
      <style:graphic-properties draw:stroke="solid" draw:stroke-dash="Dashed_20__28_var_29__20_1069"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9" style:family="graphic">
      <style:graphic-properties draw:stroke="solid" draw:stroke-dash="Dashed_20__28_var_29__20_1070"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0" style:family="graphic">
      <style:graphic-properties draw:stroke="solid" draw:stroke-dash="Dashed_20__28_var_29__20_1071"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1" style:family="graphic">
      <style:graphic-properties draw:stroke="solid" draw:stroke-dash="Dashed_20__28_var_29__20_1072"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2" style:family="graphic">
      <style:graphic-properties draw:stroke="solid" draw:stroke-dash="Dashed_20__28_var_29__20_1073"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3" style:family="graphic">
      <style:graphic-properties draw:stroke="solid" draw:stroke-dash="Dashed_20__28_var_29__20_1074"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4" style:family="graphic">
      <style:graphic-properties draw:stroke="solid" draw:stroke-dash="Dashed_20__28_var_29__20_1075"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5" style:family="graphic">
      <style:graphic-properties draw:stroke="solid" draw:stroke-dash="Dashed_20__28_var_29__20_1076"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6" style:family="graphic">
      <style:graphic-properties draw:stroke="solid" draw:stroke-dash="Dashed_20__28_var_29__20_1077"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7" style:family="graphic">
      <style:graphic-properties draw:stroke="none" draw:stroke-dash="Dashed_20__28_var_29__20_1078" svg:stroke-width="0.019cm" svg:stroke-color="#000000" draw:marker-start-width="0.303cm" draw:marker-start-center="false" draw:marker-end-width="0.303cm" draw:marker-end-center="false" draw:fill="none" draw:fill-color="#ffffff" draw:auto-grow-width="true" fo:min-height="0.413cm" fo:min-width="0.282cm" draw:shadow="hidden" draw:shadow-offset-x="0.3cm" draw:shadow-offset-y="0.3cm" draw:shadow-color="#808080" style:run-through="foreground"/>
      <style:paragraph-properties style:writing-mode="lr-tb"/>
    </style:style>
    <style:style style:name="gr258" style:family="graphic">
      <style:graphic-properties draw:stroke="none" draw:stroke-dash="Dashed_20__28_var_29__20_1079" svg:stroke-width="0.019cm" svg:stroke-color="#000000" draw:marker-start-width="0.288cm" draw:marker-start-center="false" draw:marker-end-width="0.288cm" draw:marker-end-center="false" draw:fill="none" draw:fill-color="#ffffff" draw:auto-grow-width="true" fo:min-height="0.429cm" fo:min-width="0.524cm" draw:shadow="hidden" draw:shadow-offset-x="0.3cm" draw:shadow-offset-y="0.3cm" draw:shadow-color="#808080" style:run-through="foreground"/>
      <style:paragraph-properties style:writing-mode="lr-tb"/>
    </style:style>
    <style:style style:name="gr259" style:family="graphic">
      <style:graphic-properties draw:stroke="none" draw:stroke-dash="Dashed_20__28_var_29__20_1080" svg:stroke-width="0.019cm" svg:stroke-color="#000000" draw:marker-start-width="0.288cm" draw:marker-start-center="false" draw:marker-end-width="0.288cm" draw:marker-end-center="false" draw:fill="none" draw:fill-color="#ffffff" fo:min-height="0.423cm" draw:shadow="hidden" draw:shadow-offset-x="0.3cm" draw:shadow-offset-y="0.3cm" draw:shadow-color="#808080" style:run-through="foreground"/>
      <style:paragraph-properties style:writing-mode="lr-tb"/>
    </style:style>
    <style:style style:name="gr260" style:family="graphic">
      <style:graphic-properties draw:stroke="solid" draw:stroke-dash="Dashed_20__28_var_29__20_1081"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1" style:family="graphic">
      <style:graphic-properties draw:stroke="solid" draw:stroke-dash="Dashed_20__28_var_29__20_1082"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2" style:family="graphic">
      <style:graphic-properties draw:stroke="solid" draw:stroke-dash="Dashed_20__28_var_29__20_1083"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3" style:family="graphic">
      <style:graphic-properties draw:stroke="solid" draw:stroke-dash="Dashed_20__28_var_29__20_1084"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4" style:family="graphic">
      <style:graphic-properties draw:stroke="solid" draw:stroke-dash="Dashed_20__28_var_29__20_1085"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5" style:family="graphic">
      <style:graphic-properties draw:stroke="solid" draw:stroke-dash="Dashed_20__28_var_29__20_1086"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6" style:family="graphic">
      <style:graphic-properties draw:stroke="solid" draw:stroke-dash="Dashed_20__28_var_29__20_1087"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7" style:family="graphic">
      <style:graphic-properties draw:stroke="solid" draw:stroke-dash="Dashed_20__28_var_29__20_1088"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8" style:family="graphic">
      <style:graphic-properties draw:stroke="none" draw:stroke-dash="Dashed_20__28_var_29__20_1089" svg:stroke-width="0.019cm" svg:stroke-color="#000000" draw:marker-start-width="0.303cm" draw:marker-start-center="false" draw:marker-end-width="0.303cm" draw:marker-end-center="false" draw:fill="none" draw:fill-color="#ffffff" draw:auto-grow-width="true" fo:min-height="0.413cm" fo:min-width="0.275cm" draw:shadow="hidden" draw:shadow-offset-x="0.3cm" draw:shadow-offset-y="0.3cm" draw:shadow-color="#808080" style:run-through="foreground"/>
      <style:paragraph-properties style:writing-mode="lr-tb"/>
    </style:style>
    <style:style style:name="gr269" style:family="graphic">
      <style:graphic-properties draw:stroke="none" draw:stroke-dash="Dashed_20__28_var_29__20_1090" svg:stroke-width="0.019cm" svg:stroke-color="#000000" draw:marker-start-width="0.303cm" draw:marker-start-center="false" draw:marker-end-width="0.303cm" draw:marker-end-center="false" draw:fill="none" draw:fill-color="#ffffff" fo:min-height="0.413cm" draw:shadow="hidden" draw:shadow-offset-x="0.3cm" draw:shadow-offset-y="0.3cm" draw:shadow-color="#808080" style:run-through="foreground"/>
      <style:paragraph-properties style:writing-mode="lr-tb"/>
    </style:style>
    <style:style style:name="gr270" style:family="graphic">
      <style:graphic-properties draw:stroke="none" draw:stroke-dash="Dashed_20__28_var_29__20_1091" svg:stroke-width="0.019cm" svg:stroke-color="#000000" draw:marker-start-width="0.303cm" draw:marker-start-center="false" draw:marker-end-width="0.303cm" draw:marker-end-center="false" draw:fill="none" draw:fill-color="#ffffff" fo:min-height="0.413cm" draw:shadow="hidden" draw:shadow-offset-x="0.3cm" draw:shadow-offset-y="0.3cm" draw:shadow-color="#808080" style:run-through="foreground"/>
      <style:paragraph-properties style:writing-mode="lr-tb"/>
    </style:style>
    <style:style style:name="gr271" style:family="graphic">
      <style:graphic-properties draw:stroke="none" draw:stroke-dash="Dashed_20__28_var_29__20_1092" svg:stroke-width="0.019cm" svg:stroke-color="#808080" draw:marker-start-width="0.303cm" draw:marker-start-center="false" draw:marker-end-width="0.303cm" draw:marker-end-center="false" draw:fill="none" draw:fill-color="#ffffff" fo:min-height="0.413cm" draw:shadow="hidden" draw:shadow-offset-x="0.3cm" draw:shadow-offset-y="0.3cm" draw:shadow-color="#808080" style:run-through="foreground"/>
      <style:paragraph-properties style:writing-mode="lr-tb"/>
    </style:style>
    <style:style style:name="gr272" style:family="graphic">
      <style:graphic-properties draw:stroke="solid" draw:stroke-dash="Dashed_20__28_var_29__20_1093"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3" style:family="graphic">
      <style:graphic-properties draw:stroke="solid" draw:stroke-dash="Dashed_20__28_var_29__20_1094"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4" style:family="graphic">
      <style:graphic-properties draw:stroke="none" draw:stroke-dash="Dashed_20__28_var_29__20_1095" svg:stroke-width="0.019cm" svg:stroke-color="#000000" draw:marker-start-width="0.303cm" draw:marker-start-center="false" draw:marker-end-width="0.303cm" draw:marker-end-center="false" draw:fill="none" draw:fill-color="#ffffff" draw:auto-grow-width="true" fo:min-height="0.413cm" fo:min-width="0.245cm" draw:shadow="hidden" draw:shadow-offset-x="0.3cm" draw:shadow-offset-y="0.3cm" draw:shadow-color="#808080" style:run-through="foreground"/>
      <style:paragraph-properties style:writing-mode="lr-tb"/>
    </style:style>
    <style:style style:name="gr275" style:family="graphic">
      <style:graphic-properties draw:stroke="solid" draw:stroke-dash="Dashed_20__28_var_29__20_1096"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6" style:family="graphic">
      <style:graphic-properties draw:stroke="solid" draw:stroke-dash="Dashed_20__28_var_29__20_1097"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7" style:family="graphic">
      <style:graphic-properties draw:stroke="none" draw:stroke-dash="Dashed_20__28_var_29__20_1098" svg:stroke-width="0.019cm" svg:stroke-color="#000000" draw:marker-start-width="0.303cm" draw:marker-start-center="false" draw:marker-end-width="0.303cm" draw:marker-end-center="false" draw:fill="none" draw:fill-color="#ffffff" draw:auto-grow-width="true" fo:min-height="0.413cm" fo:min-width="0.206cm" draw:shadow="hidden" draw:shadow-offset-x="0.3cm" draw:shadow-offset-y="0.3cm" draw:shadow-color="#808080" style:run-through="foreground"/>
      <style:paragraph-properties style:writing-mode="lr-tb"/>
    </style:style>
    <style:style style:name="gr278" style:family="graphic">
      <style:graphic-properties draw:stroke="solid" draw:stroke-dash="Dashed_20__28_var_29__20_1099"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9" style:family="graphic">
      <style:graphic-properties draw:stroke="solid" draw:stroke-dash="Dashed_20__28_var_29__20_1100"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0" style:family="graphic">
      <style:graphic-properties draw:stroke="none" draw:stroke-dash="Dashed_20__28_var_29__20_1101" svg:stroke-width="0.019cm" svg:stroke-color="#000000" draw:marker-start-width="0.303cm" draw:marker-start-center="false" draw:marker-end-width="0.303cm" draw:marker-end-center="false" draw:fill="none" draw:fill-color="#ffffff" fo:min-height="0.413cm" draw:shadow="hidden" draw:shadow-offset-x="0.3cm" draw:shadow-offset-y="0.3cm" draw:shadow-color="#808080" style:run-through="foreground"/>
      <style:paragraph-properties style:writing-mode="lr-tb"/>
    </style:style>
    <style:style style:name="gr281" style:family="graphic">
      <style:graphic-properties draw:stroke="solid" draw:stroke-dash="Dashed_20__28_var_29__20_1102"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2" style:family="graphic">
      <style:graphic-properties draw:stroke="solid" draw:stroke-dash="Dashed_20__28_var_29__20_1103"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3" style:family="graphic">
      <style:graphic-properties draw:stroke="none" draw:stroke-dash="Dashed_20__28_var_29__20_1104" svg:stroke-width="0.019cm" svg:stroke-color="#000000" draw:marker-start-width="0.303cm" draw:marker-start-center="false" draw:marker-end-width="0.303cm" draw:marker-end-center="false" draw:fill="none" draw:fill-color="#ffffff" draw:auto-grow-width="true" fo:min-height="0.413cm" fo:min-width="0.268cm" draw:shadow="hidden" draw:shadow-offset-x="0.3cm" draw:shadow-offset-y="0.3cm" draw:shadow-color="#808080" style:run-through="foreground"/>
      <style:paragraph-properties style:writing-mode="lr-tb"/>
    </style:style>
    <style:style style:name="gr284" style:family="graphic">
      <style:graphic-properties draw:stroke="solid" draw:stroke-dash="Dashed_20__28_var_29__20_1105" svg:stroke-width="0.03cm" svg:stroke-color="#000000" draw:marker-start-width="0.198cm" draw:marker-start-center="false" draw:marker-end-width="0.19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85" style:family="graphic">
      <style:graphic-properties draw:stroke="solid" draw:stroke-dash="Dashed_20__28_var_29__20_1106" svg:stroke-width="0.03cm" svg:stroke-color="#000000" draw:marker-start-width="0.198cm" draw:marker-start-center="false" draw:marker-end-width="0.19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86" style:family="graphic">
      <style:graphic-properties draw:stroke="solid" draw:stroke-dash="Dashed_20__28_var_29__20_1107"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7" style:family="graphic">
      <style:graphic-properties draw:stroke="solid" draw:stroke-dash="Dashed_20__28_var_29__20_1057" svg:stroke-width="0.03cm" svg:stroke-color="#000000" draw:marker-start="Arrow_20_concave" draw:marker-start-width="0.25cm" draw:marker-start-center="false" draw:marker-end-width="0.25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88" style:family="graphic">
      <style:graphic-properties draw:stroke="solid" draw:stroke-dash="Dashed_20__28_var_29__20_1062" svg:stroke-width="0.03cm" svg:stroke-color="#000000" draw:marker-start-width="0.258cm" draw:marker-start-center="false" draw:marker-end="Arrow_20_concave" draw:marker-end-width="0.25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8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0"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9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29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8" text:outline-level="1"><draw:g text:anchor-type="paragraph" draw:z-index="30" draw:name="Forme5" draw:style-name="gr17"><draw:custom-shape draw:style-name="gr18" draw:text-style-name="P116" svg:width="3.964cm" svg:height="0.641cm" draw:transform="skewX (0.00279252680319092) rotate (0.0872664625997165) translate (-0.370416666666667cm -0.0934861111111111cm)"><text:p text:style-name="P115"><text:span text:style-name="T66">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6"><draw:text-box fo:min-height="3.93cm"><text:section text:style-name="Sect1" text:name="Section5"><text:p text:style-name="P29"/><text:h text:style-name="P107" text:outline-level="1"><text:span text:style-name="T22">L</text:span><text:span text:style-name="T33">is et écris les coordonnées des points A à H.</text:span></text:h><text:list xml:id="list2964034193" text:style-name="_5f_Numérotation_20_des_20_exercices_20_livrets"><text:list-header><text:p text:style-name="P69"><draw:g text:anchor-type="as-char" svg:y="0cm" draw:z-index="19" draw:name="Forme6" draw:style-name="gr67"><draw:line draw:style-name="gr235" draw:text-style-name="P136" svg:x1="0cm" svg:y1="0.605cm" svg:x2="8.499cm" svg:y2="0.605cm"><text:p/></draw:line><draw:line draw:style-name="gr236" draw:text-style-name="P136" svg:x1="0cm" svg:y1="5.424cm" svg:x2="0cm" svg:y2="0.017cm"><text:p/></draw:line><draw:line draw:style-name="gr237" draw:text-style-name="P136" svg:x1="1.819cm" svg:y1="0.018cm" svg:x2="1.823cm" svg:y2="5.429cm"><text:p/></draw:line><draw:line draw:style-name="gr238" draw:text-style-name="P136" svg:x1="0cm" svg:y1="0.011cm" svg:x2="8.499cm" svg:y2="0.011cm"><text:p/></draw:line><draw:line draw:style-name="gr239" draw:text-style-name="P136" svg:x1="0.004cm" svg:y1="1.204cm" svg:x2="8.491cm" svg:y2="1.204cm"><text:p/></draw:line><draw:line draw:style-name="gr240" draw:text-style-name="P136" svg:x1="0.004cm" svg:y1="1.804cm" svg:x2="8.501cm" svg:y2="1.804cm"><text:p/></draw:line><draw:line draw:style-name="gr241" draw:text-style-name="P136" svg:x1="0.004cm" svg:y1="3.012cm" svg:x2="8.501cm" svg:y2="3.012cm"><text:p/></draw:line><draw:line draw:style-name="gr242" draw:text-style-name="P136" svg:x1="0.004cm" svg:y1="4.218cm" svg:x2="8.501cm" svg:y2="4.218cm"><text:p/></draw:line><draw:line draw:style-name="gr243" draw:text-style-name="P136" svg:x1="0.004cm" svg:y1="3.615cm" svg:x2="8.501cm" svg:y2="3.615cm"><text:p/></draw:line><draw:line draw:style-name="gr244" draw:text-style-name="P136" svg:x1="0.004cm" svg:y1="4.823cm" svg:x2="8.501cm" svg:y2="4.823cm"><text:p/></draw:line><draw:line draw:style-name="gr245" draw:text-style-name="P136" svg:x1="0.004cm" svg:y1="5.421cm" svg:x2="8.501cm" svg:y2="5.421cm"><text:p/></draw:line><draw:line draw:style-name="gr246" draw:text-style-name="P136" svg:x1="0.604cm" svg:y1="0.011cm" svg:x2="0.604cm" svg:y2="5.416cm"><text:p/></draw:line><draw:line draw:style-name="gr247" draw:text-style-name="P136" svg:x1="1.21cm" svg:y1="0.011cm" svg:x2="1.21cm" svg:y2="5.416cm"><text:p/></draw:line><draw:line draw:style-name="gr248" draw:text-style-name="P136" svg:x1="2.423cm" svg:y1="0.011cm" svg:x2="2.423cm" svg:y2="5.416cm"><text:p/></draw:line><draw:line draw:style-name="gr249" draw:text-style-name="P136" svg:x1="3.029cm" svg:y1="0.011cm" svg:x2="3.033cm" svg:y2="5.416cm"><text:p/></draw:line><draw:line draw:style-name="gr250" draw:text-style-name="P136" svg:x1="3.636cm" svg:y1="0.011cm" svg:x2="3.638cm" svg:y2="5.416cm"><text:p/></draw:line><draw:line draw:style-name="gr251" draw:text-style-name="P136" svg:x1="4.853cm" svg:y1="0.011cm" svg:x2="4.853cm" svg:y2="5.416cm"><text:p/></draw:line><draw:line draw:style-name="gr252" draw:text-style-name="P136" svg:x1="5.458cm" svg:y1="0.011cm" svg:x2="5.458cm" svg:y2="5.416cm"><text:p/></draw:line><draw:line draw:style-name="gr253" draw:text-style-name="P136" svg:x1="6.066cm" svg:y1="0.011cm" svg:x2="6.066cm" svg:y2="5.416cm"><text:p/></draw:line><draw:line draw:style-name="gr254" draw:text-style-name="P136" svg:x1="6.672cm" svg:y1="0.011cm" svg:x2="6.672cm" svg:y2="5.416cm"><text:p/></draw:line><draw:line draw:style-name="gr255" draw:text-style-name="P136" svg:x1="7.282cm" svg:y1="5.416cm" svg:x2="7.282cm" svg:y2="0.011cm"><text:p/></draw:line><draw:line draw:style-name="gr256" draw:text-style-name="P136" svg:x1="7.885cm" svg:y1="0.011cm" svg:x2="7.885cm" svg:y2="5.416cm"><text:p/></draw:line><draw:frame draw:style-name="gr257" draw:text-style-name="P117" svg:width="0.283cm" svg:height="0.414cm" svg:x="3.792cm" svg:y="2.554cm"><draw:text-box><text:p text:style-name="P113"><text:span text:style-name="T67">O</text:span></text:p></draw:text-box></draw:frame><draw:frame draw:style-name="gr258" draw:text-style-name="P117" svg:width="0.525cm" svg:height="0.429cm" svg:x="4.572cm" svg:y="2.512cm"><draw:text-box><text:p><text:span text:style-name="T67">+1</text:span></text:p></draw:text-box></draw:frame><draw:frame draw:style-name="gr259" draw:text-style-name="P117" svg:width="0.613cm" svg:height="0.424cm" svg:x="3.54cm" svg:y="1.595cm"><draw:text-box><text:p><text:span text:style-name="T67">+1</text:span></text:p></draw:text-box></draw:frame><draw:line draw:style-name="gr260" draw:text-style-name="P136" svg:x1="1.115cm" svg:y1="4.909cm" svg:x2="1.298cm" svg:y2="4.72cm"><text:p/></draw:line><draw:line draw:style-name="gr261" draw:text-style-name="P136" svg:x1="1.305cm" svg:y1="4.909cm" svg:x2="1.115cm" svg:y2="4.72cm"><text:p/></draw:line><draw:line draw:style-name="gr262" draw:text-style-name="P136" svg:x1="4.755cm" svg:y1="3.709cm" svg:x2="4.945cm" svg:y2="3.518cm"><text:p/></draw:line><draw:line draw:style-name="gr263" draw:text-style-name="P136" svg:x1="4.945cm" svg:y1="3.709cm" svg:x2="4.755cm" svg:y2="3.518cm"><text:p/></draw:line><draw:line draw:style-name="gr264" draw:text-style-name="P136" svg:x1="7.184cm" svg:y1="1.898cm" svg:x2="7.371cm" svg:y2="1.709cm"><text:p/></draw:line><draw:line draw:style-name="gr265" draw:text-style-name="P136" svg:x1="7.371cm" svg:y1="1.898cm" svg:x2="7.184cm" svg:y2="1.709cm"><text:p/></draw:line><draw:line draw:style-name="gr266" draw:text-style-name="P136" svg:x1="4.152cm" svg:y1="0.696cm" svg:x2="4.344cm" svg:y2="0.509cm"><text:p/></draw:line><draw:line draw:style-name="gr267" draw:text-style-name="P136" svg:x1="4.344cm" svg:y1="0.696cm" svg:x2="4.152cm" svg:y2="0.509cm"><text:p/></draw:line><draw:frame draw:style-name="gr268" draw:text-style-name="P117" svg:width="0.276cm" svg:height="0.414cm" svg:x="3.851cm" svg:y="0.639cm"><draw:text-box><text:p text:style-name="P113"><text:span text:style-name="T67">D</text:span></text:p></draw:text-box></draw:frame><draw:frame draw:style-name="gr269" draw:text-style-name="P117" svg:width="0.294cm" svg:height="0.414cm" svg:x="7.426cm" svg:y="1.311cm"><draw:text-box><text:p text:style-name="P113"><text:span text:style-name="T67">A</text:span></text:p></draw:text-box></draw:frame><draw:frame draw:style-name="gr270" draw:text-style-name="P117" svg:width="0.278cm" svg:height="0.414cm" svg:x="4.976cm" svg:y="3.717cm"><draw:text-box><text:p text:style-name="P113"><text:span text:style-name="T67">E</text:span></text:p></draw:text-box></draw:frame><draw:frame draw:style-name="gr271" draw:text-style-name="P117" svg:width="0.232cm" svg:height="0.414cm" svg:x="0.778cm" svg:y="4.895cm"><draw:text-box><text:p text:style-name="P113"><text:span text:style-name="T67">C</text:span></text:p></draw:text-box></draw:frame><draw:line draw:style-name="gr272" draw:text-style-name="P136" svg:x1="1.732cm" svg:y1="1.301cm" svg:x2="1.922cm" svg:y2="1.115cm"><text:p/></draw:line><draw:line draw:style-name="gr273" draw:text-style-name="P136" svg:x1="1.922cm" svg:y1="1.301cm" svg:x2="1.732cm" svg:y2="1.115cm"><text:p/></draw:line><draw:frame draw:style-name="gr274" draw:text-style-name="P117" svg:width="0.246cm" svg:height="0.414cm" svg:x="1.468cm" svg:y="0.769cm"><draw:text-box><text:p text:style-name="P113"><text:span text:style-name="T67">B</text:span></text:p></draw:text-box></draw:frame><draw:line draw:style-name="gr275" draw:text-style-name="P136" svg:x1="1.118cm" svg:y1="2.497cm" svg:x2="1.305cm" svg:y2="2.31cm"><text:p/></draw:line><draw:line draw:style-name="gr276" draw:text-style-name="P136" svg:x1="1.308cm" svg:y1="2.497cm" svg:x2="1.118cm" svg:y2="2.31cm"><text:p/></draw:line><draw:frame draw:style-name="gr277" draw:text-style-name="P117" svg:width="0.207cm" svg:height="0.414cm" svg:x="0.861cm" svg:y="1.912cm"><draw:text-box><text:p text:style-name="P113"><text:span text:style-name="T67">F</text:span></text:p></draw:text-box></draw:frame><draw:line draw:style-name="gr278" draw:text-style-name="P136" svg:x1="4.152cm" svg:y1="4.312cm" svg:x2="4.342cm" svg:y2="4.125cm"><text:p/></draw:line><draw:line draw:style-name="gr279" draw:text-style-name="P136" svg:x1="4.344cm" svg:y1="4.312cm" svg:x2="4.152cm" svg:y2="4.125cm"><text:p/></draw:line><draw:frame draw:style-name="gr280" draw:text-style-name="P117" svg:width="0.257cm" svg:height="0.414cm" svg:x="3.806cm" svg:y="4.274cm"><draw:text-box><text:p text:style-name="P113"><text:span text:style-name="T67">G</text:span></text:p></draw:text-box></draw:frame><draw:line draw:style-name="gr281" draw:text-style-name="P136" svg:x1="5.971cm" svg:y1="2.492cm" svg:x2="6.158cm" svg:y2="2.305cm"><text:p/></draw:line><draw:line draw:style-name="gr282" draw:text-style-name="P136" svg:x1="6.161cm" svg:y1="2.492cm" svg:x2="5.971cm" svg:y2="2.305cm"><text:p/></draw:line><draw:frame draw:style-name="gr283" draw:text-style-name="P117" svg:width="0.269cm" svg:height="0.414cm" svg:x="5.648cm" svg:y="1.912cm"><draw:text-box><text:p text:style-name="P113"><text:span text:style-name="T67">H</text:span></text:p></draw:text-box></draw:frame><draw:line draw:style-name="gr284" draw:text-style-name="P136" svg:x1="4.853cm" svg:y1="2.303cm" svg:x2="4.853cm" svg:y2="2.517cm"><text:p/></draw:line><draw:line draw:style-name="gr285" draw:text-style-name="P136" svg:x1="4.351cm" svg:y1="1.806cm" svg:x2="4.139cm" svg:y2="1.806cm"><text:p/></draw:line><draw:line draw:style-name="gr286" draw:text-style-name="P136" svg:x1="8.489cm" svg:y1="0.011cm" svg:x2="8.489cm" svg:y2="5.416cm"><text:p/></draw:line><draw:line draw:style-name="gr287" draw:text-style-name="P136" svg:x1="4.247cm" svg:y1="0cm" svg:x2="4.247cm" svg:y2="5.428cm"><text:p/></draw:line><draw:line draw:style-name="gr288" draw:text-style-name="P136" svg:x1="0.004cm" svg:y1="2.409cm" svg:x2="8.501cm" svg:y2="2.409cm"><text:p/></draw:line></draw:g></text:p><text:p text:style-name="P70"><text:span text:style-name="Bold_5f_niv2"><text:span text:style-name="T17">Correction</text:span></text:span></text:p></text:list-header></text:list><text:section text:style-name="Sect2" text:name="Section1"><text:p text:style-name="P52"><text:span text:style-name="_5f_BVS">A(</text:span><text:span text:style-name="_5f_BVS"><text:span text:style-name="T30">5</text:span></text:span><text:span text:style-name="_5f_BVS"> ; </text:span><text:span text:style-name="_5f_BVS"><text:span text:style-name="T32">1</text:span></text:span><text:span text:style-name="_5f_BVS">)</text:span></text:p><text:p text:style-name="P47"><text:span text:style-name="_5f_BVS">B(</text:span><text:span text:style-name="_5f_BVS"><text:span text:style-name="T20">−</text:span></text:span><text:span text:style-name="_5f_BVS"><text:span text:style-name="T32">4</text:span></text:span><text:span text:style-name="_5f_BVS"> ; </text:span><text:span text:style-name="_5f_BVS"><text:span text:style-name="T32">2</text:span></text:span><text:span text:style-name="_5f_BVS">)</text:span></text:p><text:p text:style-name="P38"><text:span text:style-name="_5f_BVS">C(</text:span><text:span text:style-name="_5f_BVS"><text:span text:style-name="T20">−</text:span></text:span><text:span text:style-name="_5f_BVS"><text:span text:style-name="T30">5</text:span></text:span><text:span text:style-name="_5f_BVS"> ; </text:span><text:span text:style-name="_5f_BVS"><text:span text:style-name="T20">−</text:span></text:span><text:span text:style-name="_5f_BVS"><text:span text:style-name="T30">4</text:span></text:span><text:span text:style-name="_5f_BVS">)</text:span></text:p><text:p text:style-name="P47"><text:span text:style-name="_5f_BVS">D(</text:span><text:span text:style-name="_5f_BVS"><text:span text:style-name="T32">0</text:span></text:span><text:span text:style-name="_5f_BVS"> ; </text:span><text:span text:style-name="_5f_BVS"><text:span text:style-name="T30">3</text:span></text:span><text:span text:style-name="_5f_BVS">)</text:span></text:p><text:p text:style-name="P38"><text:span text:style-name="_5f_BVS">E(</text:span><text:span text:style-name="_5f_BVS"><text:span text:style-name="T30">1</text:span></text:span><text:span text:style-name="_5f_BVS"> ; </text:span><text:span text:style-name="_5f_BVS"><text:span text:style-name="T20">−</text:span></text:span><text:span text:style-name="_5f_BVS"><text:span text:style-name="T30">2</text:span></text:span><text:span text:style-name="_5f_BVS">)</text:span></text:p><text:p text:style-name="P47"><text:span text:style-name="_5f_BVS">F(</text:span><text:span text:style-name="_5f_BVS"><text:span text:style-name="T20">−</text:span></text:span><text:span text:style-name="_5f_BVS"><text:span text:style-name="T30">5</text:span></text:span><text:span text:style-name="_5f_BVS"> ; </text:span><text:span text:style-name="_5f_BVS"><text:span text:style-name="T30">0</text:span></text:span><text:span text:style-name="_5f_BVS">)</text:span></text:p><text:p text:style-name="P38"><text:span text:style-name="_5f_BVS">G(</text:span><text:span text:style-name="_5f_BVS"><text:span text:style-name="T32">0</text:span></text:span><text:span text:style-name="_5f_BVS"> ; </text:span><text:span text:style-name="_5f_BVS"><text:span text:style-name="T20">−</text:span></text:span><text:span text:style-name="_5f_BVS"><text:span text:style-name="T30">3</text:span></text:span><text:span text:style-name="_5f_BVS">)</text:span></text:p><text:h text:style-name="P107" text:outline-level="1"><text:span text:style-name="_5f_BVS"><text:span text:style-name="T9">H(</text:span></text:span><text:span text:style-name="_5f_BVS"><text:span text:style-name="T11">3</text:span></text:span><text:span text:style-name="_5f_BVS"><text:span text:style-name="T9"> ; </text:span></text:span><text:span text:style-name="_5f_BVS"><text:span text:style-name="T10">0</text:span></text:span><text:span text:style-name="_5f_BVS"><text:span text:style-name="T9">)</text:span></text:span></text:h></text:section></text:section></draw:text-box></draw:frame></text:h>
      <text:list xml:id="list538811106" text:style-name="Num_5f_Exo">
        <text:list-item>
          <text:h text:style-name="P59" text:outline-level="1"> <text:span text:style-name="Bold_5f_niv2"><text:span text:style-name="T55">E</text:span></text:span><text:span text:style-name="Bold_5f_niv2"><text:span text:style-name="T56">s</text:span></text:span><text:span text:style-name="Bold_5f_niv2"><text:span text:style-name="T33">timation</text:span></text:span></text:h>
        </text:list-item>
      </text:list>
      <text:p text:style-name="P30"><draw:g text:anchor-type="paragraph" draw:z-index="28" draw:name="Forme7" draw:style-name="gr48"><draw:custom-shape draw:style-name="gr49" draw:text-style-name="P121" svg:width="4.5cm" svg:height="0.969cm" svg:x="0cm" svg:y="1.131cm"><text:p/><draw:enhanced-geometry svg:viewBox="0 0 21600 21600" draw:type="rectangle" draw:enhanced-path="M 0 0 L 21600 0 21600 21600 0 21600 0 0 Z N"/></draw:custom-shape><draw:custom-shape draw:style-name="gr50" draw:text-style-name="P122" svg:width="4.5cm" svg:height="0.969cm" svg:x="4.5cm" svg:y="1.131cm"><text:p/><draw:enhanced-geometry svg:viewBox="0 0 21600 21600" draw:type="rectangle" draw:enhanced-path="M 0 0 L 21600 0 21600 21600 0 21600 0 0 Z N"/></draw:custom-shape><draw:custom-shape draw:style-name="gr51" draw:text-style-name="P123" svg:width="4.5cm" svg:height="1.022cm" svg:x="4.5cm" svg:y="0.11cm"><text:p/><draw:enhanced-geometry svg:viewBox="0 0 21600 21600" draw:type="rectangle" draw:enhanced-path="M 0 0 L 21600 0 21600 21600 0 21600 0 0 Z N"/></draw:custom-shape><draw:custom-shape draw:style-name="gr52" draw:text-style-name="P124" svg:width="4.5cm" svg:height="1.022cm" svg:x="0cm" svg:y="0.11cm"><text:p/><draw:enhanced-geometry svg:viewBox="0 0 21600 21600" draw:type="rectangle" draw:enhanced-path="M 0 0 L 21600 0 21600 21600 0 21600 0 0 Z N"/></draw:custom-shape><draw:custom-shape draw:style-name="gr53" draw:text-style-name="P125" svg:width="9cm" svg:height="1.99cm" svg:x="0cm" svg:y="0.106cm"><text:p/><draw:enhanced-geometry svg:viewBox="0 0 21600 21600" draw:type="rectangle" draw:enhanced-path="M 0 0 L 21600 0 21600 21600 0 21600 0 0 Z N"/></draw:custom-shape><draw:line draw:style-name="gr54" draw:text-style-name="P126" svg:x1="0.001cm" svg:y1="1.127cm" svg:x2="8.997cm" svg:y2="1.127cm"><text:p/></draw:line><draw:line draw:style-name="gr55" draw:text-style-name="P126" svg:x1="4.496cm" svg:y1="0.115cm" svg:x2="4.496cm" svg:y2="2.1cm"><text:p/></draw:line><draw:line draw:style-name="gr56" draw:text-style-name="P126" svg:x1="5.505cm" svg:y1="1.007cm" svg:x2="5.505cm" svg:y2="1.227cm"><text:p/></draw:line><draw:frame draw:style-name="gr57" draw:text-style-name="P127" svg:width="1.026cm" svg:height="0.664cm" svg:x="4.99cm" svg:y="1.194cm"><draw:text-box><text:p text:style-name="P113"><text:span text:style-name="T68">+1</text:span></text:p></draw:text-box></draw:frame><draw:frame draw:style-name="gr58" draw:text-style-name="P127" svg:width="0.784cm" svg:height="0.664cm" svg:x="3.874cm" svg:y="1.09cm"><draw:text-box><text:p text:style-name="P113"><text:span text:style-name="T68">O</text:span></text:p></draw:text-box></draw:frame><draw:line draw:style-name="gr59" draw:text-style-name="P126" svg:x1="4.606cm" svg:y1="0.61cm" svg:x2="4.382cm" svg:y2="0.61cm"><text:p/></draw:line><draw:frame draw:style-name="gr60" draw:text-style-name="P127" svg:width="1.183cm" svg:height="1.075cm" svg:x="3.475cm" svg:y="0.293cm"><draw:text-box><text:p text:style-name="P113"><text:span text:style-name="T68">+1</text:span></text:p></draw:text-box></draw:frame></draw:g><text:span text:style-name="_5f_BVS"/></text:p>
      <text:p text:style-name="P34"><text:span text:style-name="_5f_BVS">Indique dans quel q</text:span><text:span text:style-name="_5f_BVS"><text:span text:style-name="T34">u</text:span></text:span><text:span text:style-name="_5f_BVS">adrant se trouvent les points suivants.</text:span></text:p>
      <text:section text:style-name="Sect3" text:name="Section2">
        <text:p text:style-name="P44">A(<text:span text:style-name="T20">−</text:span>2 ; 1) <text:span text:style-name="_5f_pointillés_20_gris"><text:span text:style-name="T18"><text:tab/></text:span></text:span></text:p>
        <text:p text:style-name="P45"><text:span text:style-name="_5f_BVS"><text:span text:style-name="T35">B</text:span></text:span><text:span text:style-name="_5f_BVS">(</text:span><text:span text:style-name="_5f_BVS"><text:span text:style-name="T20">−</text:span></text:span><text:span text:style-name="_5f_BVS"><text:span text:style-name="T36">2</text:span></text:span><text:span text:style-name="_5f_BVS"> ; </text:span><text:span text:style-name="_5f_BVS"><text:span text:style-name="T20">−</text:span></text:span><text:span text:style-name="_5f_BVS"><text:span text:style-name="T36">1</text:span></text:span><text:span text:style-name="_5f_BVS">) </text:span><text:span text:style-name="_5f_pointillés_20_gris"><text:span text:style-name="T18"><text:tab/></text:span></text:span></text:p>
        <text:p text:style-name="P45">C(<text:span text:style-name="T34">1</text:span> ; <text:span text:style-name="T20">−</text:span><text:span text:style-name="_5f_BVS"><text:span text:style-name="T36">1</text:span></text:span>) <text:span text:style-name="_5f_pointillés_20_gris"><text:span text:style-name="T18"><text:tab/></text:span></text:span></text:p>
        <text:p text:style-name="P45">D(<text:span text:style-name="_5f_BVS"><text:span text:style-name="T21">−</text:span></text:span><text:span text:style-name="_5f_BVS"><text:span text:style-name="T37">3</text:span></text:span><text:span text:style-name="_5f_BVS"><text:span text:style-name="T38"> ; </text:span></text:span><text:span text:style-name="_5f_BVS"><text:span text:style-name="T21">−</text:span></text:span><text:span text:style-name="_5f_BVS"><text:span text:style-name="T37">2</text:span></text:span>) <text:span text:style-name="_5f_pointillés_20_gris"><text:span text:style-name="T18"><text:tab/></text:span></text:span></text:p>
        <text:p text:style-name="P45">E(<text:span text:style-name="T34">4</text:span> ; <text:span text:style-name="T20">−</text:span>2) <text:span text:style-name="_5f_pointillés_20_gris"><text:span text:style-name="T18"><text:tab/></text:span></text:span></text:p>
        <text:p text:style-name="P45"><text:span text:style-name="_5f_BVS"><text:span text:style-name="T35">F</text:span></text:span><text:span text:style-name="_5f_BVS">(</text:span><text:span text:style-name="_5f_BVS"><text:span text:style-name="T20">−</text:span></text:span><text:span text:style-name="_5f_BVS"><text:span text:style-name="T36">4</text:span></text:span><text:span text:style-name="_5f_BVS"> ; </text:span><text:span text:style-name="_5f_BVS"><text:span text:style-name="T35">2</text:span></text:span><text:span text:style-name="_5f_BVS">)</text:span><text:span text:style-name="_5f_pointillés_20_gris"> </text:span><text:span text:style-name="_5f_pointillés_20_gris"><text:span text:style-name="T18"><text:tab/></text:span></text:span></text:p>
      </text:section>
      <text:list xml:id="list214055101273722" text:continue-numbering="true" text:style-name="Num_5f_Exo">
        <text:list-item>
          <text:h text:style-name="P60" text:outline-level="1"><text:span text:style-name="Bold_5f_niv2"><text:span text:style-name="T39"> </text:span></text:span><text:span text:style-name="Bold_5f_niv2">Placer des points</text:span></text:h>
        </text:list-item>
      </text:list>
      <text:list xml:id="list214055778164786" text:continue-list="list2964034193" text:style-name="_5f_Numérotation_20_des_20_exercices_20_livrets">
        <text:list-header>
          <text:p text:style-name="P71"><draw:g text:anchor-type="as-char" draw:z-index="20" draw:name="Forme8" draw:style-name="gr172"><draw:line draw:style-name="gr205" draw:text-style-name="P136" svg:x1="0cm" svg:y1="0.644cm" svg:x2="8.998cm" svg:y2="0.644cm"><text:p/></draw:line><draw:line draw:style-name="gr206" draw:text-style-name="P136" svg:x1="0cm" svg:y1="5.775cm" svg:x2="0cm" svg:y2="0.018cm"><text:p/></draw:line><draw:line draw:style-name="gr207" draw:text-style-name="P136" svg:x1="1.926cm" svg:y1="0.019cm" svg:x2="1.93cm" svg:y2="5.78cm"><text:p/></draw:line><draw:line draw:style-name="gr208" draw:text-style-name="P136" svg:x1="0cm" svg:y1="0.012cm" svg:x2="8.998cm" svg:y2="0.012cm"><text:p/></draw:line><draw:line draw:style-name="gr209" draw:text-style-name="P136" svg:x1="0.004cm" svg:y1="1.282cm" svg:x2="8.989cm" svg:y2="1.282cm"><text:p/></draw:line><draw:line draw:style-name="gr210" draw:text-style-name="P136" svg:x1="0.004cm" svg:y1="1.921cm" svg:x2="9cm" svg:y2="1.921cm"><text:p/></draw:line><draw:line draw:style-name="gr211" draw:text-style-name="P136" svg:x1="0.004cm" svg:y1="3.207cm" svg:x2="9cm" svg:y2="3.207cm"><text:p/></draw:line><draw:line draw:style-name="gr212" draw:text-style-name="P136" svg:x1="0.004cm" svg:y1="4.491cm" svg:x2="9cm" svg:y2="4.491cm"><text:p/></draw:line><draw:line draw:style-name="gr213" draw:text-style-name="P136" svg:x1="0.004cm" svg:y1="3.849cm" svg:x2="9cm" svg:y2="3.849cm"><text:p/></draw:line><draw:line draw:style-name="gr214" draw:text-style-name="P136" svg:x1="0.004cm" svg:y1="5.135cm" svg:x2="9cm" svg:y2="5.135cm"><text:p/></draw:line><draw:line draw:style-name="gr215" draw:text-style-name="P136" svg:x1="0.004cm" svg:y1="5.771cm" svg:x2="9cm" svg:y2="5.771cm"><text:p/></draw:line><draw:line draw:style-name="gr216" draw:text-style-name="P136" svg:x1="0.639cm" svg:y1="0.012cm" svg:x2="0.639cm" svg:y2="5.766cm"><text:p/></draw:line><draw:line draw:style-name="gr217" draw:text-style-name="P136" svg:x1="1.281cm" svg:y1="0.012cm" svg:x2="1.281cm" svg:y2="5.766cm"><text:p/></draw:line><draw:line draw:style-name="gr218" draw:text-style-name="P136" svg:x1="2.565cm" svg:y1="0.012cm" svg:x2="2.565cm" svg:y2="5.766cm"><text:p/></draw:line><draw:line draw:style-name="gr219" draw:text-style-name="P136" svg:x1="3.207cm" svg:y1="0.012cm" svg:x2="3.211cm" svg:y2="5.766cm"><text:p/></draw:line><draw:line draw:style-name="gr220" draw:text-style-name="P136" svg:x1="3.849cm" svg:y1="0.012cm" svg:x2="3.851cm" svg:y2="5.766cm"><text:p/></draw:line><draw:line draw:style-name="gr221" draw:text-style-name="P136" svg:x1="5.138cm" svg:y1="0.012cm" svg:x2="5.138cm" svg:y2="5.766cm"><text:p/></draw:line><draw:line draw:style-name="gr222" draw:text-style-name="P136" svg:x1="5.779cm" svg:y1="0.012cm" svg:x2="5.779cm" svg:y2="5.766cm"><text:p/></draw:line><draw:line draw:style-name="gr223" draw:text-style-name="P136" svg:x1="6.422cm" svg:y1="0.012cm" svg:x2="6.422cm" svg:y2="5.766cm"><text:p/></draw:line><draw:line draw:style-name="gr224" draw:text-style-name="P136" svg:x1="7.064cm" svg:y1="0.012cm" svg:x2="7.064cm" svg:y2="5.766cm"><text:p/></draw:line><draw:line draw:style-name="gr225" draw:text-style-name="P136" svg:x1="7.71cm" svg:y1="5.766cm" svg:x2="7.71cm" svg:y2="0.012cm"><text:p/></draw:line><draw:line draw:style-name="gr226" draw:text-style-name="P136" svg:x1="8.348cm" svg:y1="0.012cm" svg:x2="8.348cm" svg:y2="5.766cm"><text:p/></draw:line><draw:frame draw:style-name="gr227" draw:text-style-name="P117" svg:width="0.283cm" svg:height="0.414cm" svg:x="4.022cm" svg:y="2.72cm"><draw:text-box><text:p text:style-name="P113"><text:span text:style-name="T67">O</text:span></text:p></draw:text-box></draw:frame><draw:frame draw:style-name="gr228" draw:text-style-name="P117" svg:width="0.526cm" svg:height="0.461cm" svg:x="4.852cm" svg:y="2.672cm"><draw:text-box><text:p><text:span text:style-name="T67">+1</text:span></text:p></draw:text-box></draw:frame><draw:frame draw:style-name="gr229" draw:text-style-name="P117" svg:width="0.648cm" svg:height="0.451cm" svg:x="3.748cm" svg:y="1.699cm"><draw:text-box><text:p><text:span text:style-name="T67">+1</text:span></text:p></draw:text-box></draw:frame><draw:line draw:style-name="gr230" draw:text-style-name="P136" svg:x1="5.138cm" svg:y1="2.452cm" svg:x2="5.138cm" svg:y2="2.68cm"><text:p/></draw:line><draw:line draw:style-name="gr231" draw:text-style-name="P136" svg:x1="4.606cm" svg:y1="1.923cm" svg:x2="4.382cm" svg:y2="1.923cm"><text:p/></draw:line><draw:line draw:style-name="gr232" draw:text-style-name="P136" svg:x1="8.987cm" svg:y1="0.012cm" svg:x2="8.987cm" svg:y2="5.766cm"><text:p/></draw:line><draw:line draw:style-name="gr233" draw:text-style-name="P136" svg:x1="4.496cm" svg:y1="0cm" svg:x2="4.496cm" svg:y2="5.779cm"><text:p/></draw:line><draw:line draw:style-name="gr234" draw:text-style-name="P136" svg:x1="0.004cm" svg:y1="2.565cm" svg:x2="9cm" svg:y2="2.565cm"><text:p/></draw:line></draw:g></text:p>
        </text:list-header>
      </text:list>
      <text:p text:style-name="P37">Dans le repère ci-dessus, place les points :</text:p>
      <text:section text:style-name="Sect4" text:name="Section14">
        <text:p text:style-name="P56">A(<text:span text:style-name="T20">−</text:span>2 ; 1)</text:p>
        <text:p text:style-name="P54">B(<text:span text:style-name="T20">−</text:span>4 ; 3)</text:p>
        <text:p text:style-name="P57">C(5 ; <text:span text:style-name="T20">−</text:span>3)</text:p>
        <text:p text:style-name="P54">D(<text:span text:style-name="T20">−</text:span>5 ; 0)</text:p>
        <text:p text:style-name="P55">E(0 ; <text:span text:style-name="T20">−</text:span>2)</text:p>
        <text:p text:style-name="P54">F(6 ; 1)</text:p>
      </text:section>
      <text:list xml:id="list214056940302883" text:continue-list="list214055101273722" text:style-name="Num_5f_Exo">
        <text:list-item>
          <text:h text:style-name="P61" text:outline-level="1"> Lis et écris les coordonnées des points A à H. </text:h>
        </text:list-item>
      </text:list>
      <text:list xml:id="list214055191384087" text:continue-list="list214055778164786" text:style-name="_5f_Numérotation_20_des_20_exercices_20_livrets">
        <text:list-header>
          <text:p text:style-name="P77"><draw:g text:anchor-type="as-char" draw:z-index="21" draw:name="Forme9" draw:style-name="gr172"><draw:g draw:style-name="gr7"><draw:line draw:style-name="gr173" draw:text-style-name="P132" svg:x1="0.1cm" svg:y1="0cm" svg:x2="0.1cm" svg:y2="5cm"><text:p/></draw:line><draw:line draw:style-name="gr173" draw:text-style-name="P132" svg:x1="0.2cm" svg:y1="0cm" svg:x2="0.2cm" svg:y2="5cm"><text:p/></draw:line><draw:line draw:style-name="gr173" draw:text-style-name="P132" svg:x1="0.3cm" svg:y1="0cm" svg:x2="0.3cm" svg:y2="5cm"><text:p/></draw:line><draw:line draw:style-name="gr173" draw:text-style-name="P132" svg:x1="0.4cm" svg:y1="0cm" svg:x2="0.4cm" svg:y2="5cm"><text:p/></draw:line><draw:line draw:style-name="gr173" draw:text-style-name="P132" svg:x1="0.6cm" svg:y1="0cm" svg:x2="0.6cm" svg:y2="5cm"><text:p/></draw:line><draw:line draw:style-name="gr173" draw:text-style-name="P132" svg:x1="0.7cm" svg:y1="0cm" svg:x2="0.7cm" svg:y2="5cm"><text:p/></draw:line><draw:line draw:style-name="gr173" draw:text-style-name="P132" svg:x1="0.8cm" svg:y1="0cm" svg:x2="0.8cm" svg:y2="5cm"><text:p/></draw:line><draw:line draw:style-name="gr173" draw:text-style-name="P132" svg:x1="0.9cm" svg:y1="0cm" svg:x2="0.9cm" svg:y2="5cm"><text:p/></draw:line><draw:line draw:style-name="gr173" draw:text-style-name="P132" svg:x1="1.1cm" svg:y1="0cm" svg:x2="1.1cm" svg:y2="5cm"><text:p/></draw:line><draw:line draw:style-name="gr173" draw:text-style-name="P132" svg:x1="1.2cm" svg:y1="0cm" svg:x2="1.2cm" svg:y2="5cm"><text:p/></draw:line><draw:line draw:style-name="gr173" draw:text-style-name="P132" svg:x1="1.3cm" svg:y1="0cm" svg:x2="1.3cm" svg:y2="5cm"><text:p/></draw:line><draw:line draw:style-name="gr173" draw:text-style-name="P132" svg:x1="1.4cm" svg:y1="0cm" svg:x2="1.4cm" svg:y2="5cm"><text:p/></draw:line><draw:line draw:style-name="gr173" draw:text-style-name="P132" svg:x1="1.6cm" svg:y1="0cm" svg:x2="1.6cm" svg:y2="5cm"><text:p/></draw:line><draw:line draw:style-name="gr173" draw:text-style-name="P132" svg:x1="1.7cm" svg:y1="0cm" svg:x2="1.7cm" svg:y2="5cm"><text:p/></draw:line><draw:line draw:style-name="gr173" draw:text-style-name="P132" svg:x1="1.8cm" svg:y1="0cm" svg:x2="1.8cm" svg:y2="5cm"><text:p/></draw:line><draw:line draw:style-name="gr173" draw:text-style-name="P132" svg:x1="1.9cm" svg:y1="0cm" svg:x2="1.9cm" svg:y2="5cm"><text:p/></draw:line><draw:line draw:style-name="gr173" draw:text-style-name="P132" svg:x1="2.1cm" svg:y1="0cm" svg:x2="2.1cm" svg:y2="5cm"><text:p/></draw:line><draw:line draw:style-name="gr173" draw:text-style-name="P132" svg:x1="2.2cm" svg:y1="0cm" svg:x2="2.2cm" svg:y2="5cm"><text:p/></draw:line><draw:line draw:style-name="gr173" draw:text-style-name="P132" svg:x1="2.3cm" svg:y1="0cm" svg:x2="2.3cm" svg:y2="5cm"><text:p/></draw:line><draw:line draw:style-name="gr173" draw:text-style-name="P132" svg:x1="2.4cm" svg:y1="0cm" svg:x2="2.4cm" svg:y2="5cm"><text:p/></draw:line><draw:line draw:style-name="gr173" draw:text-style-name="P132" svg:x1="2.6cm" svg:y1="0cm" svg:x2="2.6cm" svg:y2="5cm"><text:p/></draw:line><draw:line draw:style-name="gr173" draw:text-style-name="P132" svg:x1="2.7cm" svg:y1="0cm" svg:x2="2.7cm" svg:y2="5cm"><text:p/></draw:line><draw:line draw:style-name="gr173" draw:text-style-name="P132" svg:x1="2.8cm" svg:y1="0cm" svg:x2="2.8cm" svg:y2="5cm"><text:p/></draw:line><draw:line draw:style-name="gr173" draw:text-style-name="P132" svg:x1="2.9cm" svg:y1="0cm" svg:x2="2.9cm" svg:y2="5cm"><text:p/></draw:line><draw:line draw:style-name="gr173" draw:text-style-name="P132" svg:x1="3.1cm" svg:y1="0cm" svg:x2="3.1cm" svg:y2="5cm"><text:p/></draw:line><draw:line draw:style-name="gr173" draw:text-style-name="P132" svg:x1="3.2cm" svg:y1="0cm" svg:x2="3.2cm" svg:y2="5cm"><text:p/></draw:line><draw:line draw:style-name="gr173" draw:text-style-name="P132" svg:x1="3.3cm" svg:y1="0cm" svg:x2="3.3cm" svg:y2="5cm"><text:p/></draw:line><draw:line draw:style-name="gr173" draw:text-style-name="P132" svg:x1="3.4cm" svg:y1="0cm" svg:x2="3.4cm" svg:y2="5cm"><text:p/></draw:line><draw:line draw:style-name="gr173" draw:text-style-name="P132" svg:x1="3.6cm" svg:y1="0cm" svg:x2="3.6cm" svg:y2="5cm"><text:p/></draw:line><draw:line draw:style-name="gr173" draw:text-style-name="P132" svg:x1="3.7cm" svg:y1="0cm" svg:x2="3.7cm" svg:y2="5cm"><text:p/></draw:line><draw:line draw:style-name="gr173" draw:text-style-name="P132" svg:x1="3.8cm" svg:y1="0cm" svg:x2="3.8cm" svg:y2="5cm"><text:p/></draw:line><draw:line draw:style-name="gr173" draw:text-style-name="P132" svg:x1="3.9cm" svg:y1="0cm" svg:x2="3.9cm" svg:y2="5cm"><text:p/></draw:line><draw:line draw:style-name="gr173" draw:text-style-name="P132" svg:x1="4.1cm" svg:y1="0cm" svg:x2="4.1cm" svg:y2="5cm"><text:p/></draw:line><draw:line draw:style-name="gr173" draw:text-style-name="P132" svg:x1="4.2cm" svg:y1="0cm" svg:x2="4.2cm" svg:y2="5cm"><text:p/></draw:line><draw:line draw:style-name="gr173" draw:text-style-name="P132" svg:x1="4.3cm" svg:y1="0cm" svg:x2="4.3cm" svg:y2="5cm"><text:p/></draw:line><draw:line draw:style-name="gr173" draw:text-style-name="P132" svg:x1="4.4cm" svg:y1="0cm" svg:x2="4.4cm" svg:y2="5cm"><text:p/></draw:line><draw:line draw:style-name="gr173" draw:text-style-name="P132" svg:x1="4.6cm" svg:y1="0cm" svg:x2="4.6cm" svg:y2="5cm"><text:p/></draw:line><draw:line draw:style-name="gr173" draw:text-style-name="P132" svg:x1="4.7cm" svg:y1="0cm" svg:x2="4.7cm" svg:y2="5cm"><text:p/></draw:line><draw:line draw:style-name="gr173" draw:text-style-name="P132" svg:x1="4.8cm" svg:y1="0cm" svg:x2="4.8cm" svg:y2="5cm"><text:p/></draw:line><draw:line draw:style-name="gr173" draw:text-style-name="P132" svg:x1="4.9cm" svg:y1="0cm" svg:x2="4.9cm" svg:y2="5cm"><text:p/></draw:line><draw:line draw:style-name="gr173" draw:text-style-name="P132" svg:x1="5.1cm" svg:y1="0cm" svg:x2="5.1cm" svg:y2="5cm"><text:p/></draw:line><draw:line draw:style-name="gr173" draw:text-style-name="P132" svg:x1="5.2cm" svg:y1="0cm" svg:x2="5.2cm" svg:y2="5cm"><text:p/></draw:line><draw:line draw:style-name="gr173" draw:text-style-name="P132" svg:x1="5.3cm" svg:y1="0cm" svg:x2="5.3cm" svg:y2="5cm"><text:p/></draw:line><draw:line draw:style-name="gr173" draw:text-style-name="P132" svg:x1="5.4cm" svg:y1="0cm" svg:x2="5.4cm" svg:y2="5cm"><text:p/></draw:line><draw:line draw:style-name="gr173" draw:text-style-name="P132" svg:x1="5.6cm" svg:y1="0cm" svg:x2="5.6cm" svg:y2="5cm"><text:p/></draw:line><draw:line draw:style-name="gr173" draw:text-style-name="P132" svg:x1="5.7cm" svg:y1="0cm" svg:x2="5.7cm" svg:y2="5cm"><text:p/></draw:line><draw:line draw:style-name="gr173" draw:text-style-name="P132" svg:x1="5.8cm" svg:y1="0cm" svg:x2="5.8cm" svg:y2="5cm"><text:p/></draw:line><draw:line draw:style-name="gr173" draw:text-style-name="P132" svg:x1="5.9cm" svg:y1="0cm" svg:x2="5.9cm" svg:y2="5cm"><text:p/></draw:line><draw:line draw:style-name="gr173" draw:text-style-name="P132" svg:x1="6.1cm" svg:y1="0cm" svg:x2="6.1cm" svg:y2="5cm"><text:p/></draw:line><draw:line draw:style-name="gr173" draw:text-style-name="P132" svg:x1="6.2cm" svg:y1="0cm" svg:x2="6.2cm" svg:y2="5cm"><text:p/></draw:line><draw:line draw:style-name="gr173" draw:text-style-name="P132" svg:x1="6.3cm" svg:y1="0cm" svg:x2="6.3cm" svg:y2="5cm"><text:p/></draw:line><draw:line draw:style-name="gr173" draw:text-style-name="P132" svg:x1="6.4cm" svg:y1="0cm" svg:x2="6.4cm" svg:y2="5cm"><text:p/></draw:line><draw:line draw:style-name="gr173" draw:text-style-name="P132" svg:x1="6.6cm" svg:y1="0cm" svg:x2="6.6cm" svg:y2="5cm"><text:p/></draw:line><draw:line draw:style-name="gr173" draw:text-style-name="P132" svg:x1="6.7cm" svg:y1="0cm" svg:x2="6.7cm" svg:y2="5cm"><text:p/></draw:line><draw:line draw:style-name="gr173" draw:text-style-name="P132" svg:x1="6.8cm" svg:y1="0cm" svg:x2="6.8cm" svg:y2="5cm"><text:p/></draw:line><draw:line draw:style-name="gr173" draw:text-style-name="P132" svg:x1="6.9cm" svg:y1="0cm" svg:x2="6.9cm" svg:y2="5cm"><text:p/></draw:line><draw:line draw:style-name="gr173" draw:text-style-name="P132" svg:x1="7.1cm" svg:y1="0cm" svg:x2="7.1cm" svg:y2="5cm"><text:p/></draw:line><draw:line draw:style-name="gr173" draw:text-style-name="P132" svg:x1="7.2cm" svg:y1="0cm" svg:x2="7.2cm" svg:y2="5cm"><text:p/></draw:line><draw:line draw:style-name="gr173" draw:text-style-name="P132" svg:x1="7.3cm" svg:y1="0cm" svg:x2="7.3cm" svg:y2="5cm"><text:p/></draw:line><draw:line draw:style-name="gr173" draw:text-style-name="P132" svg:x1="7.4cm" svg:y1="0cm" svg:x2="7.4cm" svg:y2="5cm"><text:p/></draw:line><draw:line draw:style-name="gr173" draw:text-style-name="P132" svg:x1="7.6cm" svg:y1="0cm" svg:x2="7.6cm" svg:y2="5cm"><text:p/></draw:line><draw:line draw:style-name="gr173" draw:text-style-name="P132" svg:x1="7.7cm" svg:y1="0cm" svg:x2="7.7cm" svg:y2="5cm"><text:p/></draw:line><draw:line draw:style-name="gr173" draw:text-style-name="P132" svg:x1="7.8cm" svg:y1="0cm" svg:x2="7.8cm" svg:y2="5cm"><text:p/></draw:line><draw:line draw:style-name="gr173" draw:text-style-name="P132" svg:x1="7.9cm" svg:y1="0cm" svg:x2="7.9cm" svg:y2="5cm"><text:p/></draw:line><draw:line draw:style-name="gr173" draw:text-style-name="P132" svg:x1="8.1cm" svg:y1="0cm" svg:x2="8.1cm" svg:y2="5cm"><text:p/></draw:line><draw:line draw:style-name="gr173" draw:text-style-name="P132" svg:x1="8.2cm" svg:y1="0cm" svg:x2="8.2cm" svg:y2="5cm"><text:p/></draw:line><draw:line draw:style-name="gr173" draw:text-style-name="P132" svg:x1="8.3cm" svg:y1="0cm" svg:x2="8.3cm" svg:y2="5cm"><text:p/></draw:line><draw:line draw:style-name="gr173" draw:text-style-name="P132" svg:x1="8.4cm" svg:y1="0cm" svg:x2="8.4cm" svg:y2="5cm"><text:p/></draw:line><draw:line draw:style-name="gr173" draw:text-style-name="P132" svg:x1="8.6cm" svg:y1="0cm" svg:x2="8.6cm" svg:y2="5cm"><text:p/></draw:line><draw:line draw:style-name="gr173" draw:text-style-name="P132" svg:x1="8.7cm" svg:y1="0cm" svg:x2="8.7cm" svg:y2="5cm"><text:p/></draw:line><draw:line draw:style-name="gr173" draw:text-style-name="P132" svg:x1="8.8cm" svg:y1="0cm" svg:x2="8.8cm" svg:y2="5cm"><text:p/></draw:line><draw:line draw:style-name="gr173" draw:text-style-name="P132" svg:x1="8.9cm" svg:y1="0cm" svg:x2="8.9cm" svg:y2="5cm"><text:p/></draw:line><draw:line draw:style-name="gr173" draw:text-style-name="P132" svg:x1="0cm" svg:y1="0.102cm" svg:x2="9cm" svg:y2="0.102cm"><text:p/></draw:line><draw:line draw:style-name="gr173" draw:text-style-name="P132" svg:x1="0cm" svg:y1="0.2cm" svg:x2="9cm" svg:y2="0.2cm"><text:p/></draw:line><draw:line draw:style-name="gr173" draw:text-style-name="P132" svg:x1="0cm" svg:y1="0.3cm" svg:x2="9cm" svg:y2="0.3cm"><text:p/></draw:line><draw:line draw:style-name="gr173" draw:text-style-name="P132" svg:x1="0cm" svg:y1="0.4cm" svg:x2="9cm" svg:y2="0.4cm"><text:p/></draw:line><draw:line draw:style-name="gr173" draw:text-style-name="P132" svg:x1="0cm" svg:y1="0.6cm" svg:x2="9cm" svg:y2="0.6cm"><text:p/></draw:line><draw:line draw:style-name="gr173" draw:text-style-name="P132" svg:x1="0cm" svg:y1="0.7cm" svg:x2="9cm" svg:y2="0.7cm"><text:p/></draw:line><draw:line draw:style-name="gr173" draw:text-style-name="P132" svg:x1="0cm" svg:y1="0.8cm" svg:x2="9cm" svg:y2="0.8cm"><text:p/></draw:line><draw:line draw:style-name="gr173" draw:text-style-name="P132" svg:x1="0cm" svg:y1="0.901cm" svg:x2="9cm" svg:y2="0.901cm"><text:p/></draw:line><draw:line draw:style-name="gr173" draw:text-style-name="P132" svg:x1="0cm" svg:y1="1.102cm" svg:x2="9cm" svg:y2="1.102cm"><text:p/></draw:line><draw:line draw:style-name="gr173" draw:text-style-name="P132" svg:x1="0cm" svg:y1="1.2cm" svg:x2="9cm" svg:y2="1.2cm"><text:p/></draw:line><draw:line draw:style-name="gr173" draw:text-style-name="P132" svg:x1="0cm" svg:y1="1.3cm" svg:x2="9cm" svg:y2="1.3cm"><text:p/></draw:line><draw:line draw:style-name="gr173" draw:text-style-name="P132" svg:x1="0cm" svg:y1="1.402cm" svg:x2="9cm" svg:y2="1.402cm"><text:p/></draw:line><draw:line draw:style-name="gr173" draw:text-style-name="P132" svg:x1="0cm" svg:y1="1.6cm" svg:x2="9cm" svg:y2="1.6cm"><text:p/></draw:line><draw:line draw:style-name="gr173" draw:text-style-name="P132" svg:x1="0cm" svg:y1="1.7cm" svg:x2="9cm" svg:y2="1.7cm"><text:p/></draw:line><draw:line draw:style-name="gr173" draw:text-style-name="P132" svg:x1="0cm" svg:y1="1.8cm" svg:x2="9cm" svg:y2="1.8cm"><text:p/></draw:line><draw:line draw:style-name="gr173" draw:text-style-name="P132" svg:x1="0cm" svg:y1="1.9cm" svg:x2="9cm" svg:y2="1.9cm"><text:p/></draw:line><draw:line draw:style-name="gr173" draw:text-style-name="P132" svg:x1="0cm" svg:y1="2.1cm" svg:x2="9cm" svg:y2="2.1cm"><text:p/></draw:line><draw:line draw:style-name="gr173" draw:text-style-name="P132" svg:x1="0cm" svg:y1="2.201cm" svg:x2="9cm" svg:y2="2.201cm"><text:p/></draw:line><draw:line draw:style-name="gr173" draw:text-style-name="P132" svg:x1="0cm" svg:y1="2.3cm" svg:x2="9cm" svg:y2="2.3cm"><text:p/></draw:line><draw:line draw:style-name="gr173" draw:text-style-name="P132" svg:x1="0cm" svg:y1="2.402cm" svg:x2="9cm" svg:y2="2.402cm"><text:p/></draw:line><draw:line draw:style-name="gr173" draw:text-style-name="P132" svg:x1="0cm" svg:y1="2.6cm" svg:x2="9cm" svg:y2="2.6cm"><text:p/></draw:line><draw:line draw:style-name="gr173" draw:text-style-name="P132" svg:x1="0cm" svg:y1="2.702cm" svg:x2="9cm" svg:y2="2.702cm"><text:p/></draw:line><draw:line draw:style-name="gr173" draw:text-style-name="P132" svg:x1="0cm" svg:y1="2.8cm" svg:x2="9cm" svg:y2="2.8cm"><text:p/></draw:line><draw:line draw:style-name="gr173" draw:text-style-name="P132" svg:x1="0cm" svg:y1="2.9cm" svg:x2="9cm" svg:y2="2.9cm"><text:p/></draw:line><draw:line draw:style-name="gr173" draw:text-style-name="P132" svg:x1="0cm" svg:y1="3.1cm" svg:x2="9cm" svg:y2="3.1cm"><text:p/></draw:line><draw:line draw:style-name="gr173" draw:text-style-name="P132" svg:x1="0cm" svg:y1="3.2cm" svg:x2="9cm" svg:y2="3.2cm"><text:p/></draw:line><draw:line draw:style-name="gr173" draw:text-style-name="P132" svg:x1="0cm" svg:y1="3.3cm" svg:x2="9cm" svg:y2="3.3cm"><text:p/></draw:line><draw:line draw:style-name="gr173" draw:text-style-name="P132" svg:x1="0cm" svg:y1="3.4cm" svg:x2="9cm" svg:y2="3.4cm"><text:p/></draw:line><draw:line draw:style-name="gr173" draw:text-style-name="P132" svg:x1="0cm" svg:y1="3.6cm" svg:x2="9cm" svg:y2="3.6cm"><text:p/></draw:line><draw:line draw:style-name="gr173" draw:text-style-name="P132" svg:x1="0cm" svg:y1="3.702cm" svg:x2="9cm" svg:y2="3.702cm"><text:p/></draw:line><draw:line draw:style-name="gr173" draw:text-style-name="P132" svg:x1="0cm" svg:y1="3.8cm" svg:x2="9cm" svg:y2="3.8cm"><text:p/></draw:line><draw:line draw:style-name="gr173" draw:text-style-name="P132" svg:x1="0cm" svg:y1="3.9cm" svg:x2="9cm" svg:y2="3.9cm"><text:p/></draw:line><draw:line draw:style-name="gr173" draw:text-style-name="P132" svg:x1="0cm" svg:y1="4.1cm" svg:x2="9cm" svg:y2="4.1cm"><text:p/></draw:line><draw:line draw:style-name="gr173" draw:text-style-name="P132" svg:x1="0cm" svg:y1="4.2cm" svg:x2="9cm" svg:y2="4.2cm"><text:p/></draw:line><draw:line draw:style-name="gr173" draw:text-style-name="P132" svg:x1="0cm" svg:y1="4.3cm" svg:x2="9cm" svg:y2="4.3cm"><text:p/></draw:line><draw:line draw:style-name="gr173" draw:text-style-name="P132" svg:x1="0cm" svg:y1="4.4cm" svg:x2="9cm" svg:y2="4.4cm"><text:p/></draw:line><draw:line draw:style-name="gr173" draw:text-style-name="P132" svg:x1="0cm" svg:y1="4.6cm" svg:x2="9cm" svg:y2="4.6cm"><text:p/></draw:line><draw:line draw:style-name="gr173" draw:text-style-name="P132" svg:x1="0cm" svg:y1="4.7cm" svg:x2="9cm" svg:y2="4.7cm"><text:p/></draw:line><draw:line draw:style-name="gr173" draw:text-style-name="P132" svg:x1="0cm" svg:y1="4.801cm" svg:x2="9cm" svg:y2="4.801cm"><text:p/></draw:line><draw:line draw:style-name="gr173" draw:text-style-name="P132" svg:x1="0cm" svg:y1="4.9cm" svg:x2="9cm" svg:y2="4.9cm"><text:p/></draw:line><draw:line draw:style-name="gr174" draw:text-style-name="P132" svg:x1="0.5cm" svg:y1="0cm" svg:x2="0.5cm" svg:y2="5cm"><text:p/></draw:line><draw:line draw:style-name="gr174" draw:text-style-name="P132" svg:x1="1.5cm" svg:y1="0cm" svg:x2="1.5cm" svg:y2="5cm"><text:p/></draw:line><draw:line draw:style-name="gr174" draw:text-style-name="P132" svg:x1="2.5cm" svg:y1="0cm" svg:x2="2.5cm" svg:y2="5cm"><text:p/></draw:line><draw:line draw:style-name="gr174" draw:text-style-name="P132" svg:x1="3.5cm" svg:y1="0cm" svg:x2="3.5cm" svg:y2="5cm"><text:p/></draw:line><draw:line draw:style-name="gr174" draw:text-style-name="P132" svg:x1="4.5cm" svg:y1="0cm" svg:x2="4.5cm" svg:y2="5cm"><text:p/></draw:line><draw:line draw:style-name="gr174" draw:text-style-name="P132" svg:x1="5.5cm" svg:y1="0cm" svg:x2="5.5cm" svg:y2="5cm"><text:p/></draw:line><draw:line draw:style-name="gr174" draw:text-style-name="P132" svg:x1="6.5cm" svg:y1="0cm" svg:x2="6.5cm" svg:y2="5cm"><text:p/></draw:line><draw:line draw:style-name="gr174" draw:text-style-name="P132" svg:x1="7.5cm" svg:y1="0cm" svg:x2="7.5cm" svg:y2="5cm"><text:p/></draw:line><draw:line draw:style-name="gr174" draw:text-style-name="P132" svg:x1="8.5cm" svg:y1="0cm" svg:x2="8.5cm" svg:y2="5cm"><text:p/></draw:line><draw:line draw:style-name="gr174" draw:text-style-name="P132" svg:x1="0cm" svg:y1="0.5cm" svg:x2="9cm" svg:y2="0.5cm"><text:p/></draw:line><draw:line draw:style-name="gr174" draw:text-style-name="P132" svg:x1="0cm" svg:y1="1.5cm" svg:x2="9cm" svg:y2="1.5cm"><text:p/></draw:line><draw:line draw:style-name="gr174" draw:text-style-name="P132" svg:x1="0cm" svg:y1="2.5cm" svg:x2="9cm" svg:y2="2.5cm"><text:p/></draw:line><draw:line draw:style-name="gr174" draw:text-style-name="P132" svg:x1="0cm" svg:y1="3.501cm" svg:x2="9cm" svg:y2="3.501cm"><text:p/></draw:line><draw:line draw:style-name="gr174" draw:text-style-name="P132" svg:x1="0cm" svg:y1="4.501cm" svg:x2="9cm" svg:y2="4.501cm"><text:p/></draw:line><draw:line draw:style-name="gr175" draw:text-style-name="P132" svg:x1="0cm" svg:y1="0cm" svg:x2="0cm" svg:y2="5cm"><text:p/></draw:line><draw:line draw:style-name="gr175" draw:text-style-name="P132" svg:x1="1cm" svg:y1="0cm" svg:x2="1cm" svg:y2="5cm"><text:p/></draw:line><draw:line draw:style-name="gr175" draw:text-style-name="P132" svg:x1="2cm" svg:y1="0cm" svg:x2="2cm" svg:y2="5cm"><text:p/></draw:line><draw:line draw:style-name="gr175" draw:text-style-name="P132" svg:x1="3cm" svg:y1="0cm" svg:x2="3cm" svg:y2="5cm"><text:p/></draw:line><draw:line draw:style-name="gr175" draw:text-style-name="P132" svg:x1="5cm" svg:y1="0cm" svg:x2="5cm" svg:y2="5cm"><text:p/></draw:line><draw:line draw:style-name="gr175" draw:text-style-name="P132" svg:x1="6cm" svg:y1="0cm" svg:x2="6cm" svg:y2="5cm"><text:p/></draw:line><draw:line draw:style-name="gr175" draw:text-style-name="P132" svg:x1="7cm" svg:y1="0cm" svg:x2="7cm" svg:y2="5cm"><text:p/></draw:line><draw:line draw:style-name="gr175" draw:text-style-name="P132" svg:x1="8cm" svg:y1="0cm" svg:x2="8cm" svg:y2="5cm"><text:p/></draw:line><draw:line draw:style-name="gr175" draw:text-style-name="P132" svg:x1="0cm" svg:y1="0cm" svg:x2="9cm" svg:y2="0cm"><text:p/></draw:line><draw:line draw:style-name="gr175" draw:text-style-name="P132" svg:x1="0cm" svg:y1="1cm" svg:x2="9cm" svg:y2="1cm"><text:p/></draw:line><draw:line draw:style-name="gr175" draw:text-style-name="P132" svg:x1="0cm" svg:y1="2cm" svg:x2="9cm" svg:y2="2cm"><text:p/></draw:line><draw:line draw:style-name="gr176" draw:text-style-name="P132" svg:x1="0cm" svg:y1="3cm" svg:x2="9cm" svg:y2="3cm"><text:p/></draw:line><draw:line draw:style-name="gr175" draw:text-style-name="P132" svg:x1="0cm" svg:y1="4.002cm" svg:x2="9cm" svg:y2="4.002cm"><text:p/></draw:line><draw:line draw:style-name="gr175" draw:text-style-name="P132" svg:x1="9cm" svg:y1="0cm" svg:x2="9cm" svg:y2="5cm"><text:p/></draw:line><draw:line draw:style-name="gr175" draw:text-style-name="P132" svg:x1="0cm" svg:y1="5.002cm" svg:x2="9cm" svg:y2="5.002cm"><text:p/></draw:line><draw:line draw:style-name="gr177" draw:text-style-name="P132" svg:x1="4cm" svg:y1="0cm" svg:x2="4cm" svg:y2="5cm"><text:p/></draw:line></draw:g><draw:g draw:style-name="gr7"><draw:frame draw:style-name="gr178" draw:text-style-name="P134" svg:width="0.207cm" svg:height="0.403cm" svg:x="3.713cm" svg:y="3.062cm"><draw:text-box><text:p text:style-name="P133"><text:span text:style-name="T69">0</text:span></text:p></draw:text-box></draw:frame><draw:frame draw:style-name="gr179" draw:text-style-name="P134" svg:width="0.526cm" svg:height="0.375cm" svg:x="4.777cm" svg:y="3.134cm"><draw:text-box><text:p text:style-name="P133"><text:span text:style-name="T69">+1</text:span></text:p></draw:text-box></draw:frame><draw:frame draw:style-name="gr180" draw:text-style-name="P134" svg:width="0.526cm" svg:height="0.539cm" svg:x="3.33cm" svg:y="1.7cm"><draw:text-box><text:p text:style-name="P133"><text:span text:style-name="T69">+1</text:span></text:p></draw:text-box></draw:frame><draw:line draw:style-name="gr181" draw:text-style-name="P135" svg:x1="5cm" svg:y1="2.85cm" svg:x2="5cm" svg:y2="3.153cm"><text:p/></draw:line><draw:line draw:style-name="gr181" draw:text-style-name="P135" svg:x1="4.164cm" svg:y1="1.997cm" svg:x2="3.861cm" svg:y2="1.997cm"><text:p/></draw:line><draw:g draw:style-name="gr7"><draw:line draw:style-name="gr182" draw:text-style-name="P135" svg:x1="5.427cm" svg:y1="0.383cm" svg:x2="5.628cm" svg:y2="0.586cm"><text:p/></draw:line><draw:line draw:style-name="gr183" draw:text-style-name="P135" svg:x1="5.628cm" svg:y1="0.383cm" svg:x2="5.427cm" svg:y2="0.586cm"><text:p/></draw:line></draw:g><draw:frame draw:style-name="gr184" draw:text-style-name="P134" svg:width="0.221cm" svg:height="0.403cm" svg:x="5.63cm" svg:y="0.049cm"><draw:text-box><text:p text:style-name="P133"><text:span text:style-name="T69">A</text:span></text:p></draw:text-box></draw:frame><draw:g draw:style-name="gr7"><draw:line draw:style-name="gr185" draw:text-style-name="P135" svg:x1="1.594cm" svg:y1="1.392cm" svg:x2="1.797cm" svg:y2="1.595cm"><text:p/></draw:line><draw:line draw:style-name="gr186" draw:text-style-name="P135" svg:x1="1.797cm" svg:y1="1.392cm" svg:x2="1.594cm" svg:y2="1.595cm"><text:p/></draw:line></draw:g><draw:frame draw:style-name="gr187" draw:text-style-name="P134" svg:width="0.223cm" svg:height="0.406cm" svg:x="1.408cm" svg:y="1.057cm"><draw:text-box><text:p text:style-name="P133"><text:span text:style-name="T69">B</text:span></text:p></draw:text-box></draw:frame><draw:g draw:style-name="gr7"><draw:line draw:style-name="gr188" draw:text-style-name="P135" svg:x1="1.09cm" svg:y1="3.612cm" svg:x2="1.293cm" svg:y2="3.815cm"><text:p/></draw:line><draw:line draw:style-name="gr189" draw:text-style-name="P135" svg:x1="1.293cm" svg:y1="3.612cm" svg:x2="1.09cm" svg:y2="3.815cm"><text:p/></draw:line></draw:g><draw:frame draw:style-name="gr190" draw:text-style-name="P134" svg:width="0.227cm" svg:height="0.403cm" svg:x="1.307cm" svg:y="3.261cm"><draw:text-box><text:p text:style-name="P133"><text:span text:style-name="T69">C</text:span></text:p></draw:text-box></draw:frame><draw:g draw:style-name="gr7"><draw:line draw:style-name="gr191" draw:text-style-name="P135" svg:x1="6.4cm" svg:y1="4.614cm" svg:x2="6.599cm" svg:y2="4.817cm"><text:p/></draw:line><draw:line draw:style-name="gr192" draw:text-style-name="P135" svg:x1="6.599cm" svg:y1="4.614cm" svg:x2="6.4cm" svg:y2="4.817cm"><text:p/></draw:line></draw:g><draw:frame draw:style-name="gr193" draw:text-style-name="P134" svg:width="0.249cm" svg:height="0.403cm" svg:x="6.683cm" svg:y="4.516cm"><draw:text-box><text:p text:style-name="P133"><text:span text:style-name="T69">D</text:span></text:p></draw:text-box></draw:frame><draw:g draw:style-name="gr7"><draw:line draw:style-name="gr194" draw:text-style-name="P135" svg:x1="6.501cm" svg:y1="1.59cm" svg:x2="6.702cm" svg:y2="1.789cm"><text:p/></draw:line><draw:line draw:style-name="gr195" draw:text-style-name="P135" svg:x1="6.702cm" svg:y1="1.59cm" svg:x2="6.501cm" svg:y2="1.789cm"><text:p/></draw:line></draw:g><draw:frame draw:style-name="gr196" draw:text-style-name="P134" svg:width="0.251cm" svg:height="0.406cm" svg:x="6.613cm" svg:y="1.215cm"><draw:text-box><text:p text:style-name="P133"><text:span text:style-name="T69">G</text:span></text:p></draw:text-box></draw:frame><draw:g draw:style-name="gr7"><draw:line draw:style-name="gr197" draw:text-style-name="P135" svg:x1="3.9cm" svg:y1="1.39cm" svg:x2="4.099cm" svg:y2="1.591cm"><text:p/></draw:line><draw:line draw:style-name="gr198" draw:text-style-name="P135" svg:x1="4.099cm" svg:y1="1.39cm" svg:x2="3.9cm" svg:y2="1.591cm"><text:p/></draw:line></draw:g><draw:frame draw:style-name="gr199" draw:text-style-name="P134" svg:width="0.218cm" svg:height="0.403cm" svg:x="4.138cm" svg:y="1.037cm"><draw:text-box><text:p text:style-name="P133"><text:span text:style-name="T69">E</text:span></text:p></draw:text-box></draw:frame><draw:g draw:style-name="gr7"><draw:line draw:style-name="gr200" draw:text-style-name="P135" svg:x1="2.501cm" svg:y1="2.904cm" svg:x2="2.702cm" svg:y2="3.103cm"><text:p/></draw:line><draw:line draw:style-name="gr201" draw:text-style-name="P135" svg:x1="2.702cm" svg:y1="2.904cm" svg:x2="2.501cm" svg:y2="3.103cm"><text:p/></draw:line></draw:g><draw:frame draw:style-name="gr199" draw:text-style-name="P134" svg:width="0.218cm" svg:height="0.403cm" svg:x="2.686cm" svg:y="2.579cm"><draw:text-box><text:p text:style-name="P133"><text:span text:style-name="T69">F</text:span></text:p></draw:text-box></draw:frame><draw:g draw:style-name="gr7"><draw:line draw:style-name="gr202" draw:text-style-name="P135" svg:x1="2.198cm" svg:y1="4.616cm" svg:x2="2.399cm" svg:y2="4.819cm"><text:p/></draw:line><draw:line draw:style-name="gr203" draw:text-style-name="P135" svg:x1="2.399cm" svg:y1="4.616cm" svg:x2="2.198cm" svg:y2="4.819cm"><text:p/></draw:line></draw:g><draw:frame draw:style-name="gr204" draw:text-style-name="P134" svg:width="0.242cm" svg:height="0.403cm" svg:x="2.427cm" svg:y="4.292cm"><draw:text-box><text:p text:style-name="P133"><text:span text:style-name="T69">H</text:span></text:p></draw:text-box></draw:frame></draw:g></draw:g></text:p>
        </text:list-header>
      </text:list>
      <text:section text:style-name="Sect2" text:name="Section15">
        <text:p text:style-name="P48">A( <text:span text:style-name="T41">.</text:span><text:span text:style-name="T42">…</text:span> ; <text:span text:style-name="_5f_gris">.</text:span><text:span text:style-name="_5f_gris"><text:span text:style-name="T31">…</text:span></text:span> )</text:p>
        <text:p text:style-name="P49">B( <text:span text:style-name="_5f_gris"><text:span text:style-name="T31">….</text:span></text:span> ; <text:span text:style-name="_5f_gris">.</text:span><text:span text:style-name="_5f_gris"><text:span text:style-name="T31">…</text:span></text:span> )</text:p>
        <text:p text:style-name="P39">C( <text:span text:style-name="_5f_gris"><text:span text:style-name="T31">….</text:span></text:span> ; <text:span text:style-name="_5f_gris">.</text:span><text:span text:style-name="_5f_gris"><text:span text:style-name="T31">…</text:span></text:span> )</text:p>
        <text:p text:style-name="P49">D( <text:span text:style-name="_5f_gris"><text:span text:style-name="T31">….</text:span></text:span> ; <text:span text:style-name="_5f_gris"><text:span text:style-name="T31">…</text:span></text:span> )</text:p>
        <text:p text:style-name="P39">E( <text:span text:style-name="_5f_gris"><text:span text:style-name="T31">….</text:span></text:span> ; <text:span text:style-name="_5f_gris">.</text:span><text:span text:style-name="_5f_gris"><text:span text:style-name="T31">…</text:span></text:span> )</text:p>
        <text:p text:style-name="P49">F( <text:span text:style-name="_5f_gris"><text:span text:style-name="T31">….</text:span></text:span> ; <text:span text:style-name="_5f_gris">.</text:span><text:span text:style-name="_5f_gris"><text:span text:style-name="T31">…</text:span></text:span> )</text:p>
        <text:p text:style-name="P39">G( <text:span text:style-name="_5f_gris"><text:span text:style-name="T31">….</text:span></text:span> ; <text:span text:style-name="_5f_gris"><text:span text:style-name="T31">…</text:span></text:span> )</text:p>
        <text:p text:style-name="P50">H( <text:span text:style-name="_5f_gris"><text:span text:style-name="T31">….</text:span></text:span> ; <text:span text:style-name="_5f_gris"><text:span text:style-name="T31">…</text:span></text:span> )</text:p>
      </text:section>
      <text:list xml:id="list214056960896639" text:continue-list="list214056940302883" text:style-name="Num_5f_Exo">
        <text:list-item>
          <text:h text:style-name="P58" text:outline-level="1"> Dans le repère ci-dessous :</text:h>
        </text:list-item>
      </text:list>
      <text:p text:style-name="_5f_Paragraphe_20_livret_20_"><draw:g text:anchor-type="paragraph" draw:z-index="22" draw:name="Forme10" draw:style-name="gr1"><draw:line draw:style-name="gr84" draw:text-style-name="P118" svg:x1="1.335cm" svg:y1="0.639cm" svg:x2="7.814cm" svg:y2="0.639cm"><text:p/></draw:line><draw:line draw:style-name="gr84" draw:text-style-name="P118" svg:x1="1.875cm" svg:y1="0.105cm" svg:x2="1.875cm" svg:y2="5.503cm"><text:p/></draw:line><draw:line draw:style-name="gr84" draw:text-style-name="P118" svg:x1="2.413cm" svg:y1="0.105cm" svg:x2="2.413cm" svg:y2="5.494cm"><text:p/></draw:line><draw:line draw:style-name="gr84" draw:text-style-name="P118" svg:x1="2.951cm" svg:y1="0.105cm" svg:x2="2.951cm" svg:y2="5.494cm"><text:p/></draw:line><draw:line draw:style-name="gr84" draw:text-style-name="P118" svg:x1="3.489cm" svg:y1="0.105cm" svg:x2="3.489cm" svg:y2="5.494cm"><text:p/></draw:line><draw:line draw:style-name="gr84" draw:text-style-name="P118" svg:x1="4.034cm" svg:y1="0.105cm" svg:x2="4.034cm" svg:y2="5.494cm"><text:p/></draw:line><draw:line draw:style-name="gr84" draw:text-style-name="P118" svg:x1="5.11cm" svg:y1="0.105cm" svg:x2="5.11cm" svg:y2="5.494cm"><text:p/></draw:line><draw:line draw:style-name="gr84" draw:text-style-name="P118" svg:x1="5.655cm" svg:y1="0.105cm" svg:x2="5.655cm" svg:y2="5.494cm"><text:p/></draw:line><draw:line draw:style-name="gr84" draw:text-style-name="P118" svg:x1="6.195cm" svg:y1="0.105cm" svg:x2="6.195cm" svg:y2="5.494cm"><text:p/></draw:line><draw:line draw:style-name="gr84" draw:text-style-name="P118" svg:x1="6.724cm" svg:y1="0.105cm" svg:x2="6.724cm" svg:y2="5.494cm"><text:p/></draw:line><draw:line draw:style-name="gr84" draw:text-style-name="P118" svg:x1="7.274cm" svg:y1="0.105cm" svg:x2="7.274cm" svg:y2="5.494cm"><text:p/></draw:line><draw:line draw:style-name="gr84" draw:text-style-name="P118" svg:x1="7.807cm" svg:y1="0.105cm" svg:x2="7.807cm" svg:y2="5.494cm"><text:p/></draw:line><draw:line draw:style-name="gr84" draw:text-style-name="P118" svg:x1="1.339cm" svg:y1="0.105cm" svg:x2="1.339cm" svg:y2="5.503cm"><text:p/></draw:line><draw:line draw:style-name="gr84" draw:text-style-name="P118" svg:x1="1.335cm" svg:y1="1.177cm" svg:x2="7.814cm" svg:y2="1.177cm"><text:p/></draw:line><draw:line draw:style-name="gr84" draw:text-style-name="P118" svg:x1="1.335cm" svg:y1="1.718cm" svg:x2="7.814cm" svg:y2="1.718cm"><text:p/></draw:line><draw:line draw:style-name="gr84" draw:text-style-name="P118" svg:x1="1.335cm" svg:y1="2.26cm" svg:x2="7.814cm" svg:y2="2.26cm"><text:p/></draw:line><draw:line draw:style-name="gr164" draw:text-style-name="P118" svg:x1="1.335cm" svg:y1="2.796cm" svg:x2="7.814cm" svg:y2="2.796cm"><text:p/></draw:line><draw:line draw:style-name="gr84" draw:text-style-name="P118" svg:x1="1.335cm" svg:y1="3.336cm" svg:x2="7.814cm" svg:y2="3.336cm"><text:p/></draw:line><draw:line draw:style-name="gr84" draw:text-style-name="P118" svg:x1="1.335cm" svg:y1="3.877cm" svg:x2="7.814cm" svg:y2="3.877cm"><text:p/></draw:line><draw:line draw:style-name="gr84" draw:text-style-name="P118" svg:x1="1.335cm" svg:y1="4.417cm" svg:x2="7.814cm" svg:y2="4.417cm"><text:p/></draw:line><draw:line draw:style-name="gr84" draw:text-style-name="P118" svg:x1="1.335cm" svg:y1="4.953cm" svg:x2="7.814cm" svg:y2="4.953cm"><text:p/></draw:line><draw:frame draw:style-name="gr165" draw:text-style-name="P131" svg:width="0.311cm" svg:height="0.512cm" svg:x="4.159cm" svg:y="2.853cm"><draw:text-box><text:p text:style-name="P113"><text:span text:style-name="T67">O</text:span></text:p></draw:text-box></draw:frame><draw:frame draw:style-name="gr166" draw:text-style-name="P131" svg:width="0.652cm" svg:height="0.512cm" svg:x="3.873cm" svg:y="1.486cm"><draw:text-box><text:p><text:span text:style-name="T67">+1</text:span></text:p></draw:text-box></draw:frame><draw:frame draw:style-name="gr167" draw:text-style-name="P131" svg:width="0.567cm" svg:height="0.449cm" svg:x="5.323cm" svg:y="2.891cm"><draw:text-box><text:p><text:span text:style-name="T67">+1</text:span></text:p></draw:text-box></draw:frame><draw:line draw:style-name="gr168" draw:text-style-name="P118" svg:x1="2.309cm" svg:y1="1.833cm" svg:x2="2.517cm" svg:y2="1.614cm"><text:p/></draw:line><draw:line draw:style-name="gr169" draw:text-style-name="P118" svg:x1="2.524cm" svg:y1="1.833cm" svg:x2="2.309cm" svg:y2="1.614cm"><text:p/></draw:line><draw:frame draw:style-name="gr170" draw:text-style-name="P131" svg:width="0.334cm" svg:height="0.511cm" svg:x="1.94cm" svg:y="1.226cm"><draw:text-box><text:p text:style-name="P113"><text:span text:style-name="T67">M</text:span></text:p></draw:text-box></draw:frame><draw:line draw:style-name="gr106" draw:text-style-name="P118" svg:x1="4.702cm" svg:y1="1.718cm" svg:x2="4.457cm" svg:y2="1.718cm"><text:p/></draw:line><draw:line draw:style-name="gr106" draw:text-style-name="P118" svg:x1="5.655cm" svg:y1="2.676cm" svg:x2="5.655cm" svg:y2="2.916cm"><text:p/></draw:line><draw:line draw:style-name="gr84" draw:text-style-name="P118" svg:x1="1.337cm" svg:y1="0.101cm" svg:x2="7.816cm" svg:y2="0.101cm"><text:p/></draw:line><draw:line draw:style-name="gr84" draw:text-style-name="P118" svg:x1="1.337cm" svg:y1="5.5cm" svg:x2="7.816cm" svg:y2="5.5cm"><text:p/></draw:line><draw:line draw:style-name="gr171" draw:text-style-name="P118" svg:x1="4.581cm" svg:y1="0.105cm" svg:x2="4.581cm" svg:y2="5.494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P46"/>
      <text:p text:style-name="_5f_Paragraphe_20_livret_20_"/>
      <text:p text:style-name="_5f_Paragraphe_20_livret_20_"/>
      <text:p text:style-name="_5f_Paragraphe_20_livret_20_"/>
      <text:p text:style-name="_5f_Paragraphe_20_livret_20_"/>
      <text:list xml:id="list214056943051745" text:continue-list="list214055191384087" text:style-name="_5f_Numérotation_20_des_20_exercices_20_livrets">
        <text:list-header>
          <text:p text:style-name="P66"/>
        </text:list-header>
      </text:list>
      <text:list xml:id="list3050672631" text:style-name="liste_5f_abc">
        <text:list-item text:start-value="1">
          <text:p text:style-name="P78">Place le point A, symétrique du point M par rapport à l’axe des abscisses.</text:p>
        </text:list-item>
      </text:list>
      <text:list xml:id="list214057101195911" text:continue-list="list214056943051745" text:style-name="_5f_Numérotation_20_des_20_exercices_20_livrets">
        <text:list-item>
          <text:list>
            <text:list-header>
              <text:p text:style-name="P95">Donne ses coordonnées : A( <text:span text:style-name="_5f_gris">….</text:span><text:span text:style-name="_5f_gris"><text:span text:style-name="T31">…</text:span></text:span> ; <text:span text:style-name="_5f_gris">....</text:span><text:span text:style-name="_5f_gris"><text:span text:style-name="T31">…</text:span></text:span> ).</text:p>
            </text:list-header>
          </text:list>
        </text:list-item>
      </text:list>
      <text:list xml:id="list214055646966122" text:continue-list="list3050672631" text:style-name="liste_5f_abc">
        <text:list-item>
          <text:p text:style-name="P78">Place le point B, symétrique du point M par rapport à l’axe des ordonnées. </text:p>
        </text:list-item>
      </text:list>
      <text:list xml:id="list214055295244915" text:continue-list="list214057101195911" text:style-name="_5f_Numérotation_20_des_20_exercices_20_livrets">
        <text:list-item>
          <text:list>
            <text:list-header>
              <text:p text:style-name="P95">Donne ses coordonnées : B( <text:span text:style-name="_5f_gris"><text:span text:style-name="T31">…....</text:span></text:span><text:span text:style-name="_5f_gris"> </text:span>; <text:span text:style-name="_5f_gris">....</text:span><text:span text:style-name="_5f_gris"><text:span text:style-name="T31">…</text:span></text:span> ).</text:p>
            </text:list-header>
          </text:list>
        </text:list-item>
      </text:list>
      <text:list xml:id="list214056771006961" text:continue-list="list214055646966122" text:style-name="liste_5f_abc">
        <text:list-item>
          <text:p text:style-name="P79">Que dire des coordonnées des points A et B ? </text:p>
        </text:list-item>
      </text:list>
      <text:list xml:id="list214056839254867" text:continue-list="list214055295244915" text:style-name="_5f_Numérotation_20_des_20_exercices_20_livrets">
        <text:list-header>
          <text:p text:style-name="P64"><text:span text:style-name="_5f_pointillés_20_gris"><text:tab/></text:span></text:p>
          <text:p text:style-name="P64"><text:span text:style-name="_5f_pointillés_20_gris"><text:tab/></text:span></text:p>
        </text:list-header>
      </text:list>
      <text:list xml:id="list214055282008297" text:continue-list="list214056771006961" text:style-name="liste_5f_abc">
        <text:list-item>
          <text:p text:style-name="P79">Quelle est la position des points A et B par rapport à l’origine O ? </text:p>
        </text:list-item>
      </text:list>
      <text:list xml:id="list214055585172045" text:continue-list="list214056839254867" text:style-name="_5f_Numérotation_20_des_20_exercices_20_livrets">
        <text:list-header>
          <text:p text:style-name="P64"><text:span text:style-name="_5f_pointillés_20_gris"><text:tab/></text:span></text:p>
          <text:p text:style-name="P64"><text:span text:style-name="_5f_pointillés_20_gris"><text:tab/></text:span></text:p>
        </text:list-header>
      </text:list>
      <text:list xml:id="list214056527768565" text:continue-list="list214055282008297" text:style-name="liste_5f_abc">
        <text:list-item>
          <text:p text:style-name="P82">Place le point C de coordonnées (1,5 ; 2).</text:p>
        </text:list-item>
        <text:list-item>
          <text:p text:style-name="P67">Place le point D, symétrique du point C par rapport à la droite (AB).</text:p>
        </text:list-item>
      </text:list>
      <text:list xml:id="list214056021760925" text:continue-list="list214055585172045" text:style-name="_5f_Numérotation_20_des_20_exercices_20_livrets">
        <text:list-item>
          <text:list>
            <text:list-header>
              <text:p text:style-name="P95">Donne ses coordonnées : D( <text:span text:style-name="T41">….</text:span><text:span text:style-name="T42">…</text:span> ; <text:span text:style-name="T41">….</text:span><text:span text:style-name="T42">…</text:span> ).</text:p>
            </text:list-header>
          </text:list>
        </text:list-item>
      </text:list>
      <text:list xml:id="list214055854584520" text:continue-list="list214056960896639" text:style-name="Num_5f_Exo">
        <text:list-item>
          <text:h text:style-name="P104" text:outline-level="1"><text:soft-page-break/><text:span text:style-name="T43"> </text:span><text:span text:style-name="Bold_5f_niv2"><text:span text:style-name="T44">Trouve</text:span></text:span><text:span text:style-name="Bold_5f_niv2"><text:span text:style-name="T45">r</text:span></text:span><text:span text:style-name="Bold_5f_niv2"><text:span text:style-name="T44"> la co-ordonnée</text:span></text:span></text:h>
        </text:list-item>
      </text:list>
      <text:p text:style-name="P33"><draw:g text:anchor-type="as-char" svg:y="-1.028cm" draw:z-index="23" draw:name="Forme11" draw:style-name="gr109"><draw:line draw:style-name="gr110" draw:text-style-name="P126" svg:x1="0cm" svg:y1="0.684cm" svg:x2="8.499cm" svg:y2="0.684cm"><text:p/></draw:line><draw:line draw:style-name="gr111" draw:text-style-name="P126" svg:x1="0cm" svg:y1="5.501cm" svg:x2="0cm" svg:y2="0.094cm"><text:p/></draw:line><draw:line draw:style-name="gr112" draw:text-style-name="P126" svg:x1="1.819cm" svg:y1="0.097cm" svg:x2="1.823cm" svg:y2="5.508cm"><text:p/></draw:line><draw:line draw:style-name="gr113" draw:text-style-name="P126" svg:x1="0cm" svg:y1="0.09cm" svg:x2="8.499cm" svg:y2="0.09cm"><text:p/></draw:line><draw:line draw:style-name="gr114" draw:text-style-name="P126" svg:x1="0.004cm" svg:y1="1.282cm" svg:x2="8.491cm" svg:y2="1.282cm"><text:p/></draw:line><draw:line draw:style-name="gr115" draw:text-style-name="P126" svg:x1="0.004cm" svg:y1="1.887cm" svg:x2="8.501cm" svg:y2="1.887cm"><text:p/></draw:line><draw:line draw:style-name="gr116" draw:text-style-name="P126" svg:x1="0.004cm" svg:y1="3.09cm" svg:x2="8.501cm" svg:y2="3.09cm"><text:p/></draw:line><draw:line draw:style-name="gr117" draw:text-style-name="P126" svg:x1="0.004cm" svg:y1="4.3cm" svg:x2="8.501cm" svg:y2="4.3cm"><text:p/></draw:line><draw:line draw:style-name="gr118" draw:text-style-name="P126" svg:x1="0.004cm" svg:y1="3.695cm" svg:x2="8.501cm" svg:y2="3.695cm"><text:p/></draw:line><draw:line draw:style-name="gr119" draw:text-style-name="P126" svg:x1="0.004cm" svg:y1="4.905cm" svg:x2="8.501cm" svg:y2="4.905cm"><text:p/></draw:line><draw:line draw:style-name="gr120" draw:text-style-name="P126" svg:x1="0.004cm" svg:y1="5.503cm" svg:x2="8.501cm" svg:y2="5.503cm"><text:p/></draw:line><draw:line draw:style-name="gr121" draw:text-style-name="P126" svg:x1="0.604cm" svg:y1="0.09cm" svg:x2="0.604cm" svg:y2="5.495cm"><text:p/></draw:line><draw:line draw:style-name="gr122" draw:text-style-name="P126" svg:x1="1.21cm" svg:y1="0.09cm" svg:x2="1.21cm" svg:y2="5.495cm"><text:p/></draw:line><draw:line draw:style-name="gr123" draw:text-style-name="P126" svg:x1="2.423cm" svg:y1="0.09cm" svg:x2="2.423cm" svg:y2="5.495cm"><text:p/></draw:line><draw:line draw:style-name="gr124" draw:text-style-name="P126" svg:x1="3.029cm" svg:y1="0.09cm" svg:x2="3.033cm" svg:y2="5.495cm"><text:p/></draw:line><draw:line draw:style-name="gr125" draw:text-style-name="P126" svg:x1="3.636cm" svg:y1="0.09cm" svg:x2="3.638cm" svg:y2="5.495cm"><text:p/></draw:line><draw:line draw:style-name="gr126" draw:text-style-name="P126" svg:x1="4.853cm" svg:y1="0.09cm" svg:x2="4.853cm" svg:y2="5.495cm"><text:p/></draw:line><draw:line draw:style-name="gr127" draw:text-style-name="P126" svg:x1="5.458cm" svg:y1="0.09cm" svg:x2="5.458cm" svg:y2="5.495cm"><text:p/></draw:line><draw:line draw:style-name="gr128" draw:text-style-name="P126" svg:x1="6.066cm" svg:y1="0.09cm" svg:x2="6.066cm" svg:y2="5.495cm"><text:p/></draw:line><draw:line draw:style-name="gr129" draw:text-style-name="P126" svg:x1="6.672cm" svg:y1="0.09cm" svg:x2="6.672cm" svg:y2="5.495cm"><text:p/></draw:line><draw:line draw:style-name="gr130" draw:text-style-name="P126" svg:x1="7.282cm" svg:y1="5.495cm" svg:x2="7.282cm" svg:y2="0.09cm"><text:p/></draw:line><draw:line draw:style-name="gr131" draw:text-style-name="P126" svg:x1="7.885cm" svg:y1="0.09cm" svg:x2="7.885cm" svg:y2="5.495cm"><text:p/></draw:line><draw:frame draw:style-name="gr132" draw:text-style-name="P127" svg:width="0.784cm" svg:height="0.664cm" svg:x="3.544cm" svg:y="2.633cm"><draw:text-box><text:p text:style-name="P113"><text:span text:style-name="T68">O</text:span></text:p></draw:text-box></draw:frame><draw:frame draw:style-name="gr133" draw:text-style-name="P127" svg:width="1.026cm" svg:height="0.664cm" svg:x="4.323cm" svg:y="2.593cm"><draw:text-box><text:p text:style-name="P113"><text:span text:style-name="T68">+1</text:span></text:p></draw:text-box></draw:frame><draw:frame draw:style-name="gr134" draw:text-style-name="P127" svg:width="1.114cm" svg:height="0.664cm" svg:x="3.388cm" svg:y="1.554cm"><draw:text-box><text:p text:style-name="P113"><text:span text:style-name="T68">+1</text:span></text:p></draw:text-box></draw:frame><draw:line draw:style-name="gr135" draw:text-style-name="P126" svg:x1="2.327cm" svg:y1="2.588cm" svg:x2="2.51cm" svg:y2="2.399cm"><text:p/></draw:line><draw:line draw:style-name="gr136" draw:text-style-name="P126" svg:x1="2.517cm" svg:y1="2.588cm" svg:x2="2.327cm" svg:y2="2.399cm"><text:p/></draw:line><draw:line draw:style-name="gr137" draw:text-style-name="P126" svg:x1="4.755cm" svg:y1="3.789cm" svg:x2="4.945cm" svg:y2="3.598cm"><text:p/></draw:line><draw:line draw:style-name="gr138" draw:text-style-name="P126" svg:x1="4.945cm" svg:y1="3.789cm" svg:x2="4.755cm" svg:y2="3.598cm"><text:p/></draw:line><draw:g draw:style-name="gr7"><draw:line draw:style-name="gr139" draw:text-style-name="P126" svg:x1="6.578cm" svg:y1="1.979cm" svg:x2="6.765cm" svg:y2="1.79cm"><text:p/></draw:line><draw:line draw:style-name="gr140" draw:text-style-name="P126" svg:x1="6.765cm" svg:y1="1.979cm" svg:x2="6.578cm" svg:y2="1.79cm"><text:p/></draw:line></draw:g><draw:line draw:style-name="gr141" draw:text-style-name="P126" svg:x1="4.758cm" svg:y1="0.187cm" svg:x2="4.95cm" svg:y2="0cm"><text:p/></draw:line><draw:line draw:style-name="gr142" draw:text-style-name="P126" svg:x1="4.95cm" svg:y1="0.187cm" svg:x2="4.758cm" svg:y2="0cm"><text:p/></draw:line><draw:frame draw:style-name="gr143" draw:text-style-name="P127" svg:width="0.777cm" svg:height="0.664cm" svg:x="4.888cm" svg:y="0.115cm"><draw:text-box><text:p text:style-name="P113"><text:span text:style-name="T68">D</text:span></text:p></draw:text-box></draw:frame><draw:frame draw:style-name="gr144" draw:text-style-name="P127" svg:width="0.295cm" svg:height="0.664cm" svg:x="6.294cm" svg:y="1.316cm"><draw:text-box><text:p text:style-name="P113"><text:span text:style-name="T68">A</text:span></text:p></draw:text-box></draw:frame><draw:frame draw:style-name="gr145" draw:text-style-name="P127" svg:width="0.279cm" svg:height="0.664cm" svg:x="4.976cm" svg:y="3.798cm"><draw:text-box><text:p text:style-name="P113"><text:span text:style-name="T68">E</text:span></text:p></draw:text-box></draw:frame><draw:frame draw:style-name="gr146" draw:text-style-name="P127" svg:width="0.234cm" svg:height="0.664cm" svg:x="1.99cm" svg:y="2.575cm"><draw:text-box><text:p text:style-name="P113"><text:span text:style-name="T68">C</text:span></text:p></draw:text-box></draw:frame><draw:line draw:style-name="gr147" draw:text-style-name="P126" svg:x1="2.932cm" svg:y1="1.983cm" svg:x2="3.122cm" svg:y2="1.797cm"><text:p/></draw:line><draw:line draw:style-name="gr148" draw:text-style-name="P126" svg:x1="3.122cm" svg:y1="1.983cm" svg:x2="2.932cm" svg:y2="1.797cm"><text:p/></draw:line><draw:frame draw:style-name="gr149" draw:text-style-name="P127" svg:width="0.747cm" svg:height="0.664cm" svg:x="2.418cm" svg:y="1.45cm"><draw:text-box><text:p text:style-name="P113"><text:span text:style-name="T68">B</text:span></text:p></draw:text-box></draw:frame><draw:line draw:style-name="gr150" draw:text-style-name="P126" svg:x1="1.118cm" svg:y1="2.575cm" svg:x2="1.305cm" svg:y2="2.388cm"><text:p/></draw:line><draw:line draw:style-name="gr151" draw:text-style-name="P126" svg:x1="1.308cm" svg:y1="2.575cm" svg:x2="1.118cm" svg:y2="2.388cm"><text:p/></draw:line><draw:frame draw:style-name="gr152" draw:text-style-name="P127" svg:width="0.708cm" svg:height="0.664cm" svg:x="0.612cm" svg:y="1.991cm"><draw:text-box><text:p text:style-name="P113"><text:span text:style-name="T68">F</text:span></text:p></draw:text-box></draw:frame><draw:line draw:style-name="gr153" draw:text-style-name="P126" svg:x1="4.152cm" svg:y1="4.39cm" svg:x2="4.342cm" svg:y2="4.203cm"><text:p/></draw:line><draw:line draw:style-name="gr154" draw:text-style-name="P126" svg:x1="4.344cm" svg:y1="4.39cm" svg:x2="4.152cm" svg:y2="4.203cm"><text:p/></draw:line><draw:frame draw:style-name="gr155" draw:text-style-name="P127" svg:width="0.258cm" svg:height="0.664cm" svg:x="3.806cm" svg:y="4.355cm"><draw:text-box><text:p text:style-name="P113"><text:span text:style-name="T68">G</text:span></text:p></draw:text-box></draw:frame><draw:line draw:style-name="gr156" draw:text-style-name="P126" svg:x1="5.971cm" svg:y1="2.575cm" svg:x2="6.158cm" svg:y2="2.388cm"><text:p/></draw:line><draw:line draw:style-name="gr157" draw:text-style-name="P126" svg:x1="6.161cm" svg:y1="2.575cm" svg:x2="5.971cm" svg:y2="2.388cm"><text:p/></draw:line><draw:frame draw:style-name="gr158" draw:text-style-name="P127" svg:width="0.77cm" svg:height="0.664cm" svg:x="5.399cm" svg:y="1.991cm"><draw:text-box><text:p text:style-name="P113"><text:span text:style-name="T68">H</text:span></text:p></draw:text-box></draw:frame><draw:line draw:style-name="gr159" draw:text-style-name="P126" svg:x1="4.853cm" svg:y1="2.38cm" svg:x2="4.853cm" svg:y2="2.594cm"><text:p/></draw:line><draw:line draw:style-name="gr160" draw:text-style-name="P126" svg:x1="4.351cm" svg:y1="1.887cm" svg:x2="4.139cm" svg:y2="1.887cm"><text:p/></draw:line><draw:line draw:style-name="gr161" draw:text-style-name="P126" svg:x1="8.489cm" svg:y1="0.09cm" svg:x2="8.489cm" svg:y2="5.495cm"><text:p/></draw:line><draw:line draw:style-name="gr162" draw:text-style-name="P126" svg:x1="4.247cm" svg:y1="0.079cm" svg:x2="4.247cm" svg:y2="5.507cm"><text:p/></draw:line><draw:line draw:style-name="gr163" draw:text-style-name="P126" svg:x1="0.004cm" svg:y1="2.488cm" svg:x2="8.501cm" svg:y2="2.488cm"><text:p/></draw:line></draw:g></text:p>
      <text:list xml:id="list214056729161039" text:continue-list="list214056527768565" text:style-name="liste_5f_abc">
        <text:list-item text:start-value="1">
          <text:p text:style-name="P99">Quel est le point d’abscisse 4 ? <text:span text:style-name="_5f_pointillés_20_gris"><text:span text:style-name="T18"><text:tab/></text:span></text:span></text:p>
          <text:p text:style-name="P97">Quelle est son ordonnée ?<text:span text:style-name="_5f_pointillés_20_gris"> </text:span><text:span text:style-name="_5f_pointillés_20_gris"><text:span text:style-name="T18"><text:tab/></text:span></text:span></text:p>
        </text:list-item>
        <text:list-item>
          <text:p text:style-name="P97">Quel est le point d’ordonnée 4 ? <text:span text:style-name="_5f_pointillés_20_gris"><text:span text:style-name="T18"><text:tab/></text:span></text:span></text:p>
          <text:p text:style-name="P97">Quelle est son abscisse ? <text:span text:style-name="_5f_pointillés_20_gris"><text:span text:style-name="T18"><text:tab/></text:span></text:span></text:p>
        </text:list-item>
        <text:list-item>
          <text:p text:style-name="P97">Quel est le point d’abscisse <text:span text:style-name="T20">−</text:span><text:span text:style-name="T19">2</text:span> ? <text:span text:style-name="_5f_pointillés_20_gris"><text:span text:style-name="T18"><text:tab/></text:span></text:span></text:p>
          <text:p text:style-name="P97">Quelle est son ordonnée ? <text:span text:style-name="_5f_pointillés_20_gris"><text:span text:style-name="T18"><text:tab/></text:span></text:span></text:p>
        </text:list-item>
        <text:list-item>
          <text:p text:style-name="P97">Quel est le point d’ordonnée <text:span text:style-name="T20">−</text:span><text:span text:style-name="T19">2</text:span> ? <text:span text:style-name="_5f_pointillés_20_gris"><text:span text:style-name="T18"><text:tab/></text:span></text:span></text:p>
          <text:p text:style-name="P97">Quelle est son abscisse ? <text:span text:style-name="_5f_pointillés_20_gris"><text:span text:style-name="T18"><text:tab/></text:span></text:span></text:p>
        </text:list-item>
        <text:list-item>
          <text:p text:style-name="P96"><text:span text:style-name="_5f_BVS">Place un point qui a l</text:span><text:span text:style-name="_5f_BVS"><text:span text:style-name="T46">a</text:span></text:span><text:span text:style-name="_5f_BVS"> même abscisse que H. </text:span></text:p>
        </text:list-item>
        <text:list-item>
          <text:p text:style-name="P96"><text:span text:style-name="_5f_BVS">Place un point qui a la même ordonnée que B.</text:span></text:p>
        </text:list-item>
      </text:list>
      <text:list xml:id="list214056807836884" text:continue-list="list214055854584520" text:style-name="Num_5f_Exo">
        <text:list-item>
          <text:h text:style-name="P109" text:outline-level="1"> Place les points dans le repère ci-dessous d’unité 1 cm puis relie ABCDEFGHIJKLMA.</text:h>
        </text:list-item>
      </text:list>
      <text:section text:style-name="Sect5" text:name="Section16">
        <text:p text:style-name="P51">A(0,5 ; 0,5)</text:p>
        <text:p text:style-name="P51">B(1,6 ; 1)</text:p>
        <text:p text:style-name="P51">C(2,7 ; 1)</text:p>
        <text:p text:style-name="P51">D(2,3 ; 0)</text:p>
        <text:p text:style-name="P31">E(1,2 ; 0)</text:p>
        <text:p text:style-name="P51">F(2,4 ; <text:span text:style-name="T47">−</text:span>1,5)</text:p>
        <text:p text:style-name="P51">G(1,5 ; <text:span text:style-name="T47">−</text:span>2,4)</text:p>
        <text:p text:style-name="P51">H(<text:span text:style-name="T47">−</text:span>0,7 ; <text:span text:style-name="T47">−</text:span>1,3)</text:p>
        <text:p text:style-name="P51">I(<text:span text:style-name="T47">−</text:span>1,8 ; <text:span text:style-name="T47">−</text:span>2,2)</text:p>
        <text:p text:style-name="P51"/>
        <text:p text:style-name="P51">J(<text:span text:style-name="T47">−</text:span>3,5 ; <text:span text:style-name="T47">−</text:span>0,5)</text:p>
        <text:p text:style-name="P51">K(<text:span text:style-name="T47">−</text:span>1,8 ; <text:span text:style-name="T47">−</text:span>1)</text:p>
        <text:p text:style-name="P51">L(<text:span text:style-name="T47">−</text:span>1 ; <text:span text:style-name="T47">−</text:span>0,5)</text:p>
        <text:p text:style-name="P43">M<text:span text:style-name="T48">(</text:span><text:span text:style-name="T49">0,9</text:span><text:span text:style-name="T48"> ;</text:span> <text:span text:style-name="T47">−</text:span>1,1)</text:p>
      </text:section>
      <text:h text:style-name="P105" text:outline-level="1"><draw:g text:anchor-type="paragraph" draw:z-index="31" draw:name="Forme1" draw:style-name="gr1"><draw:g draw:style-name="gr7"><draw:g draw:style-name="gr7"><draw:line draw:style-name="gr8" draw:text-style-name="P110" svg:x1="0.175cm" svg:y1="0.1cm" svg:x2="0.175cm" svg:y2="5.1cm"><text:p/></draw:line><draw:line draw:style-name="gr8" draw:text-style-name="P110" svg:x1="0.275cm" svg:y1="0.1cm" svg:x2="0.275cm" svg:y2="5.1cm"><text:p/></draw:line><draw:line draw:style-name="gr8" draw:text-style-name="P110" svg:x1="0.375cm" svg:y1="0.1cm" svg:x2="0.375cm" svg:y2="5.1cm"><text:p/></draw:line><draw:line draw:style-name="gr8" draw:text-style-name="P110" svg:x1="0.476cm" svg:y1="0.1cm" svg:x2="0.476cm" svg:y2="5.1cm"><text:p/></draw:line><draw:line draw:style-name="gr8" draw:text-style-name="P110" svg:x1="0.675cm" svg:y1="0.1cm" svg:x2="0.675cm" svg:y2="5.1cm"><text:p/></draw:line><draw:line draw:style-name="gr8" draw:text-style-name="P110" svg:x1="0.776cm" svg:y1="0.1cm" svg:x2="0.776cm" svg:y2="5.1cm"><text:p/></draw:line><draw:line draw:style-name="gr8" draw:text-style-name="P110" svg:x1="0.875cm" svg:y1="0.1cm" svg:x2="0.875cm" svg:y2="5.1cm"><text:p/></draw:line><draw:line draw:style-name="gr8" draw:text-style-name="P110" svg:x1="0.977cm" svg:y1="0.1cm" svg:x2="0.977cm" svg:y2="5.1cm"><text:p/></draw:line><draw:line draw:style-name="gr8" draw:text-style-name="P110" svg:x1="1.175cm" svg:y1="0.1cm" svg:x2="1.175cm" svg:y2="5.1cm"><text:p/></draw:line><draw:line draw:style-name="gr8" draw:text-style-name="P110" svg:x1="1.275cm" svg:y1="0.1cm" svg:x2="1.275cm" svg:y2="5.1cm"><text:p/></draw:line><draw:line draw:style-name="gr8" draw:text-style-name="P110" svg:x1="1.375cm" svg:y1="0.1cm" svg:x2="1.375cm" svg:y2="5.1cm"><text:p/></draw:line><draw:line draw:style-name="gr8" draw:text-style-name="P110" svg:x1="1.475cm" svg:y1="0.1cm" svg:x2="1.475cm" svg:y2="5.1cm"><text:p/></draw:line><draw:line draw:style-name="gr8" draw:text-style-name="P110" svg:x1="1.675cm" svg:y1="0.1cm" svg:x2="1.675cm" svg:y2="5.1cm"><text:p/></draw:line><draw:line draw:style-name="gr8" draw:text-style-name="P110" svg:x1="1.776cm" svg:y1="0.1cm" svg:x2="1.776cm" svg:y2="5.1cm"><text:p/></draw:line><draw:line draw:style-name="gr8" draw:text-style-name="P110" svg:x1="1.875cm" svg:y1="0.1cm" svg:x2="1.875cm" svg:y2="5.1cm"><text:p/></draw:line><draw:line draw:style-name="gr8" draw:text-style-name="P110" svg:x1="1.975cm" svg:y1="0.1cm" svg:x2="1.975cm" svg:y2="5.1cm"><text:p/></draw:line><draw:line draw:style-name="gr8" draw:text-style-name="P110" svg:x1="2.175cm" svg:y1="0.1cm" svg:x2="2.175cm" svg:y2="5.1cm"><text:p/></draw:line><draw:line draw:style-name="gr8" draw:text-style-name="P110" svg:x1="2.277cm" svg:y1="0.1cm" svg:x2="2.277cm" svg:y2="5.1cm"><text:p/></draw:line><draw:line draw:style-name="gr8" draw:text-style-name="P110" svg:x1="2.375cm" svg:y1="0.1cm" svg:x2="2.375cm" svg:y2="5.1cm"><text:p/></draw:line><draw:line draw:style-name="gr8" draw:text-style-name="P110" svg:x1="2.475cm" svg:y1="0.1cm" svg:x2="2.475cm" svg:y2="5.1cm"><text:p/></draw:line><draw:line draw:style-name="gr8" draw:text-style-name="P110" svg:x1="2.675cm" svg:y1="0.1cm" svg:x2="2.675cm" svg:y2="5.1cm"><text:p/></draw:line><draw:line draw:style-name="gr8" draw:text-style-name="P110" svg:x1="2.775cm" svg:y1="0.1cm" svg:x2="2.775cm" svg:y2="5.1cm"><text:p/></draw:line><draw:line draw:style-name="gr8" draw:text-style-name="P110" svg:x1="2.875cm" svg:y1="0.1cm" svg:x2="2.875cm" svg:y2="5.1cm"><text:p/></draw:line><draw:line draw:style-name="gr8" draw:text-style-name="P110" svg:x1="2.975cm" svg:y1="0.1cm" svg:x2="2.975cm" svg:y2="5.1cm"><text:p/></draw:line><draw:line draw:style-name="gr8" draw:text-style-name="P110" svg:x1="3.175cm" svg:y1="0.1cm" svg:x2="3.175cm" svg:y2="5.1cm"><text:p/></draw:line><draw:line draw:style-name="gr8" draw:text-style-name="P110" svg:x1="3.275cm" svg:y1="0.1cm" svg:x2="3.275cm" svg:y2="5.1cm"><text:p/></draw:line><draw:line draw:style-name="gr8" draw:text-style-name="P110" svg:x1="3.375cm" svg:y1="0.1cm" svg:x2="3.375cm" svg:y2="5.1cm"><text:p/></draw:line><draw:line draw:style-name="gr8" draw:text-style-name="P110" svg:x1="3.475cm" svg:y1="0.1cm" svg:x2="3.475cm" svg:y2="5.1cm"><text:p/></draw:line><draw:line draw:style-name="gr8" draw:text-style-name="P110" svg:x1="3.675cm" svg:y1="0.1cm" svg:x2="3.675cm" svg:y2="5.1cm"><text:p/></draw:line><draw:line draw:style-name="gr8" draw:text-style-name="P110" svg:x1="3.775cm" svg:y1="0.1cm" svg:x2="3.775cm" svg:y2="5.1cm"><text:p/></draw:line><draw:line draw:style-name="gr8" draw:text-style-name="P110" svg:x1="3.875cm" svg:y1="0.1cm" svg:x2="3.875cm" svg:y2="5.1cm"><text:p/></draw:line><draw:line draw:style-name="gr8" draw:text-style-name="P110" svg:x1="3.975cm" svg:y1="0.1cm" svg:x2="3.975cm" svg:y2="5.1cm"><text:p/></draw:line><draw:line draw:style-name="gr8" draw:text-style-name="P110" svg:x1="4.175cm" svg:y1="0.1cm" svg:x2="4.175cm" svg:y2="5.1cm"><text:p/></draw:line><draw:line draw:style-name="gr8" draw:text-style-name="P110" svg:x1="4.275cm" svg:y1="0.1cm" svg:x2="4.275cm" svg:y2="5.1cm"><text:p/></draw:line><draw:line draw:style-name="gr8" draw:text-style-name="P110" svg:x1="4.376cm" svg:y1="0.1cm" svg:x2="4.376cm" svg:y2="5.1cm"><text:p/></draw:line><draw:line draw:style-name="gr8" draw:text-style-name="P110" svg:x1="4.475cm" svg:y1="0.1cm" svg:x2="4.475cm" svg:y2="5.1cm"><text:p/></draw:line><draw:line draw:style-name="gr8" draw:text-style-name="P110" svg:x1="4.675cm" svg:y1="0.1cm" svg:x2="4.675cm" svg:y2="5.1cm"><text:p/></draw:line><draw:line draw:style-name="gr8" draw:text-style-name="P110" svg:x1="4.775cm" svg:y1="0.1cm" svg:x2="4.775cm" svg:y2="5.1cm"><text:p/></draw:line><draw:line draw:style-name="gr8" draw:text-style-name="P110" svg:x1="4.877cm" svg:y1="0.1cm" svg:x2="4.877cm" svg:y2="5.1cm"><text:p/></draw:line><draw:line draw:style-name="gr8" draw:text-style-name="P110" svg:x1="4.975cm" svg:y1="0.1cm" svg:x2="4.975cm" svg:y2="5.1cm"><text:p/></draw:line><draw:line draw:style-name="gr8" draw:text-style-name="P110" svg:x1="5.175cm" svg:y1="0.1cm" svg:x2="5.175cm" svg:y2="5.1cm"><text:p/></draw:line><draw:line draw:style-name="gr8" draw:text-style-name="P110" svg:x1="5.275cm" svg:y1="0.1cm" svg:x2="5.275cm" svg:y2="5.1cm"><text:p/></draw:line><draw:line draw:style-name="gr8" draw:text-style-name="P110" svg:x1="5.375cm" svg:y1="0.1cm" svg:x2="5.375cm" svg:y2="5.1cm"><text:p/></draw:line><draw:line draw:style-name="gr8" draw:text-style-name="P110" svg:x1="5.475cm" svg:y1="0.1cm" svg:x2="5.475cm" svg:y2="5.1cm"><text:p/></draw:line><draw:line draw:style-name="gr8" draw:text-style-name="P110" svg:x1="5.676cm" svg:y1="0.1cm" svg:x2="5.676cm" svg:y2="5.1cm"><text:p/></draw:line><draw:line draw:style-name="gr8" draw:text-style-name="P110" svg:x1="5.775cm" svg:y1="0.1cm" svg:x2="5.775cm" svg:y2="5.1cm"><text:p/></draw:line><draw:line draw:style-name="gr8" draw:text-style-name="P110" svg:x1="5.875cm" svg:y1="0.1cm" svg:x2="5.875cm" svg:y2="5.1cm"><text:p/></draw:line><draw:line draw:style-name="gr8" draw:text-style-name="P110" svg:x1="5.975cm" svg:y1="0.1cm" svg:x2="5.975cm" svg:y2="5.1cm"><text:p/></draw:line><draw:line draw:style-name="gr8" draw:text-style-name="P110" svg:x1="6.177cm" svg:y1="0.1cm" svg:x2="6.177cm" svg:y2="5.1cm"><text:p/></draw:line><draw:line draw:style-name="gr8" draw:text-style-name="P110" svg:x1="6.275cm" svg:y1="0.1cm" svg:x2="6.275cm" svg:y2="5.1cm"><text:p/></draw:line><draw:line draw:style-name="gr8" draw:text-style-name="P110" svg:x1="6.375cm" svg:y1="0.1cm" svg:x2="6.375cm" svg:y2="5.1cm"><text:p/></draw:line><draw:line draw:style-name="gr8" draw:text-style-name="P110" svg:x1="6.475cm" svg:y1="0.1cm" svg:x2="6.475cm" svg:y2="5.1cm"><text:p/></draw:line><draw:line draw:style-name="gr8" draw:text-style-name="P110" svg:x1="6.675cm" svg:y1="0.1cm" svg:x2="6.675cm" svg:y2="5.1cm"><text:p/></draw:line><draw:line draw:style-name="gr8" draw:text-style-name="P110" svg:x1="6.775cm" svg:y1="0.1cm" svg:x2="6.775cm" svg:y2="5.1cm"><text:p/></draw:line><draw:line draw:style-name="gr8" draw:text-style-name="P110" svg:x1="6.875cm" svg:y1="0.1cm" svg:x2="6.875cm" svg:y2="5.1cm"><text:p/></draw:line><draw:line draw:style-name="gr8" draw:text-style-name="P110" svg:x1="6.976cm" svg:y1="0.1cm" svg:x2="6.976cm" svg:y2="5.1cm"><text:p/></draw:line><draw:line draw:style-name="gr8" draw:text-style-name="P110" svg:x1="7.175cm" svg:y1="0.1cm" svg:x2="7.175cm" svg:y2="5.1cm"><text:p/></draw:line><draw:line draw:style-name="gr8" draw:text-style-name="P110" svg:x1="7.275cm" svg:y1="0.1cm" svg:x2="7.275cm" svg:y2="5.1cm"><text:p/></draw:line><draw:line draw:style-name="gr8" draw:text-style-name="P110" svg:x1="7.375cm" svg:y1="0.1cm" svg:x2="7.375cm" svg:y2="5.1cm"><text:p/></draw:line><draw:line draw:style-name="gr8" draw:text-style-name="P110" svg:x1="7.477cm" svg:y1="0.1cm" svg:x2="7.477cm" svg:y2="5.1cm"><text:p/></draw:line><draw:line draw:style-name="gr8" draw:text-style-name="P110" svg:x1="7.675cm" svg:y1="0.1cm" svg:x2="7.675cm" svg:y2="5.1cm"><text:p/></draw:line><draw:line draw:style-name="gr8" draw:text-style-name="P110" svg:x1="7.775cm" svg:y1="0.1cm" svg:x2="7.775cm" svg:y2="5.1cm"><text:p/></draw:line><draw:line draw:style-name="gr8" draw:text-style-name="P110" svg:x1="7.875cm" svg:y1="0.1cm" svg:x2="7.875cm" svg:y2="5.1cm"><text:p/></draw:line><draw:line draw:style-name="gr8" draw:text-style-name="P110" svg:x1="7.975cm" svg:y1="0.1cm" svg:x2="7.975cm" svg:y2="5.1cm"><text:p/></draw:line><draw:line draw:style-name="gr8" draw:text-style-name="P110" svg:x1="8.175cm" svg:y1="0.1cm" svg:x2="8.175cm" svg:y2="5.1cm"><text:p/></draw:line><draw:line draw:style-name="gr8" draw:text-style-name="P110" svg:x1="8.276cm" svg:y1="0.1cm" svg:x2="8.276cm" svg:y2="5.1cm"><text:p/></draw:line><draw:line draw:style-name="gr8" draw:text-style-name="P110" svg:x1="8.375cm" svg:y1="0.1cm" svg:x2="8.375cm" svg:y2="5.1cm"><text:p/></draw:line><draw:line draw:style-name="gr8" draw:text-style-name="P110" svg:x1="8.477cm" svg:y1="0.1cm" svg:x2="8.477cm" svg:y2="5.1cm"><text:p/></draw:line><draw:line draw:style-name="gr8" draw:text-style-name="P110" svg:x1="8.675cm" svg:y1="0.1cm" svg:x2="8.675cm" svg:y2="5.1cm"><text:p/></draw:line><draw:line draw:style-name="gr8" draw:text-style-name="P110" svg:x1="8.777cm" svg:y1="0.1cm" svg:x2="8.777cm" svg:y2="5.1cm"><text:p/></draw:line><draw:line draw:style-name="gr8" draw:text-style-name="P110" svg:x1="8.875cm" svg:y1="0.1cm" svg:x2="8.875cm" svg:y2="5.1cm"><text:p/></draw:line><draw:line draw:style-name="gr8" draw:text-style-name="P110" svg:x1="8.975cm" svg:y1="0.1cm" svg:x2="8.975cm" svg:y2="5.1cm"><text:p/></draw:line><draw:line draw:style-name="gr8" draw:text-style-name="P110" svg:x1="0.075cm" svg:y1="0.203cm" svg:x2="9.075cm" svg:y2="0.203cm"><text:p/></draw:line><draw:line draw:style-name="gr8" draw:text-style-name="P110" svg:x1="0.075cm" svg:y1="0.3cm" svg:x2="9.075cm" svg:y2="0.3cm"><text:p/></draw:line><draw:line draw:style-name="gr8" draw:text-style-name="P110" svg:x1="0.075cm" svg:y1="0.404cm" svg:x2="9.075cm" svg:y2="0.404cm"><text:p/></draw:line><draw:line draw:style-name="gr8" draw:text-style-name="P110" svg:x1="0.075cm" svg:y1="0.501cm" svg:x2="9.075cm" svg:y2="0.501cm"><text:p/></draw:line><draw:line draw:style-name="gr8" draw:text-style-name="P110" svg:x1="0.075cm" svg:y1="0.702cm" svg:x2="9.075cm" svg:y2="0.702cm"><text:p/></draw:line><draw:line draw:style-name="gr8" draw:text-style-name="P110" svg:x1="0.075cm" svg:y1="0.8cm" svg:x2="9.075cm" svg:y2="0.8cm"><text:p/></draw:line><draw:line draw:style-name="gr8" draw:text-style-name="P110" svg:x1="0.075cm" svg:y1="0.9cm" svg:x2="9.075cm" svg:y2="0.9cm"><text:p/></draw:line><draw:line draw:style-name="gr8" draw:text-style-name="P110" svg:x1="0.075cm" svg:y1="1.002cm" svg:x2="9.075cm" svg:y2="1.002cm"><text:p/></draw:line><draw:line draw:style-name="gr8" draw:text-style-name="P110" svg:x1="0.075cm" svg:y1="1.203cm" svg:x2="9.075cm" svg:y2="1.203cm"><text:p/></draw:line><draw:line draw:style-name="gr8" draw:text-style-name="P110" svg:x1="0.075cm" svg:y1="1.3cm" svg:x2="9.075cm" svg:y2="1.3cm"><text:p/></draw:line><draw:line draw:style-name="gr8" draw:text-style-name="P110" svg:x1="0.075cm" svg:y1="1.4cm" svg:x2="9.075cm" svg:y2="1.4cm"><text:p/></draw:line><draw:line draw:style-name="gr8" draw:text-style-name="P110" svg:x1="0.075cm" svg:y1="1.502cm" svg:x2="9.075cm" svg:y2="1.502cm"><text:p/></draw:line><draw:line draw:style-name="gr8" draw:text-style-name="P110" svg:x1="0.075cm" svg:y1="1.704cm" svg:x2="9.075cm" svg:y2="1.704cm"><text:p/></draw:line><draw:line draw:style-name="gr8" draw:text-style-name="P110" svg:x1="0.075cm" svg:y1="1.801cm" svg:x2="9.075cm" svg:y2="1.801cm"><text:p/></draw:line><draw:line draw:style-name="gr8" draw:text-style-name="P110" svg:x1="0.075cm" svg:y1="1.9cm" svg:x2="9.075cm" svg:y2="1.9cm"><text:p/></draw:line><draw:line draw:style-name="gr8" draw:text-style-name="P110" svg:x1="0.075cm" svg:y1="2.002cm" svg:x2="9.075cm" svg:y2="2.002cm"><text:p/></draw:line><draw:line draw:style-name="gr8" draw:text-style-name="P110" svg:x1="0.075cm" svg:y1="2.2cm" svg:x2="9.075cm" svg:y2="2.2cm"><text:p/></draw:line><draw:line draw:style-name="gr8" draw:text-style-name="P110" svg:x1="0.075cm" svg:y1="2.302cm" svg:x2="9.075cm" svg:y2="2.302cm"><text:p/></draw:line><draw:line draw:style-name="gr8" draw:text-style-name="P110" svg:x1="0.075cm" svg:y1="2.4cm" svg:x2="9.075cm" svg:y2="2.4cm"><text:p/></draw:line><draw:line draw:style-name="gr8" draw:text-style-name="P110" svg:x1="0.075cm" svg:y1="2.503cm" svg:x2="9.075cm" svg:y2="2.503cm"><text:p/></draw:line><draw:line draw:style-name="gr8" draw:text-style-name="P110" svg:x1="0.075cm" svg:y1="2.7cm" svg:x2="9.075cm" svg:y2="2.7cm"><text:p/></draw:line><draw:line draw:style-name="gr8" draw:text-style-name="P110" svg:x1="0.075cm" svg:y1="2.802cm" svg:x2="9.075cm" svg:y2="2.802cm"><text:p/></draw:line><draw:line draw:style-name="gr8" draw:text-style-name="P110" svg:x1="0.075cm" svg:y1="2.9cm" svg:x2="9.075cm" svg:y2="2.9cm"><text:p/></draw:line><draw:line draw:style-name="gr8" draw:text-style-name="P110" svg:x1="0.075cm" svg:y1="3.004cm" svg:x2="9.075cm" svg:y2="3.004cm"><text:p/></draw:line><draw:line draw:style-name="gr8" draw:text-style-name="P110" svg:x1="0.075cm" svg:y1="3.2cm" svg:x2="9.075cm" svg:y2="3.2cm"><text:p/></draw:line><draw:line draw:style-name="gr8" draw:text-style-name="P110" svg:x1="0.075cm" svg:y1="3.302cm" svg:x2="9.075cm" svg:y2="3.302cm"><text:p/></draw:line><draw:line draw:style-name="gr8" draw:text-style-name="P110" svg:x1="0.075cm" svg:y1="3.4cm" svg:x2="9.075cm" svg:y2="3.4cm"><text:p/></draw:line><draw:line draw:style-name="gr8" draw:text-style-name="P110" svg:x1="0.075cm" svg:y1="3.5cm" svg:x2="9.075cm" svg:y2="3.5cm"><text:p/></draw:line><draw:line draw:style-name="gr8" draw:text-style-name="P110" svg:x1="0.075cm" svg:y1="3.7cm" svg:x2="9.075cm" svg:y2="3.7cm"><text:p/></draw:line><draw:line draw:style-name="gr8" draw:text-style-name="P110" svg:x1="0.075cm" svg:y1="3.803cm" svg:x2="9.075cm" svg:y2="3.803cm"><text:p/></draw:line><draw:line draw:style-name="gr8" draw:text-style-name="P110" svg:x1="0.075cm" svg:y1="3.9cm" svg:x2="9.075cm" svg:y2="3.9cm"><text:p/></draw:line><draw:line draw:style-name="gr8" draw:text-style-name="P110" svg:x1="0.075cm" svg:y1="4cm" svg:x2="9.075cm" svg:y2="4cm"><text:p/></draw:line><draw:line draw:style-name="gr8" draw:text-style-name="P110" svg:x1="0.075cm" svg:y1="4.2cm" svg:x2="9.075cm" svg:y2="4.2cm"><text:p/></draw:line><draw:line draw:style-name="gr8" draw:text-style-name="P110" svg:x1="0.075cm" svg:y1="4.304cm" svg:x2="9.075cm" svg:y2="4.304cm"><text:p/></draw:line><draw:line draw:style-name="gr8" draw:text-style-name="P110" svg:x1="0.075cm" svg:y1="4.401cm" svg:x2="9.075cm" svg:y2="4.401cm"><text:p/></draw:line><draw:line draw:style-name="gr8" draw:text-style-name="P110" svg:x1="0.075cm" svg:y1="4.5cm" svg:x2="9.075cm" svg:y2="4.5cm"><text:p/></draw:line><draw:line draw:style-name="gr8" draw:text-style-name="P110" svg:x1="0.075cm" svg:y1="4.7cm" svg:x2="9.075cm" svg:y2="4.7cm"><text:p/></draw:line><draw:line draw:style-name="gr8" draw:text-style-name="P110" svg:x1="0.075cm" svg:y1="4.8cm" svg:x2="9.075cm" svg:y2="4.8cm"><text:p/></draw:line><draw:line draw:style-name="gr8" draw:text-style-name="P110" svg:x1="0.075cm" svg:y1="4.902cm" svg:x2="9.075cm" svg:y2="4.902cm"><text:p/></draw:line><draw:line draw:style-name="gr8" draw:text-style-name="P110" svg:x1="0.075cm" svg:y1="5cm" svg:x2="9.075cm" svg:y2="5cm"><text:p/></draw:line><draw:line draw:style-name="gr9" draw:text-style-name="P110" svg:x1="0.575cm" svg:y1="0.1cm" svg:x2="0.575cm" svg:y2="5.1cm"><text:p/></draw:line><draw:line draw:style-name="gr9" draw:text-style-name="P110" svg:x1="1.575cm" svg:y1="0.1cm" svg:x2="1.575cm" svg:y2="5.1cm"><text:p/></draw:line><draw:line draw:style-name="gr9" draw:text-style-name="P110" svg:x1="2.575cm" svg:y1="0.1cm" svg:x2="2.575cm" svg:y2="5.1cm"><text:p/></draw:line><draw:line draw:style-name="gr9" draw:text-style-name="P110" svg:x1="3.577cm" svg:y1="0.1cm" svg:x2="3.577cm" svg:y2="5.1cm"><text:p/></draw:line><draw:line draw:style-name="gr9" draw:text-style-name="P110" svg:x1="4.575cm" svg:y1="0.1cm" svg:x2="4.575cm" svg:y2="5.1cm"><text:p/></draw:line><draw:line draw:style-name="gr9" draw:text-style-name="P110" svg:x1="5.575cm" svg:y1="0.1cm" svg:x2="5.575cm" svg:y2="5.1cm"><text:p/></draw:line><draw:line draw:style-name="gr9" draw:text-style-name="P110" svg:x1="6.575cm" svg:y1="0.1cm" svg:x2="6.575cm" svg:y2="5.1cm"><text:p/></draw:line><draw:line draw:style-name="gr9" draw:text-style-name="P110" svg:x1="7.575cm" svg:y1="0.1cm" svg:x2="7.575cm" svg:y2="5.1cm"><text:p/></draw:line><draw:line draw:style-name="gr9" draw:text-style-name="P110" svg:x1="8.575cm" svg:y1="0.1cm" svg:x2="8.575cm" svg:y2="5.1cm"><text:p/></draw:line><draw:line draw:style-name="gr9" draw:text-style-name="P110" svg:x1="0.075cm" svg:y1="0.6cm" svg:x2="9.075cm" svg:y2="0.6cm"><text:p/></draw:line><draw:line draw:style-name="gr9" draw:text-style-name="P110" svg:x1="0.075cm" svg:y1="1.6cm" svg:x2="9.075cm" svg:y2="1.6cm"><text:p/></draw:line><draw:line draw:style-name="gr9" draw:text-style-name="P110" svg:x1="0.075cm" svg:y1="2.6cm" svg:x2="9.075cm" svg:y2="2.6cm"><text:p/></draw:line><draw:line draw:style-name="gr9" draw:text-style-name="P110" svg:x1="0.075cm" svg:y1="3.602cm" svg:x2="9.075cm" svg:y2="3.602cm"><text:p/></draw:line><draw:line draw:style-name="gr9" draw:text-style-name="P110" svg:x1="0.075cm" svg:y1="4.602cm" svg:x2="9.075cm" svg:y2="4.602cm"><text:p/></draw:line><draw:line draw:style-name="gr10" draw:text-style-name="P110" svg:x1="0.075cm" svg:y1="0.1cm" svg:x2="0.075cm" svg:y2="5.1cm"><text:p/></draw:line><draw:line draw:style-name="gr10" draw:text-style-name="P110" svg:x1="1.075cm" svg:y1="0.1cm" svg:x2="1.075cm" svg:y2="5.1cm"><text:p/></draw:line><draw:line draw:style-name="gr10" draw:text-style-name="P110" svg:x1="2.075cm" svg:y1="0.1cm" svg:x2="2.075cm" svg:y2="5.1cm"><text:p/></draw:line><draw:line draw:style-name="gr10" draw:text-style-name="P110" svg:x1="3.076cm" svg:y1="0.1cm" svg:x2="3.076cm" svg:y2="5.1cm"><text:p/></draw:line><draw:line draw:style-name="gr11" draw:text-style-name="P110" svg:x1="4.075cm" svg:y1="0.1cm" svg:x2="4.075cm" svg:y2="5.1cm"><text:p/></draw:line><draw:line draw:style-name="gr10" draw:text-style-name="P110" svg:x1="6.075cm" svg:y1="0.1cm" svg:x2="6.075cm" svg:y2="5.1cm"><text:p/></draw:line><draw:line draw:style-name="gr10" draw:text-style-name="P110" svg:x1="7.075cm" svg:y1="0.1cm" svg:x2="7.075cm" svg:y2="5.1cm"><text:p/></draw:line><draw:line draw:style-name="gr10" draw:text-style-name="P110" svg:x1="8.075cm" svg:y1="0.1cm" svg:x2="8.075cm" svg:y2="5.1cm"><text:p/></draw:line><draw:line draw:style-name="gr10" draw:text-style-name="P110" svg:x1="0.075cm" svg:y1="0.1cm" svg:x2="9.075cm" svg:y2="0.1cm"><text:p/></draw:line><draw:line draw:style-name="gr10" draw:text-style-name="P110" svg:x1="0.075cm" svg:y1="1.1cm" svg:x2="9.075cm" svg:y2="1.1cm"><text:p/></draw:line><draw:line draw:style-name="gr12" draw:text-style-name="P110" svg:x1="0.075cm" svg:y1="2.1cm" svg:x2="9.075cm" svg:y2="2.1cm"><text:p/></draw:line><draw:line draw:style-name="gr13" draw:text-style-name="P110" svg:x1="0.075cm" svg:y1="3.101cm" svg:x2="9.075cm" svg:y2="3.101cm"><text:p/></draw:line><draw:line draw:style-name="gr10" draw:text-style-name="P110" svg:x1="0.075cm" svg:y1="4.102cm" svg:x2="9.075cm" svg:y2="4.102cm"><text:p/></draw:line><draw:line draw:style-name="gr10" draw:text-style-name="P110" svg:x1="9.075cm" svg:y1="0.1cm" svg:x2="9.075cm" svg:y2="5.1cm"><text:p/></draw:line><draw:line draw:style-name="gr10" draw:text-style-name="P110" svg:x1="0.075cm" svg:y1="5.103cm" svg:x2="9.075cm" svg:y2="5.103cm"><text:p/></draw:line><draw:line draw:style-name="gr14" draw:text-style-name="P110" svg:x1="5.075cm" svg:y1="0.1cm" svg:x2="5.075cm" svg:y2="5.1cm"><text:p/></draw:line></draw:g><draw:custom-shape draw:style-name="gr15" draw:text-style-name="P112" svg:width="0.301cm" svg:height="0.301cm" draw:transform="rotate (1.5707963267949) translate (7.1755cm 1.30175cm)"><text:p/><draw:enhanced-geometry draw:glue-point-type="segments" draw:type="mso-spt100" draw:modifiers="-90 90.160491959851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frame draw:style-name="gr16" draw:text-style-name="P114" svg:width="0.401cm" svg:height="0.664cm" svg:x="4.636cm" svg:y="2.017cm"><draw:text-box><text:p text:style-name="P113"><text:span text:style-name="T65">0</text:span></text:p></draw:text-box></draw:frame></draw:g></text:h>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6" text:outline-level="1"/>
      <text:list xml:id="list214055750253576" text:continue-list="list214056021760925" text:style-name="_5f_Numérotation_20_des_20_exercices_20_livrets">
        <text:list-header>
          <text:p text:style-name="P98"><text:span text:style-name="T19">Tu obtiens : </text:span><text:span text:style-name="_5f_pointillés_20_gris"><text:span text:style-name="T18"><text:tab/></text:span></text:span></text:p>
        </text:list-header>
      </text:list>
      <text:list xml:id="list214057199942560" text:continue-list="list214056807836884" text:style-name="Num_5f_Exo">
        <text:list-item>
          <text:h text:style-name="P62" text:outline-level="1"><text:span text:style-name="Bold_5f_niv2"><text:span text:style-name="T39"> </text:span></text:span><text:span text:style-name="Bold_5f_niv2">À la bonne place</text:span></text:h>
        </text:list-item>
      </text:list>
      <text:list xml:id="list214056865084033" text:continue-list="list214055750253576" text:style-name="_5f_Numérotation_20_des_20_exercices_20_livrets">
        <text:list-header>
          <text:p text:style-name="P72"><draw:g text:anchor-type="as-char" svg:y="0cm" draw:z-index="24" draw:name="Forme12" draw:style-name="gr67"><draw:rect draw:style-name="gr83" draw:text-style-name="P130" svg:width="2.11cm" svg:height="1.581cm" svg:x="2.11cm" svg:y="1.057cm"><text:p/></draw:rect><draw:line draw:style-name="gr84" draw:text-style-name="P118" svg:x1="0cm" svg:y1="0cm" svg:x2="6.329cm" svg:y2="0cm"><text:p/></draw:line><draw:line draw:style-name="gr84" draw:text-style-name="P118" svg:x1="0.526cm" svg:y1="0.002cm" svg:x2="0.526cm" svg:y2="4.219cm"><text:p/></draw:line><draw:line draw:style-name="gr84" draw:text-style-name="P118" svg:x1="1.051cm" svg:y1="0.002cm" svg:x2="1.051cm" svg:y2="4.214cm"><text:p/></draw:line><draw:line draw:style-name="gr84" draw:text-style-name="P118" svg:x1="1.577cm" svg:y1="0.002cm" svg:x2="1.577cm" svg:y2="4.214cm"><text:p/></draw:line><draw:line draw:style-name="gr84" draw:text-style-name="P118" svg:x1="2.106cm" svg:y1="0.002cm" svg:x2="2.106cm" svg:y2="4.214cm"><text:p/></draw:line><draw:line draw:style-name="gr84" draw:text-style-name="P118" svg:x1="2.633cm" svg:y1="0.002cm" svg:x2="2.633cm" svg:y2="4.214cm"><text:p/></draw:line><draw:line draw:style-name="gr84" draw:text-style-name="P118" svg:x1="3.69cm" svg:y1="0.002cm" svg:x2="3.69cm" svg:y2="4.214cm"><text:p/></draw:line><draw:line draw:style-name="gr84" draw:text-style-name="P118" svg:x1="4.219cm" svg:y1="0.002cm" svg:x2="4.219cm" svg:y2="4.214cm"><text:p/></draw:line><draw:line draw:style-name="gr84" draw:text-style-name="P118" svg:x1="4.752cm" svg:y1="0.002cm" svg:x2="4.752cm" svg:y2="4.214cm"><text:p/></draw:line><draw:line draw:style-name="gr84" draw:text-style-name="P118" svg:x1="5.269cm" svg:y1="0.002cm" svg:x2="5.269cm" svg:y2="4.214cm"><text:p/></draw:line><draw:line draw:style-name="gr84" draw:text-style-name="P118" svg:x1="5.801cm" svg:y1="0.002cm" svg:x2="5.801cm" svg:y2="4.214cm"><text:p/></draw:line><draw:line draw:style-name="gr84" draw:text-style-name="P118" svg:x1="6.322cm" svg:y1="0.002cm" svg:x2="6.322cm" svg:y2="4.214cm"><text:p/></draw:line><draw:line draw:style-name="gr84" draw:text-style-name="P118" svg:x1="0.002cm" svg:y1="0.002cm" svg:x2="0.002cm" svg:y2="4.219cm"><text:p/></draw:line><draw:line draw:style-name="gr84" draw:text-style-name="P118" svg:x1="0cm" svg:y1="0.524cm" svg:x2="6.329cm" svg:y2="0.524cm"><text:p/></draw:line><draw:line draw:style-name="gr84" draw:text-style-name="P118" svg:x1="0cm" svg:y1="1.05cm" svg:x2="6.329cm" svg:y2="1.05cm"><text:p/></draw:line><draw:line draw:style-name="gr84" draw:text-style-name="P118" svg:x1="0cm" svg:y1="1.584cm" svg:x2="6.329cm" svg:y2="1.584cm"><text:p/></draw:line><draw:line draw:style-name="gr84" draw:text-style-name="P118" svg:x1="0cm" svg:y1="2.632cm" svg:x2="6.329cm" svg:y2="2.632cm"><text:p/></draw:line><draw:line draw:style-name="gr84" draw:text-style-name="P118" svg:x1="0cm" svg:y1="3.159cm" svg:x2="6.329cm" svg:y2="3.159cm"><text:p/></draw:line><draw:line draw:style-name="gr84" draw:text-style-name="P118" svg:x1="0cm" svg:y1="3.69cm" svg:x2="6.329cm" svg:y2="3.69cm"><text:p/></draw:line><draw:line draw:style-name="gr84" draw:text-style-name="P118" svg:x1="0cm" svg:y1="4.214cm" svg:x2="6.329cm" svg:y2="4.214cm"><text:p/></draw:line><draw:line draw:style-name="gr85" draw:text-style-name="P118" svg:x1="4.113cm" svg:y1="1.688cm" svg:x2="4.323cm" svg:y2="1.478cm"><text:p/></draw:line><draw:line draw:style-name="gr86" draw:text-style-name="P118" svg:x1="4.323cm" svg:y1="1.688cm" svg:x2="4.113cm" svg:y2="1.478cm"><text:p/></draw:line><draw:line draw:style-name="gr87" draw:text-style-name="P118" svg:x1="4.113cm" svg:y1="1.159cm" svg:x2="4.323cm" svg:y2="0.953cm"><text:p/></draw:line><draw:line draw:style-name="gr88" draw:text-style-name="P118" svg:x1="4.323cm" svg:y1="1.159cm" svg:x2="4.113cm" svg:y2="0.953cm"><text:p/></draw:line><draw:frame draw:style-name="gr89" draw:text-style-name="P131" svg:width="0.292cm" svg:height="0.502cm" svg:x="2.498cm" svg:y="2.753cm"><draw:text-box><text:p text:style-name="P113"><text:span text:style-name="T67">B</text:span></text:p></draw:text-box></draw:frame><draw:frame draw:style-name="gr90" draw:text-style-name="P131" svg:width="0.302cm" svg:height="0.502cm" svg:x="2.829cm" svg:y="2.103cm"><draw:text-box><text:p text:style-name="P113"><text:span text:style-name="T67">O</text:span></text:p></draw:text-box></draw:frame><draw:frame draw:style-name="gr91" draw:text-style-name="P131" svg:width="0.638cm" svg:height="0.502cm" svg:x="2.48cm" svg:y="1.356cm"><draw:text-box><text:p><text:span text:style-name="T67"></text:span><text:span text:style-name="T67">1</text:span></text:p></draw:text-box></draw:frame><draw:frame draw:style-name="gr92" draw:text-style-name="P131" svg:width="0.632cm" svg:height="0.996cm" svg:x="3.328cm" svg:y="2.198cm"><draw:text-box><text:p><text:span text:style-name="T67"></text:span><text:span text:style-name="T67">1</text:span></text:p></draw:text-box></draw:frame><draw:line draw:style-name="gr93" draw:text-style-name="P118" svg:x1="2.006cm" svg:y1="2.739cm" svg:x2="2.218cm" svg:y2="2.533cm"><text:p/></draw:line><draw:line draw:style-name="gr94" draw:text-style-name="P118" svg:x1="2.218cm" svg:y1="2.739cm" svg:x2="2.006cm" svg:y2="2.533cm"><text:p/></draw:line><draw:line draw:style-name="gr95" draw:text-style-name="P118" svg:x1="2.006cm" svg:y1="2.739cm" svg:x2="2.218cm" svg:y2="2.533cm"><text:p/></draw:line><draw:line draw:style-name="gr96" draw:text-style-name="P118" svg:x1="2.218cm" svg:y1="2.739cm" svg:x2="2.006cm" svg:y2="2.533cm"><text:p/></draw:line><draw:line draw:style-name="gr97" draw:text-style-name="P118" svg:x1="2.533cm" svg:y1="2.739cm" svg:x2="2.741cm" svg:y2="2.533cm"><text:p/></draw:line><draw:line draw:style-name="gr98" draw:text-style-name="P118" svg:x1="2.745cm" svg:y1="2.739cm" svg:x2="2.533cm" svg:y2="2.533cm"><text:p/></draw:line><draw:line draw:style-name="gr99" draw:text-style-name="P118" svg:x1="4.112cm" svg:y1="2.739cm" svg:x2="4.325cm" svg:y2="2.533cm"><text:p/></draw:line><draw:line draw:style-name="gr100" draw:text-style-name="P118" svg:x1="4.325cm" svg:y1="2.739cm" svg:x2="4.112cm" svg:y2="2.533cm"><text:p/></draw:line><draw:line draw:style-name="gr101" draw:text-style-name="P118" svg:x1="4.112cm" svg:y1="2.739cm" svg:x2="4.325cm" svg:y2="2.533cm"><text:p/></draw:line><draw:line draw:style-name="gr102" draw:text-style-name="P118" svg:x1="4.325cm" svg:y1="2.739cm" svg:x2="4.112cm" svg:y2="2.533cm"><text:p/></draw:line><draw:frame draw:style-name="gr103" draw:text-style-name="P131" svg:width="0.295cm" svg:height="0.5cm" svg:x="4.364cm" svg:y="0.474cm"><draw:text-box><text:p text:style-name="P113"><text:span text:style-name="T67">A</text:span></text:p></draw:text-box></draw:frame><draw:line draw:style-name="gr104" draw:text-style-name="P118" svg:x1="2.006cm" svg:y1="1.159cm" svg:x2="2.218cm" svg:y2="0.951cm"><text:p/></draw:line><draw:line draw:style-name="gr105" draw:text-style-name="P118" svg:x1="2.218cm" svg:y1="1.159cm" svg:x2="2.006cm" svg:y2="0.951cm"><text:p/></draw:line><draw:line draw:style-name="gr106" draw:text-style-name="P118" svg:x1="3.288cm" svg:y1="1.579cm" svg:x2="3.05cm" svg:y2="1.579cm"><text:p/></draw:line><draw:line draw:style-name="gr106" draw:text-style-name="P118" svg:x1="3.695cm" svg:y1="1.988cm" svg:x2="3.695cm" svg:y2="2.221cm"><text:p/></draw:line><draw:line draw:style-name="gr107" draw:text-style-name="P118" svg:x1="0.002cm" svg:y1="2.108cm" svg:x2="6.331cm" svg:y2="2.108cm"><text:p/></draw:line><draw:line draw:style-name="gr108" draw:text-style-name="P118" svg:x1="3.171cm" svg:y1="0.002cm" svg:x2="3.171cm" svg:y2="4.214cm"><text:p/></draw:line></draw:g></text:p>
        </text:list-header>
      </text:list>
      <text:list xml:id="list214055454301196" text:continue-list="list214056729161039" text:style-name="liste_5f_abc">
        <text:list-item text:start-value="1">
          <text:p text:style-name="P78">Place les points C, D, E et F sachant que :</text:p>
        </text:list-item>
      </text:list>
      <text:list xml:id="list534060407" text:style-name="L1">
        <text:list-item>
          <text:p text:style-name="P83">C a la même abscisse que A ;</text:p>
        </text:list-item>
        <text:list-item>
          <text:p text:style-name="P84">E a une abscisse négative ;</text:p>
        </text:list-item>
        <text:list-item>
          <text:p text:style-name="P85">D a la même abscisse que A et une ordonnée négative ;</text:p>
        </text:list-item>
        <text:list-item>
          <text:p text:style-name="P84">F a la même ordonnée que A.</text:p>
        </text:list-item>
      </text:list>
      <text:list xml:id="list214056418358991" text:continue-list="list214055454301196" text:style-name="liste_5f_abc">
        <text:list-item>
          <text:p text:style-name="P86">Quels sont tous les points qui ont la même abscisse ? <text:span text:style-name="T50">l</text:span>a même ordonnée ?</text:p>
        </text:list-item>
      </text:list>
      <text:p text:style-name="FILET_5f_POINTILLES"><text:span text:style-name="_5f_pointillés_20_gris"><text:tab/></text:span></text:p>
      <text:p text:style-name="P36"><text:span text:style-name="_5f_pointillés_20_gris"><text:tab/></text:span></text:p>
      <text:p text:style-name="P36"><text:span text:style-name="_5f_pointillés_20_gris"><text:tab/></text:span></text:p>
      <text:p text:style-name="FILET_5f_POINTILLES"><text:span text:style-name="_5f_pointillés_20_gris"><text:tab/></text:span></text:p>
      <text:list xml:id="list214055421617444" text:continue-numbering="true" text:style-name="liste_5f_abc">
        <text:list-item>
          <text:p text:style-name="P81">Dans le repère ci-dessus, on a grisé la région dont les points ont pour coordonnées (<text:span text:style-name="T51">x</text:span> ; <text:span text:style-name="T51">y</text:span>) qui vérifient :</text:p>
        </text:list-item>
      </text:list>
      <text:p text:style-name="P41"><text:span text:style-name="T47">−</text:span>2 <text:span text:style-name="T52"></text:span> <text:span text:style-name="T51">x</text:span> <text:span text:style-name="T52"></text:span> <text:span text:style-name="T47"></text:span>2 et <text:span text:style-name="T47">−</text:span>1 <text:span text:style-name="T52"></text:span> <text:span text:style-name="T51">y</text:span> <text:span text:style-name="T52"></text:span> <text:span text:style-name="T47"></text:span>2.</text:p>
      <text:p text:style-name="P40"><text:span text:style-name="T25">C</text:span><text:span text:style-name="T19">olorie en vert la région dont les points ont pour coordonnées (</text:span><text:span text:style-name="T26">x</text:span><text:span text:style-name="T19"> ; </text:span><text:span text:style-name="T26">y</text:span><text:span text:style-name="T19">) qui vérifient :</text:span></text:p>
      <text:p text:style-name="P42"><text:span text:style-name="T20">−</text:span><text:span text:style-name="T19">5 </text:span><text:span text:style-name="T27"></text:span><text:span text:style-name="T19"> </text:span><text:span text:style-name="T26">x</text:span><text:span text:style-name="T19"> </text:span><text:span text:style-name="T27"></text:span><text:span text:style-name="T19"> </text:span><text:span text:style-name="T20"></text:span><text:span text:style-name="T19">2 et </text:span><text:span text:style-name="T20">−</text:span><text:span text:style-name="T19">4 </text:span><text:span text:style-name="T27"></text:span><text:span text:style-name="T19"> </text:span><text:span text:style-name="T26">y</text:span><text:span text:style-name="T19"> </text:span><text:span text:style-name="T27"></text:span><text:span text:style-name="T19"> </text:span><text:span text:style-name="T20"></text:span><text:span text:style-name="T19">1.</text:span></text:p>
      <text:list xml:id="list214056577356087" text:continue-list="list214057199942560" text:style-name="Num_5f_Exo">
        <text:list-item>
          <text:h text:style-name="P63" text:outline-level="1"><text:span text:style-name="Bold_5f_niv2"><text:span text:style-name="T39"> </text:span></text:span><text:span text:style-name="Bold_5f_niv2">Le canard à lunettes</text:span></text:h>
        </text:list-item>
      </text:list>
      <text:list xml:id="list214055550071925" text:continue-list="list214056865084033" text:style-name="_5f_Numérotation_20_des_20_exercices_20_livrets">
        <text:list-header>
          <text:p text:style-name="P68"><draw:g text:anchor-type="paragraph" draw:z-index="29" draw:name="Forme13" draw:style-name="gr19"><draw:frame draw:style-name="gr20" draw:text-style-name="P117" svg:width="0.246cm" svg:height="0.415cm" svg:x="8.946cm" svg:y="-0.24cm"><draw:text-box><text:p text:style-name="P113"><text:span text:style-name="T67">B</text:span></text:p></draw:text-box></draw:frame><draw:frame draw:style-name="gr21" draw:text-style-name="P117" svg:width="0.251cm" svg:height="0.415cm" svg:x="8.987cm" svg:y="3.214cm"><draw:text-box><text:p text:style-name="P113"><text:span text:style-name="T67">C</text:span></text:p></draw:text-box></draw:frame><draw:frame draw:style-name="gr22" draw:text-style-name="P117" svg:width="0.276cm" svg:height="0.415cm" svg:x="5.528cm" svg:y="3.265cm"><draw:text-box><text:p text:style-name="P113"><text:span text:style-name="T67">D</text:span></text:p></draw:text-box></draw:frame><draw:frame draw:style-name="gr23" draw:text-style-name="P117" svg:width="0.246cm" svg:height="0.415cm" svg:x="5.528cm" svg:y="-0.228cm"><draw:text-box><text:p text:style-name="P113"><text:span text:style-name="T67">A</text:span></text:p></draw:text-box></draw:frame><draw:g draw:style-name="gr7"><draw:line draw:style-name="gr24" draw:text-style-name="P118" svg:x1="5.868cm" svg:y1="0.212cm" svg:x2="8.868cm" svg:y2="0.212cm"><text:p/></draw:line><draw:line draw:style-name="gr25" draw:text-style-name="P118" svg:x1="5.868cm" svg:y1="0.713cm" svg:x2="8.868cm" svg:y2="0.713cm"><text:p/></draw:line><draw:line draw:style-name="gr26" draw:text-style-name="P118" svg:x1="5.868cm" svg:y1="1.212cm" svg:x2="8.868cm" svg:y2="1.212cm"><text:p/></draw:line><draw:line draw:style-name="gr27" draw:text-style-name="P118" svg:x1="5.868cm" svg:y1="1.713cm" svg:x2="8.868cm" svg:y2="1.713cm"><text:p/></draw:line><draw:line draw:style-name="gr28" draw:text-style-name="P118" svg:x1="5.868cm" svg:y1="2.214cm" svg:x2="8.868cm" svg:y2="2.214cm"><text:p/></draw:line><draw:line draw:style-name="gr29" draw:text-style-name="P118" svg:x1="5.868cm" svg:y1="2.712cm" svg:x2="8.868cm" svg:y2="2.712cm"><text:p/></draw:line><draw:line draw:style-name="gr30" draw:text-style-name="P118" svg:x1="5.868cm" svg:y1="3.214cm" svg:x2="8.868cm" svg:y2="3.214cm"><text:p/></draw:line><draw:line draw:style-name="gr31" draw:text-style-name="P118" svg:x1="5.868cm" svg:y1="3.212cm" svg:x2="5.868cm" svg:y2="0.212cm"><text:p/></draw:line><draw:line draw:style-name="gr32" draw:text-style-name="P118" svg:x1="6.369cm" svg:y1="3.212cm" svg:x2="6.369cm" svg:y2="0.212cm"><text:p/></draw:line><draw:line draw:style-name="gr33" draw:text-style-name="P118" svg:x1="6.87cm" svg:y1="3.212cm" svg:x2="6.87cm" svg:y2="0.212cm"><text:p/></draw:line><draw:line draw:style-name="gr34" draw:text-style-name="P118" svg:x1="7.37cm" svg:y1="3.212cm" svg:x2="7.37cm" svg:y2="0.212cm"><text:p/></draw:line><draw:line draw:style-name="gr35" draw:text-style-name="P118" svg:x1="7.87cm" svg:y1="3.212cm" svg:x2="7.87cm" svg:y2="0.212cm"><text:p/></draw:line><draw:line draw:style-name="gr36" draw:text-style-name="P118" svg:x1="8.371cm" svg:y1="3.212cm" svg:x2="8.371cm" svg:y2="0.212cm"><text:p/></draw:line><draw:line draw:style-name="gr37" draw:text-style-name="P118" svg:x1="8.872cm" svg:y1="3.212cm" svg:x2="8.872cm" svg:y2="0.212cm"><text:p/></draw:line></draw:g><draw:g draw:style-name="gr7"><draw:line draw:style-name="gr38" draw:text-style-name="P118" svg:x1="5.771cm" svg:y1="0.313cm" svg:x2="5.97cm" svg:y2="0.112cm"><text:p/></draw:line><draw:line draw:style-name="gr39" draw:text-style-name="P118" svg:x1="5.97cm" svg:y1="0.313cm" svg:x2="5.771cm" svg:y2="0.112cm"><text:p/></draw:line></draw:g><draw:g draw:style-name="gr7"><draw:line draw:style-name="gr40" draw:text-style-name="P118" svg:x1="8.767cm" svg:y1="0.313cm" svg:x2="8.968cm" svg:y2="0.112cm"><text:p/></draw:line><draw:line draw:style-name="gr41" draw:text-style-name="P118" svg:x1="8.968cm" svg:y1="0.313cm" svg:x2="8.767cm" svg:y2="0.112cm"><text:p/></draw:line></draw:g><draw:g draw:style-name="gr7"><draw:line draw:style-name="gr42" draw:text-style-name="P118" svg:x1="8.767cm" svg:y1="3.309cm" svg:x2="8.968cm" svg:y2="3.11cm"><text:p/></draw:line><draw:line draw:style-name="gr43" draw:text-style-name="P118" svg:x1="8.968cm" svg:y1="3.309cm" svg:x2="8.767cm" svg:y2="3.11cm"><text:p/></draw:line></draw:g><draw:g draw:style-name="gr7"><draw:line draw:style-name="gr44" draw:text-style-name="P118" svg:x1="5.771cm" svg:y1="3.309cm" svg:x2="5.97cm" svg:y2="3.11cm"><text:p/></draw:line><draw:line draw:style-name="gr45" draw:text-style-name="P118" svg:x1="5.97cm" svg:y1="3.309cm" svg:x2="5.771cm" svg:y2="3.11cm"><text:p/></draw:line></draw:g><draw:polyline draw:style-name="gr46" draw:text-style-name="P119" svg:width="2.999cm" svg:height="2.999cm" svg:x="5.868cm" svg:y="0.212cm" svg:viewBox="0 0 3000 3000" draw:points="1501,0 0,2499 1501,3000 3000,2499 1501,0 0,2499 1501,2000 3000,2499"><text:p/></draw:polyline><draw:polyline draw:style-name="gr46" draw:text-style-name="P119" svg:width="0.999cm" svg:height="0.249cm" svg:x="6.87cm" svg:y="2.712cm" svg:viewBox="0 0 1000 250" draw:points="0,0 501,250 1000,0"><text:p/></draw:polyline><draw:polygon draw:style-name="gr46" draw:text-style-name="P119" svg:width="1.999cm" svg:height="0.498cm" svg:x="6.369cm" svg:y="1.212cm" svg:viewBox="0 0 2000 499" draw:points="0,0 2000,0 1499,499 1000,0 499,499"><text:p/></draw:polygon><draw:circle draw:style-name="gr47" draw:text-style-name="P120" svg:width="0.151cm" svg:height="0.151cm" svg:x="6.794cm" svg:y="1.388cm"><text:p/></draw:circle><draw:circle draw:style-name="gr47" draw:text-style-name="P120" svg:width="0.151cm" svg:height="0.151cm" svg:x="7.795cm" svg:y="1.388cm"><text:p/></draw:circle></draw:g>Reproduis le dessin ci‑<text:span text:style-name="T23">c</text:span><text:span text:style-name="T24">ontre</text:span> dans le repère suivant. </text:p>
          <text:p text:style-name="P87">Pour t’aider, tu peux repérer chaque point par ses coordonnées dans un repère où l’origine serait D, l’axe des abscisses la droite (DC), l’axe des ordonnées la droite (DA), et en prenant un carreau comme unité.</text:p>
          <text:p text:style-name="P88"><draw:g text:anchor-type="as-char" svg:y="0cm" draw:z-index="25" draw:name="Forme14" draw:style-name="gr67"><draw:frame draw:style-name="gr68" draw:text-style-name="P117" svg:width="0.283cm" svg:height="0.466cm" svg:x="0cm" svg:y="0cm"><draw:text-box><text:p text:style-name="P113"><text:span text:style-name="T67">A</text:span></text:p></draw:text-box></draw:frame><draw:g draw:style-name="gr7"><draw:line draw:style-name="gr69" draw:text-style-name="P129" svg:x1="0.537cm" svg:y1="0.414cm" svg:x2="7.44cm" svg:y2="0.414cm"><text:p/></draw:line><draw:line draw:style-name="gr69" draw:text-style-name="P129" svg:x1="0.537cm" svg:y1="0.907cm" svg:x2="7.44cm" svg:y2="0.907cm"><text:p/></draw:line><draw:line draw:style-name="gr69" draw:text-style-name="P129" svg:x1="0.537cm" svg:y1="1.399cm" svg:x2="7.44cm" svg:y2="1.399cm"><text:p/></draw:line><draw:line draw:style-name="gr69" draw:text-style-name="P129" svg:x1="0.537cm" svg:y1="1.893cm" svg:x2="7.44cm" svg:y2="1.893cm"><text:p/></draw:line><draw:line draw:style-name="gr69" draw:text-style-name="P129" svg:x1="0.537cm" svg:y1="2.384cm" svg:x2="7.44cm" svg:y2="2.384cm"><text:p/></draw:line><draw:line draw:style-name="gr69" draw:text-style-name="P129" svg:x1="0.537cm" svg:y1="2.876cm" svg:x2="7.44cm" svg:y2="2.876cm"><text:p/></draw:line><draw:line draw:style-name="gr69" draw:text-style-name="P129" svg:x1="0.537cm" svg:y1="3.37cm" svg:x2="7.44cm" svg:y2="3.37cm"><text:p/></draw:line><draw:line draw:style-name="gr69" draw:text-style-name="P129" svg:x1="0.537cm" svg:y1="0.414cm" svg:x2="0.537cm" svg:y2="3.37cm"><text:p/></draw:line><draw:line draw:style-name="gr69" draw:text-style-name="P129" svg:x1="1.689cm" svg:y1="0.414cm" svg:x2="1.689cm" svg:y2="3.37cm"><text:p/></draw:line><draw:line draw:style-name="gr69" draw:text-style-name="P129" svg:x1="2.837cm" svg:y1="0.414cm" svg:x2="2.837cm" svg:y2="3.37cm"><text:p/></draw:line><draw:line draw:style-name="gr69" draw:text-style-name="P129" svg:x1="3.988cm" svg:y1="0.414cm" svg:x2="3.988cm" svg:y2="3.37cm"><text:p/></draw:line><draw:line draw:style-name="gr69" draw:text-style-name="P129" svg:x1="5.139cm" svg:y1="0.414cm" svg:x2="5.139cm" svg:y2="3.37cm"><text:p/></draw:line><draw:line draw:style-name="gr69" draw:text-style-name="P129" svg:x1="6.289cm" svg:y1="0.414cm" svg:x2="6.289cm" svg:y2="3.37cm"><text:p/></draw:line><draw:line draw:style-name="gr69" draw:text-style-name="P129" svg:x1="7.44cm" svg:y1="0.414cm" svg:x2="7.44cm" svg:y2="3.37cm"><text:p/></draw:line></draw:g><draw:line draw:style-name="gr70" draw:text-style-name="P129" svg:x1="0.422cm" svg:y1="0.512cm" svg:x2="0.651cm" svg:y2="0.314cm"><text:p/></draw:line><draw:line draw:style-name="gr71" draw:text-style-name="P129" svg:x1="0.651cm" svg:y1="0.512cm" svg:x2="0.422cm" svg:y2="0.314cm"><text:p/></draw:line><draw:line draw:style-name="gr72" draw:text-style-name="P129" svg:x1="7.325cm" svg:y1="0.512cm" svg:x2="7.556cm" svg:y2="0.314cm"><text:p/></draw:line><draw:line draw:style-name="gr73" draw:text-style-name="P129" svg:x1="7.556cm" svg:y1="0.512cm" svg:x2="7.325cm" svg:y2="0.314cm"><text:p/></draw:line><draw:line draw:style-name="gr74" draw:text-style-name="P129" svg:x1="7.325cm" svg:y1="3.469cm" svg:x2="7.556cm" svg:y2="3.271cm"><text:p/></draw:line><draw:line draw:style-name="gr75" draw:text-style-name="P129" svg:x1="7.556cm" svg:y1="3.469cm" svg:x2="7.325cm" svg:y2="3.271cm"><text:p/></draw:line><draw:line draw:style-name="gr76" draw:text-style-name="P129" svg:x1="0.422cm" svg:y1="3.469cm" svg:x2="0.651cm" svg:y2="3.271cm"><text:p/></draw:line><draw:line draw:style-name="gr77" draw:text-style-name="P129" svg:x1="0.651cm" svg:y1="3.469cm" svg:x2="0.422cm" svg:y2="3.271cm"><text:p/></draw:line><draw:frame draw:style-name="gr78" draw:text-style-name="P117" svg:width="0.313cm" svg:height="0.466cm" svg:x="7.624cm" svg:y="0cm"><draw:text-box><text:p text:style-name="P113"><text:span text:style-name="T67">B</text:span></text:p></draw:text-box></draw:frame><draw:frame draw:style-name="gr79" draw:text-style-name="P117" svg:width="0.313cm" svg:height="0.466cm" svg:x="7.624cm" svg:y="3.448cm"><draw:text-box><text:p text:style-name="P113"><text:span text:style-name="T67">C</text:span></text:p></draw:text-box></draw:frame><draw:frame draw:style-name="gr80" draw:text-style-name="P117" svg:width="0.313cm" svg:height="0.466cm" svg:x="0.028cm" svg:y="3.448cm"><draw:text-box><text:p text:style-name="P113"><text:span text:style-name="T67">D</text:span></text:p></draw:text-box></draw:frame><draw:polyline draw:style-name="gr81" draw:text-style-name="P119" svg:width="3.45cm" svg:height="0.984cm" svg:x="0.536cm" svg:y="2.384cm" svg:viewBox="0 0 3451 985" draw:points="3451,0 0,494 3451,985"><text:p/></draw:polyline><draw:ellipse draw:style-name="gr82" draw:text-style-name="P120" svg:width="0.346cm" svg:height="0.147cm" svg:x="2.663cm" svg:y="1.572cm"><text:p/></draw:ellipse></draw:g></text:p>
        </text:list-header>
      </text:list>
      <text:list xml:id="list214056371320821" text:continue-list="list214056577356087" text:style-name="Num_5f_Exo">
        <text:list-item>
          <text:h text:style-name="P61" text:outline-level="1"><text:soft-page-break/><text:span text:style-name="Bold_5f_niv2"><text:span text:style-name="T39"> </text:span></text:span><text:span text:style-name="Bold_5f_niv2">Rectangles et carré</text:span></text:h>
        </text:list-item>
      </text:list>
      <text:list xml:id="list214055505212955" text:continue-list="list214055421617444" text:style-name="liste_5f_abc">
        <text:list-item text:start-value="1">
          <text:p text:style-name="P89">En prenant 1 cm comme unité, construis, dans ce repère, le rectangle EFGH tel que :</text:p>
        </text:list-item>
      </text:list>
      <text:section text:style-name="Sect6" text:name="Section17">
        <text:list xml:id="list214056238231672" text:continue-list="list214055550071925" text:style-name="_5f_Numérotation_20_des_20_exercices_20_livrets">
          <text:list-item>
            <text:list>
              <text:list-item>
                <text:list>
                  <text:list-item>
                    <text:p text:style-name="P73"> E(–5 ; <text:span text:style-name="T20">−</text:span>2) ;</text:p>
                  </text:list-item>
                  <text:list-item>
                    <text:p text:style-name="P74">G(3 ; 4) ;</text:p>
                  </text:list-item>
                </text:list>
              </text:list-item>
            </text:list>
          </text:list-item>
        </text:list>
      </text:section>
      <text:list xml:id="list214055436640622" text:continue-numbering="true" text:style-name="_5f_Numérotation_20_des_20_exercices_20_livrets">
        <text:list-item>
          <text:list>
            <text:list-item>
              <text:list>
                <text:list-item>
                  <text:p text:style-name="P75">le point F a la même abscisse que le point G <text:line-break/>et la même ordonnée que le point E.</text:p>
                </text:list-item>
              </text:list>
            </text:list-item>
          </text:list>
        </text:list-item>
      </text:list>
      <text:p text:style-name="P27"><draw:g text:anchor-type="paragraph" draw:z-index="33" draw:name="Forme2" draw:style-name="gr1"><draw:line draw:style-name="gr2" draw:text-style-name="P110" svg:x1="0.575cm" svg:y1="0.106cm" svg:x2="0.575cm" svg:y2="11.106cm"><text:p/></draw:line><draw:line draw:style-name="gr2" draw:text-style-name="P110" svg:x1="1.575cm" svg:y1="0.106cm" svg:x2="1.575cm" svg:y2="11.106cm"><text:p/></draw:line><draw:line draw:style-name="gr2" draw:text-style-name="P110" svg:x1="2.575cm" svg:y1="0.106cm" svg:x2="2.575cm" svg:y2="11.106cm"><text:p/></draw:line><draw:line draw:style-name="gr2" draw:text-style-name="P110" svg:x1="3.577cm" svg:y1="0.106cm" svg:x2="3.577cm" svg:y2="11.106cm"><text:p/></draw:line><draw:line draw:style-name="gr2" draw:text-style-name="P110" svg:x1="4.575cm" svg:y1="0.106cm" svg:x2="4.575cm" svg:y2="11.106cm"><text:p/></draw:line><draw:line draw:style-name="gr2" draw:text-style-name="P110" svg:x1="6.575cm" svg:y1="0.106cm" svg:x2="6.575cm" svg:y2="11.106cm"><text:p/></draw:line><draw:line draw:style-name="gr2" draw:text-style-name="P110" svg:x1="7.575cm" svg:y1="0.106cm" svg:x2="7.575cm" svg:y2="11.106cm"><text:p/></draw:line><draw:line draw:style-name="gr2" draw:text-style-name="P110" svg:x1="8.575cm" svg:y1="0.106cm" svg:x2="8.575cm" svg:y2="11.106cm"><text:p/></draw:line><draw:line draw:style-name="gr2" draw:text-style-name="P110" svg:x1="0.075cm" svg:y1="1.101cm" svg:x2="9.075cm" svg:y2="1.101cm"><text:p/></draw:line><draw:line draw:style-name="gr2" draw:text-style-name="P110" svg:x1="0.075cm" svg:y1="2.101cm" svg:x2="9.075cm" svg:y2="2.101cm"><text:p/></draw:line><draw:line draw:style-name="gr2" draw:text-style-name="P110" svg:x1="0.075cm" svg:y1="3.101cm" svg:x2="9.075cm" svg:y2="3.101cm"><text:p/></draw:line><draw:line draw:style-name="gr2" draw:text-style-name="P110" svg:x1="0.075cm" svg:y1="4.102cm" svg:x2="9.075cm" svg:y2="4.102cm"><text:p/></draw:line><draw:line draw:style-name="gr2" draw:text-style-name="P110" svg:x1="0.075cm" svg:y1="5.103cm" svg:x2="9.075cm" svg:y2="5.103cm"><text:p/></draw:line><draw:line draw:style-name="gr3" draw:text-style-name="P110" svg:x1="0.075cm" svg:y1="6.104cm" svg:x2="9.075cm" svg:y2="6.104cm"><text:p/></draw:line><draw:line draw:style-name="gr2" draw:text-style-name="P110" svg:x1="0.075cm" svg:y1="7.105cm" svg:x2="9.075cm" svg:y2="7.105cm"><text:p/></draw:line><draw:line draw:style-name="gr2" draw:text-style-name="P110" svg:x1="0.075cm" svg:y1="8.106cm" svg:x2="9.075cm" svg:y2="8.106cm"><text:p/></draw:line><draw:line draw:style-name="gr4" draw:text-style-name="P110" svg:x1="0.075cm" svg:y1="9.1cm" svg:x2="9.075cm" svg:y2="9.1cm"><text:p/></draw:line><draw:line draw:style-name="gr2" draw:text-style-name="P110" svg:x1="0.075cm" svg:y1="10.1cm" svg:x2="9.075cm" svg:y2="10.1cm"><text:p/></draw:line><draw:line draw:style-name="gr2" draw:text-style-name="P110" svg:x1="0.075cm" svg:y1="11.102cm" svg:x2="9.075cm" svg:y2="11.102cm"><text:p/></draw:line><draw:line draw:style-name="gr5" draw:text-style-name="P110" svg:x1="5.575cm" svg:y1="0.106cm" svg:x2="5.575cm" svg:y2="11.106cm"><text:p/></draw:line><draw:line draw:style-name="gr2" draw:text-style-name="P110" svg:x1="0.075cm" svg:y1="0.1cm" svg:x2="9.075cm" svg:y2="0.1cm"><text:p/></draw:line></draw:g></text:p>
      <text:p text:style-name="P27"/>
      <text:p text:style-name="P27"/>
      <text:p text:style-name="P27"/>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14055814312783" text:continue-numbering="true" text:style-name="_5f_Numérotation_20_des_20_exercices_20_livrets">
        <text:list-header>
          <text:p text:style-name="P76"/>
        </text:list-header>
      </text:list>
      <text:list xml:id="list214056460620631" text:continue-list="list214055505212955" text:style-name="liste_5f_abc">
        <text:list-item>
          <text:p text:style-name="P90">Écris les coordonnées des points F et H.</text:p>
        </text:list-item>
      </text:list>
      <text:list xml:id="list214055529167961" text:continue-list="list214055814312783" text:style-name="_5f_Numérotation_20_des_20_exercices_20_livrets">
        <text:list-header>
          <text:p text:style-name="P64"><text:span text:style-name="_5f_pointillés_20_gris"><text:tab/></text:span></text:p>
        </text:list-header>
      </text:list>
      <text:list xml:id="list214056800059418" text:continue-list="list214056460620631" text:style-name="liste_5f_abc">
        <text:list-item>
          <text:p text:style-name="P82">Trace le cercle (<draw:frame text:anchor-type="as-char" svg:y="-0.349cm" draw:z-index="26" draw:name="Forme15" draw:style-name="gr6" draw:text-style-name="P111" svg:width="0.29cm" svg:height="0.35cm"><draw:image xlink:href="Pictures/10000201000000220000002F0DAF0711C2F25E67.png" xlink:type="simple" xlink:show="embed" xlink:actuate="onLoad" draw:mime-type="image/png"><text:p/></draw:image></draw:frame>) passant par les quatre sommets de ce rectangle. </text:p>
        </text:list-item>
        <text:list-item>
          <text:p text:style-name="P79">Place le point T, centre de ce cercle et écris ses coordonnées.</text:p>
        </text:list-item>
      </text:list>
      <text:list xml:id="list214055742795717" text:continue-list="list214055529167961" text:style-name="_5f_Numérotation_20_des_20_exercices_20_livrets">
        <text:list-header>
          <text:p text:style-name="P64"><text:span text:style-name="_5f_pointillés_20_gris"><text:tab/></text:span></text:p>
        </text:list-header>
      </text:list>
      <text:list xml:id="list214056164592598" text:continue-list="list214056800059418" text:style-name="liste_5f_abc">
        <text:list-item>
          <text:p text:style-name="P65"><text:span text:style-name="_5f_BVS"><text:span text:style-name="T40">Combien mesure le rayon de ce cercle ?</text:span></text:span></text:p>
        </text:list-item>
      </text:list>
      <text:list xml:id="list214057410947757" text:continue-list="list214055742795717" text:style-name="_5f_Numérotation_20_des_20_exercices_20_livrets">
        <text:list-header>
          <text:p text:style-name="P64"><text:span text:style-name="_5f_pointillés_20_gris"><text:tab/></text:span></text:p>
        </text:list-header>
      </text:list>
      <text:list xml:id="list214057510442341" text:continue-list="list214056164592598" text:style-name="liste_5f_abc">
        <text:list-item>
          <text:p text:style-name="P79"><text:span text:style-name="T16">T</text:span><text:span text:style-name="T15">race un carré RSVU dont les sommets appartiennent au cercle (</text:span><text:span text:style-name="T15"><draw:frame text:anchor-type="as-char" svg:y="-0.349cm" draw:z-index="32" draw:name="Forme16" draw:style-name="gr6" draw:text-style-name="P111" svg:width="0.29cm" svg:height="0.35cm"><draw:image xlink:href="Pictures/10000201000000220000002F0DAF0711C2F25E67.png" xlink:type="simple" xlink:show="embed" xlink:actuate="onLoad" draw:mime-type="image/png"><text:p/></draw:image></draw:frame></text:span><text:span text:style-name="T15">) et dont les coordonnées (que tu écriras) semblent être des entiers relatifs. </text:span></text:p>
        </text:list-item>
      </text:list>
      <text:list xml:id="list214055866264874" text:continue-list="list214057410947757" text:style-name="_5f_Numérotation_20_des_20_exercices_20_livrets">
        <text:list-header>
          <text:p text:style-name="P64"><text:span text:style-name="_5f_pointillés_20_gris"><text:tab/></text:span></text:p>
        </text:list-header>
      </text:list>
      <text:p text:style-name="P36"><text:span text:style-name="_5f_pointillés_20_gris"><text:tab/></text:span></text:p>
      <text:list xml:id="list214057438883826" text:continue-numbering="true" text:style-name="_5f_Numérotation_20_des_20_exercices_20_livrets">
        <text:list-header>
          <text:p text:style-name="P64"><text:span text:style-name="_5f_pointillés_20_gris"><text:tab/></text:span></text:p>
          <text:p text:style-name="P64"><text:span text:style-name="_5f_pointillés_20_gris"><text:tab/></text:span></text:p>
        </text:list-header>
      </text:list>
      <text:list xml:id="list214055862002494" text:continue-list="list214056371320821" text:style-name="Num_5f_Exo">
        <text:list-item>
          <text:p text:style-name="P91"><text:span text:style-name="_5f_pointillés_20_gris"> </text:span><text:span text:style-name="Bold_5f_niv2"><text:span text:style-name="T53">Multiplication des losanges</text:span></text:span></text:p>
        </text:list-item>
      </text:list>
      <text:p text:style-name="P32"><draw:g text:anchor-type="paragraph" draw:z-index="27" draw:name="Forme17" draw:style-name="gr1"><draw:custom-shape draw:style-name="gr61" draw:text-style-name="P125" svg:width="9cm" svg:height="6cm" svg:x="0.076cm" svg:y="0.101cm"><text:p/><draw:enhanced-geometry svg:viewBox="0 0 21600 21600" draw:type="rectangle" draw:enhanced-path="M 0 0 L 21600 0 21600 21600 0 21600 0 0 Z N"/></draw:custom-shape><draw:custom-shape draw:style-name="gr62" draw:text-style-name="P128" svg:width="1.001cm" svg:height="2.999cm" svg:x="4.075cm" svg:y="0.101cm"><text:p/><draw:enhanced-geometry svg:viewBox="0 0 21600 21600" draw:mirror-vertical="true" draw:mirror-horizontal="false" draw:glue-points="10800 0 0 10800 10800 21600 21600 10800" draw:text-areas="5400 5400 16200 16200" draw:type="diamond" draw:enhanced-path="M 10800 0 L 21600 10800 10800 21600 0 10800 10800 0 Z N"/></draw:custom-shape><draw:custom-shape draw:style-name="gr63" draw:text-style-name="P128" svg:width="1.001cm" svg:height="2.999cm" draw:transform="rotate (-1.57899937427927) translate (4.57905555555556cm 2.619375cm)"><text:p/><draw:enhanced-geometry svg:viewBox="0 0 21600 21600" draw:mirror-vertical="true" draw:glue-points="10800 0 0 10800 10800 21600 21600 10800" draw:text-areas="5400 5400 16200 16200" draw:type="diamond" draw:enhanced-path="M 10800 0 L 21600 10800 10800 21600 0 10800 10800 0 Z N"/></draw:custom-shape><draw:custom-shape draw:style-name="gr64" draw:text-style-name="P128" svg:width="1.001cm" svg:height="2.999cm" draw:transform="rotate (-1.57899937427927) translate (4.57905555555556cm 2.619375cm)"><text:p/><draw:enhanced-geometry svg:viewBox="0 0 21600 21600" draw:mirror-vertical="true" draw:glue-points="10800 0 0 10800 10800 21600 21600 10800" draw:text-areas="5400 5400 16200 16200" draw:type="diamond" draw:enhanced-path="M 10800 0 L 21600 10800 10800 21600 0 10800 10800 0 Z N"/></draw:custom-shape><draw:custom-shape draw:style-name="gr65" draw:text-style-name="P128" svg:width="1.001cm" svg:height="2.999cm" draw:transform="rotate (3.13408773780622) translate (5.07470833333333cm 6.10129166666667cm)"><text:p/><draw:enhanced-geometry svg:viewBox="0 0 21600 21600" draw:mirror-vertical="true" draw:glue-points="10800 0 0 10800 10800 21600 21600 10800" draw:text-areas="5400 5400 16200 16200" draw:type="diamond" draw:enhanced-path="M 10800 0 L 21600 10800 10800 21600 0 10800 10800 0 Z N"/></draw:custom-shape><draw:custom-shape draw:style-name="gr66" draw:text-style-name="P128" svg:width="1.001cm" svg:height="3.001cm" draw:transform="rotate (1.5704472609445) translate (4.57729166666667cm 3.59833333333333cm)"><text:p/><draw:enhanced-geometry svg:viewBox="0 0 21600 21600" draw:mirror-vertical="true" draw:glue-points="10800 0 0 10800 10800 21600 21600 10800" draw:text-areas="5400 5400 16200 16200" draw:type="diamond" draw:enhanced-path="M 10800 0 L 21600 10800 10800 21600 0 10800 10800 0 Z N"/></draw:custom-shape></draw:g></text:p>
      <text:p text:style-name="P32"/>
      <text:p text:style-name="P32"/>
      <text:p text:style-name="P32"/>
      <text:p text:style-name="P32"/>
      <text:p text:style-name="P32"/>
      <text:p text:style-name="P32"/>
      <text:p text:style-name="P53"/>
      <text:p text:style-name="P32"/>
      <text:p text:style-name="P32"/>
      <text:p text:style-name="P32"/>
      <text:p text:style-name="P32"/>
      <text:p text:style-name="P32"/>
      <text:p text:style-name="P32"/>
      <text:p text:style-name="P32"/>
      <text:list xml:id="list214056398920773" text:continue-list="list214057510442341" text:style-name="liste_5f_abc">
        <text:list-item text:start-value="1">
          <text:p text:style-name="P92"><text:span text:style-name="_5f_BVS"><text:span text:style-name="T53">Place un repère d’origine le centre du motif et d’unité un carreau. </text:span></text:span></text:p>
        </text:list-item>
        <text:list-item>
          <text:p text:style-name="P93"><text:span text:style-name="_5f_BVS"><text:span text:style-name="T60">Quelles sont les coordonnées des quatre sommets du losange bleu ?</text:span></text:span></text:p>
        </text:list-item>
      </text:list>
      <text:p text:style-name="P35"><text:span text:style-name="_5f_pointillés_20_gris"><text:span text:style-name="T18"><text:tab/></text:span></text:span></text:p>
      <text:p text:style-name="P35"><text:span text:style-name="_5f_pointillés_20_gris"><text:span text:style-name="T18"><text:tab/></text:span></text:span></text:p>
      <text:list xml:id="list214057297929601" text:continue-numbering="true" text:style-name="liste_5f_abc">
        <text:list-item>
          <text:p text:style-name="P79"><text:span text:style-name="_5f_BVS"><text:span text:style-name="T59">Quelles sont les coordonnées des quatre sommets du losange vert ?</text:span></text:span></text:p>
        </text:list-item>
      </text:list>
      <text:p text:style-name="P35"><text:span text:style-name="_5f_pointillés_20_gris"><text:span text:style-name="T18"><text:tab/></text:span></text:span></text:p>
      <text:p text:style-name="P35"><text:span text:style-name="_5f_pointillés_20_gris"><text:span text:style-name="T18"><text:tab/></text:span></text:span></text:p>
      <text:list xml:id="list214056693570528" text:continue-numbering="true" text:style-name="liste_5f_abc">
        <text:list-item>
          <text:p text:style-name="P80"><text:span text:style-name="_5f_BVS"><text:span text:style-name="T57">On souhaite programmer un logiciel pour tracer cette figure. Observe tes réponses précédentes et <text:s/>propose un algorithme qui permette de transformer les coordonnées d’un sommet pour obtenir celle</text:span></text:span><text:span text:style-name="_5f_BVS"><text:span text:style-name="T58">s</text:span></text:span><text:span text:style-name="_5f_BVS"><text:span text:style-name="T57"> de son homologue </text:span></text:span><text:span text:style-name="_5f_BVS"><text:span text:style-name="T61">d</text:span></text:span><text:span text:style-name="_5f_BVS"><text:span text:style-name="T62">ans </text:span></text:span><text:span text:style-name="_5f_BVS"><text:span text:style-name="T64">la </text:span></text:span><text:span text:style-name="_5f_BVS"><text:span text:style-name="T63">rotation </text:span></text:span><text:span text:style-name="_5f_BVS"><text:span text:style-name="T64">anti-horaire</text:span></text:span><text:span text:style-name="_5f_BVS"><text:span text:style-name="T63"> ↺ </text:span></text:span><text:span text:style-name="_5f_BVS"><text:span text:style-name="T64">de 90° autour du centre du motif.</text:span></text:span></text:p>
        </text:list-item>
      </text:list>
      <text:p text:style-name="P35"><text:span text:style-name="_5f_pointillés_20_gris"><text:span text:style-name="T18"><text:tab/></text:span></text:span></text:p>
      <text:p text:style-name="P35"><text:span text:style-name="_5f_pointillés_20_gris"><text:span text:style-name="T18"><text:tab/></text:span></text:span></text:p>
      <text:p text:style-name="P35"><text:span text:style-name="_5f_pointillés_20_gris"><text:span text:style-name="T18"><text:tab/></text:span></text:span></text:p>
      <text:p text:style-name="P35"><text:span text:style-name="_5f_pointillés_20_gris"><text:span text:style-name="T18"><text:tab/></text:span></text:span></text:p>
      <text:p text:style-name="P35"><text:span text:style-name="_5f_pointillés_20_gris"><text:span text:style-name="T18"><text:tab/></text:span></text:span></text:p>
      <text:p text:style-name="P35"><text:span text:style-name="_5f_pointillés_20_gris"><text:span text:style-name="T18"><text:tab/></text:span></text:span></text:p>
      <text:p text:style-name="P35"><text:span text:style-name="_5f_pointillés_20_gris"><text:span text:style-name="T18"/></text:span></text:p>
      <text:list xml:id="list214055796073364" text:continue-numbering="true" text:style-name="liste_5f_abc">
        <text:list-item>
          <text:p text:style-name="P94"><text:span text:style-name="_5f_BVS">Applique ton algorithme au</text:span><text:span text:style-name="_5f_BVS"><text:span text:style-name="T54">x</text:span></text:span><text:span text:style-name="_5f_BVS"> coordonnées des sommets du losange vert et vérifie sur le graphique que tu as bien obtenu les </text:span><text:span text:style-name="_5f_BVS"><text:span text:style-name="T54">coordonnées du losange </text:span></text:span><text:span text:style-name="_5f_BVS"><text:span text:style-name="T28">v</text:span></text:span><text:span text:style-name="_5f_BVS"><text:span text:style-name="T29">iolet</text:span></text:span><text:span text:style-name="_5f_BVS"><text:span text:style-name="T54">.</text:span></text:span></text:p>
        </text:list-item>
      </text:list>
      <text:p text:style-name="P35"><text:span text:style-name="_5f_pointillés_20_gris"><text:span text:style-name="T18"><text:tab/></text:span></text:span></text:p>
      <text:p text:style-name="P35"><text:span text:style-name="_5f_pointillés_20_gris"><text:span text:style-name="T18"><text:tab/></text:span></text:span></text:p>
      <text:p text:style-name="P35"><text:span text:style-name="_5f_pointillés_20_gris"><text:span text:style-name="T18"><text:tab/></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4"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3" svg:font-family="OpenSymbol" style:font-adornments="Roman" style:font-family-generic="swiss"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 svg:font-family="'Lucida Sans'" style:font-pitch="variable"/>
    <style:font-face style:name="Lucida Sans Unicode" svg:font-family="'Lucida Sans Unicode'" style:font-pitch="variable"/>
    <style:font-face style:name="MS Gothic" svg:font-family="'MS Gothic'" style:font-pitch="variable"/>
    <style:font-face style:name="OpenSymbol2" svg:font-family="OpenSymbo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quadrillage" draw:style="double" draw:color="#333333" draw:distance="0.283cm" draw:rotation="90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54" draw:display-name="Dashed (var) 1054" draw:style="rect" draw:dots1="1" draw:dots1-length="0.005cm" draw:dots2="1" draw:dots2-length="0.005cm" draw:distance="0.005cm"/>
    <draw:stroke-dash draw:name="Dashed_20__28_var_29__20_1055" draw:display-name="Dashed (var) 1055" draw:style="rect" draw:dots1="1" draw:dots1-length="0.005cm" draw:dots2="1" draw:dots2-length="0.005cm" draw:distance="0.005cm"/>
    <draw:stroke-dash draw:name="Dashed_20__28_var_29__20_1056" draw:display-name="Dashed (var) 1056" draw:style="rect" draw:dots1="1" draw:dots1-length="0.005cm" draw:dots2="1" draw:dots2-length="0.005cm" draw:distance="0.005cm"/>
    <draw:stroke-dash draw:name="Dashed_20__28_var_29__20_1057" draw:display-name="Dashed (var) 1057" draw:style="rect" draw:dots1="1" draw:dots1-length="0.005cm" draw:dots2="1" draw:dots2-length="0.005cm" draw:distance="0.005cm"/>
    <draw:stroke-dash draw:name="Dashed_20__28_var_29__20_1058" draw:display-name="Dashed (var) 1058" draw:style="rect" draw:dots1="1" draw:dots1-length="0.005cm" draw:dots2="1" draw:dots2-length="0.005cm" draw:distance="0.005cm"/>
    <draw:stroke-dash draw:name="Dashed_20__28_var_29__20_1059" draw:display-name="Dashed (var) 1059" draw:style="rect" draw:dots1="1" draw:dots1-length="0.005cm" draw:dots2="1" draw:dots2-length="0.005cm" draw:distance="0.005cm"/>
    <draw:stroke-dash draw:name="Dashed_20__28_var_29__20_106" draw:display-name="Dashed (var) 106" draw:style="round" draw:dots1="1" draw:dots1-length="0.003cm" draw:dots2="2" draw:distance="0.023cm"/>
    <draw:stroke-dash draw:name="Dashed_20__28_var_29__20_1060" draw:display-name="Dashed (var) 1060" draw:style="rect" draw:dots1="1" draw:dots1-length="0.005cm" draw:dots2="1" draw:dots2-length="0.005cm" draw:distance="0.005cm"/>
    <draw:stroke-dash draw:name="Dashed_20__28_var_29__20_1061" draw:display-name="Dashed (var) 1061" draw:style="rect" draw:dots1="1" draw:dots1-length="0.005cm" draw:dots2="1" draw:dots2-length="0.005cm" draw:distance="0.005cm"/>
    <draw:stroke-dash draw:name="Dashed_20__28_var_29__20_1062" draw:display-name="Dashed (var) 1062" draw:style="rect" draw:dots1="1" draw:dots1-length="0.005cm" draw:dots2="1" draw:dots2-length="0.005cm" draw:distance="0.005cm"/>
    <draw:stroke-dash draw:name="Dashed_20__28_var_29__20_1063" draw:display-name="Dashed (var) 1063" draw:style="rect" draw:dots1="1" draw:dots1-length="0.005cm" draw:dots2="1" draw:dots2-length="0.005cm" draw:distance="0.005cm"/>
    <draw:stroke-dash draw:name="Dashed_20__28_var_29__20_1064" draw:display-name="Dashed (var) 1064" draw:style="rect" draw:dots1="1" draw:dots1-length="0.005cm" draw:dots2="1" draw:dots2-length="0.005cm" draw:distance="0.005cm"/>
    <draw:stroke-dash draw:name="Dashed_20__28_var_29__20_1065" draw:display-name="Dashed (var) 1065" draw:style="rect" draw:dots1="1" draw:dots1-length="0.005cm" draw:dots2="1" draw:dots2-length="0.005cm" draw:distance="0.005cm"/>
    <draw:stroke-dash draw:name="Dashed_20__28_var_29__20_1066" draw:display-name="Dashed (var) 1066" draw:style="rect" draw:dots1="1" draw:dots1-length="0.005cm" draw:dots2="1" draw:dots2-length="0.005cm" draw:distance="0.005cm"/>
    <draw:stroke-dash draw:name="Dashed_20__28_var_29__20_1067" draw:display-name="Dashed (var) 1067" draw:style="rect" draw:dots1="1" draw:dots1-length="0.005cm" draw:dots2="1" draw:dots2-length="0.005cm" draw:distance="0.005cm"/>
    <draw:stroke-dash draw:name="Dashed_20__28_var_29__20_1068" draw:display-name="Dashed (var) 1068" draw:style="rect" draw:dots1="1" draw:dots1-length="0.005cm" draw:dots2="1" draw:dots2-length="0.005cm" draw:distance="0.005cm"/>
    <draw:stroke-dash draw:name="Dashed_20__28_var_29__20_1069" draw:display-name="Dashed (var) 1069" draw:style="rect" draw:dots1="1" draw:dots1-length="0.005cm" draw:dots2="1" draw:dots2-length="0.005cm" draw:distance="0.005cm"/>
    <draw:stroke-dash draw:name="Dashed_20__28_var_29__20_107" draw:display-name="Dashed (var) 107" draw:style="rect" draw:dots1="1" draw:dots1-length="0.011cm" draw:dots2="1" draw:dots2-length="0.011cm" draw:distance="0.011cm"/>
    <draw:stroke-dash draw:name="Dashed_20__28_var_29__20_1070" draw:display-name="Dashed (var) 1070" draw:style="rect" draw:dots1="1" draw:dots1-length="0.005cm" draw:dots2="1" draw:dots2-length="0.005cm" draw:distance="0.005cm"/>
    <draw:stroke-dash draw:name="Dashed_20__28_var_29__20_1071" draw:display-name="Dashed (var) 1071" draw:style="rect" draw:dots1="1" draw:dots1-length="0.005cm" draw:dots2="1" draw:dots2-length="0.005cm" draw:distance="0.005cm"/>
    <draw:stroke-dash draw:name="Dashed_20__28_var_29__20_1072" draw:display-name="Dashed (var) 1072" draw:style="rect" draw:dots1="1" draw:dots1-length="0.005cm" draw:dots2="1" draw:dots2-length="0.005cm" draw:distance="0.005cm"/>
    <draw:stroke-dash draw:name="Dashed_20__28_var_29__20_1073" draw:display-name="Dashed (var) 1073" draw:style="rect" draw:dots1="1" draw:dots1-length="0.005cm" draw:dots2="1" draw:dots2-length="0.005cm" draw:distance="0.005cm"/>
    <draw:stroke-dash draw:name="Dashed_20__28_var_29__20_1074" draw:display-name="Dashed (var) 1074" draw:style="rect" draw:dots1="1" draw:dots1-length="0.005cm" draw:dots2="1" draw:dots2-length="0.005cm" draw:distance="0.005cm"/>
    <draw:stroke-dash draw:name="Dashed_20__28_var_29__20_1075" draw:display-name="Dashed (var) 1075" draw:style="rect" draw:dots1="1" draw:dots1-length="0.005cm" draw:dots2="1" draw:dots2-length="0.005cm" draw:distance="0.005cm"/>
    <draw:stroke-dash draw:name="Dashed_20__28_var_29__20_1076" draw:display-name="Dashed (var) 1076" draw:style="rect" draw:dots1="1" draw:dots1-length="0.005cm" draw:dots2="1" draw:dots2-length="0.005cm" draw:distance="0.005cm"/>
    <draw:stroke-dash draw:name="Dashed_20__28_var_29__20_1077" draw:display-name="Dashed (var) 1077" draw:style="rect" draw:dots1="1" draw:dots1-length="0.005cm" draw:dots2="1" draw:dots2-length="0.005cm" draw:distance="0.005cm"/>
    <draw:stroke-dash draw:name="Dashed_20__28_var_29__20_1078" draw:display-name="Dashed (var) 1078" draw:style="rect" draw:dots1="1" draw:dots1-length="0.005cm" draw:dots2="1" draw:dots2-length="0.005cm" draw:distance="0.005cm"/>
    <draw:stroke-dash draw:name="Dashed_20__28_var_29__20_1079" draw:display-name="Dashed (var) 1079" draw:style="rect" draw:dots1="1" draw:dots1-length="0.005cm" draw:dots2="1" draw:dots2-length="0.005cm" draw:distance="0.005cm"/>
    <draw:stroke-dash draw:name="Dashed_20__28_var_29__20_108" draw:display-name="Dashed (var) 108" draw:style="round" draw:dots1="1" draw:dots1-length="0.003cm" draw:dots2="2" draw:distance="0.023cm"/>
    <draw:stroke-dash draw:name="Dashed_20__28_var_29__20_1080" draw:display-name="Dashed (var) 1080" draw:style="rect" draw:dots1="1" draw:dots1-length="0.005cm" draw:dots2="1" draw:dots2-length="0.005cm" draw:distance="0.005cm"/>
    <draw:stroke-dash draw:name="Dashed_20__28_var_29__20_1081" draw:display-name="Dashed (var) 1081" draw:style="rect" draw:dots1="1" draw:dots1-length="0.005cm" draw:dots2="1" draw:dots2-length="0.005cm" draw:distance="0.005cm"/>
    <draw:stroke-dash draw:name="Dashed_20__28_var_29__20_1082" draw:display-name="Dashed (var) 1082" draw:style="rect" draw:dots1="1" draw:dots1-length="0.005cm" draw:dots2="1" draw:dots2-length="0.005cm" draw:distance="0.005cm"/>
    <draw:stroke-dash draw:name="Dashed_20__28_var_29__20_1083" draw:display-name="Dashed (var) 1083" draw:style="rect" draw:dots1="1" draw:dots1-length="0.005cm" draw:dots2="1" draw:dots2-length="0.005cm" draw:distance="0.005cm"/>
    <draw:stroke-dash draw:name="Dashed_20__28_var_29__20_1084" draw:display-name="Dashed (var) 1084" draw:style="rect" draw:dots1="1" draw:dots1-length="0.005cm" draw:dots2="1" draw:dots2-length="0.005cm" draw:distance="0.005cm"/>
    <draw:stroke-dash draw:name="Dashed_20__28_var_29__20_1085" draw:display-name="Dashed (var) 1085" draw:style="rect" draw:dots1="1" draw:dots1-length="0.005cm" draw:dots2="1" draw:dots2-length="0.005cm" draw:distance="0.005cm"/>
    <draw:stroke-dash draw:name="Dashed_20__28_var_29__20_1086" draw:display-name="Dashed (var) 1086" draw:style="rect" draw:dots1="1" draw:dots1-length="0.005cm" draw:dots2="1" draw:dots2-length="0.005cm" draw:distance="0.005cm"/>
    <draw:stroke-dash draw:name="Dashed_20__28_var_29__20_1087" draw:display-name="Dashed (var) 1087" draw:style="rect" draw:dots1="1" draw:dots1-length="0.005cm" draw:dots2="1" draw:dots2-length="0.005cm" draw:distance="0.005cm"/>
    <draw:stroke-dash draw:name="Dashed_20__28_var_29__20_1088" draw:display-name="Dashed (var) 1088" draw:style="rect" draw:dots1="1" draw:dots1-length="0.005cm" draw:dots2="1" draw:dots2-length="0.005cm" draw:distance="0.005cm"/>
    <draw:stroke-dash draw:name="Dashed_20__28_var_29__20_1089" draw:display-name="Dashed (var) 1089" draw:style="rect" draw:dots1="1" draw:dots1-length="0.005cm" draw:dots2="1" draw:dots2-length="0.005cm" draw:distance="0.005cm"/>
    <draw:stroke-dash draw:name="Dashed_20__28_var_29__20_109" draw:display-name="Dashed (var) 109" draw:style="round" draw:dots1="1" draw:dots1-length="0.003cm" draw:dots2="2" draw:distance="0.023cm"/>
    <draw:stroke-dash draw:name="Dashed_20__28_var_29__20_1090" draw:display-name="Dashed (var) 1090" draw:style="rect" draw:dots1="1" draw:dots1-length="0.005cm" draw:dots2="1" draw:dots2-length="0.005cm" draw:distance="0.005cm"/>
    <draw:stroke-dash draw:name="Dashed_20__28_var_29__20_1091" draw:display-name="Dashed (var) 1091" draw:style="rect" draw:dots1="1" draw:dots1-length="0.005cm" draw:dots2="1" draw:dots2-length="0.005cm" draw:distance="0.005cm"/>
    <draw:stroke-dash draw:name="Dashed_20__28_var_29__20_1092" draw:display-name="Dashed (var) 1092" draw:style="rect" draw:dots1="1" draw:dots1-length="0.005cm" draw:dots2="1" draw:dots2-length="0.005cm" draw:distance="0.005cm"/>
    <draw:stroke-dash draw:name="Dashed_20__28_var_29__20_1093" draw:display-name="Dashed (var) 1093" draw:style="rect" draw:dots1="1" draw:dots1-length="0.005cm" draw:dots2="1" draw:dots2-length="0.005cm" draw:distance="0.005cm"/>
    <draw:stroke-dash draw:name="Dashed_20__28_var_29__20_1094" draw:display-name="Dashed (var) 1094" draw:style="rect" draw:dots1="1" draw:dots1-length="0.005cm" draw:dots2="1" draw:dots2-length="0.005cm" draw:distance="0.005cm"/>
    <draw:stroke-dash draw:name="Dashed_20__28_var_29__20_1095" draw:display-name="Dashed (var) 1095" draw:style="rect" draw:dots1="1" draw:dots1-length="0.005cm" draw:dots2="1" draw:dots2-length="0.005cm" draw:distance="0.005cm"/>
    <draw:stroke-dash draw:name="Dashed_20__28_var_29__20_1096" draw:display-name="Dashed (var) 1096" draw:style="rect" draw:dots1="1" draw:dots1-length="0.005cm" draw:dots2="1" draw:dots2-length="0.005cm" draw:distance="0.005cm"/>
    <draw:stroke-dash draw:name="Dashed_20__28_var_29__20_1097" draw:display-name="Dashed (var) 1097" draw:style="rect" draw:dots1="1" draw:dots1-length="0.005cm" draw:dots2="1" draw:dots2-length="0.005cm" draw:distance="0.005cm"/>
    <draw:stroke-dash draw:name="Dashed_20__28_var_29__20_1098" draw:display-name="Dashed (var) 1098" draw:style="rect" draw:dots1="1" draw:dots1-length="0.005cm" draw:dots2="1" draw:dots2-length="0.005cm" draw:distance="0.005cm"/>
    <draw:stroke-dash draw:name="Dashed_20__28_var_29__20_1099" draw:display-name="Dashed (var) 1099" draw:style="rect" draw:dots1="1" draw:dots1-length="0.005cm" draw:dots2="1" draw:dots2-length="0.005cm" draw:distance="0.005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00" draw:display-name="Dashed (var) 1100" draw:style="rect" draw:dots1="1" draw:dots1-length="0.005cm" draw:dots2="1" draw:dots2-length="0.005cm" draw:distance="0.005cm"/>
    <draw:stroke-dash draw:name="Dashed_20__28_var_29__20_1101" draw:display-name="Dashed (var) 1101" draw:style="rect" draw:dots1="1" draw:dots1-length="0.005cm" draw:dots2="1" draw:dots2-length="0.005cm" draw:distance="0.005cm"/>
    <draw:stroke-dash draw:name="Dashed_20__28_var_29__20_1102" draw:display-name="Dashed (var) 1102" draw:style="rect" draw:dots1="1" draw:dots1-length="0.005cm" draw:dots2="1" draw:dots2-length="0.005cm" draw:distance="0.005cm"/>
    <draw:stroke-dash draw:name="Dashed_20__28_var_29__20_1103" draw:display-name="Dashed (var) 1103" draw:style="rect" draw:dots1="1" draw:dots1-length="0.005cm" draw:dots2="1" draw:dots2-length="0.005cm" draw:distance="0.005cm"/>
    <draw:stroke-dash draw:name="Dashed_20__28_var_29__20_1104" draw:display-name="Dashed (var) 1104" draw:style="rect" draw:dots1="1" draw:dots1-length="0.005cm" draw:dots2="1" draw:dots2-length="0.005cm" draw:distance="0.005cm"/>
    <draw:stroke-dash draw:name="Dashed_20__28_var_29__20_1105" draw:display-name="Dashed (var) 1105" draw:style="rect" draw:dots1="1" draw:dots1-length="0.005cm" draw:dots2="1" draw:dots2-length="0.005cm" draw:distance="0.005cm"/>
    <draw:stroke-dash draw:name="Dashed_20__28_var_29__20_1106" draw:display-name="Dashed (var) 1106" draw:style="rect" draw:dots1="1" draw:dots1-length="0.005cm" draw:dots2="1" draw:dots2-length="0.005cm" draw:distance="0.005cm"/>
    <draw:stroke-dash draw:name="Dashed_20__28_var_29__20_1107" draw:display-name="Dashed (var) 1107" draw:style="rect" draw:dots1="1" draw:dots1-length="0.005cm" draw:dots2="1" draw:dots2-length="0.005cm" draw:distance="0.005cm"/>
    <draw:stroke-dash draw:name="Dashed_20__28_var_29__20_1108" draw:display-name="Dashed (var) 1108" draw:style="rect" draw:dots1="1" draw:dots1-length="0.005cm" draw:dots2="1" draw:dots2-length="0.005cm" draw:distance="0.005cm"/>
    <draw:stroke-dash draw:name="Dashed_20__28_var_29__20_1109" draw:display-name="Dashed (var) 1109" draw:style="rect" draw:dots1="1" draw:dots1-length="0.005cm" draw:dots2="1" draw:dots2-length="0.005cm" draw:distance="0.005cm"/>
    <draw:stroke-dash draw:name="Dashed_20__28_var_29__20_111" draw:display-name="Dashed (var) 111" draw:style="round" draw:dots1="1" draw:dots1-length="0.003cm" draw:dots2="2" draw:distance="0.023cm"/>
    <draw:stroke-dash draw:name="Dashed_20__28_var_29__20_1110" draw:display-name="Dashed (var) 1110" draw:style="rect" draw:dots1="1" draw:dots1-length="0.005cm" draw:dots2="1" draw:dots2-length="0.005cm" draw:distance="0.005cm"/>
    <draw:stroke-dash draw:name="Dashed_20__28_var_29__20_1111" draw:display-name="Dashed (var) 1111" draw:style="rect" draw:dots1="1" draw:dots1-length="0.005cm" draw:dots2="1" draw:dots2-length="0.005cm" draw:distance="0.005cm"/>
    <draw:stroke-dash draw:name="Dashed_20__28_var_29__20_1112" draw:display-name="Dashed (var) 1112" draw:style="rect" draw:dots1="1" draw:dots1-length="0.005cm" draw:dots2="1" draw:dots2-length="0.005cm" draw:distance="0.005cm"/>
    <draw:stroke-dash draw:name="Dashed_20__28_var_29__20_1113" draw:display-name="Dashed (var) 1113" draw:style="rect" draw:dots1="1" draw:dots1-length="0.005cm" draw:dots2="1" draw:dots2-length="0.005cm" draw:distance="0.005cm"/>
    <draw:stroke-dash draw:name="Dashed_20__28_var_29__20_1114" draw:display-name="Dashed (var) 1114" draw:style="rect" draw:dots1="1" draw:dots1-length="0.005cm" draw:dots2="1" draw:dots2-length="0.005cm" draw:distance="0.005cm"/>
    <draw:stroke-dash draw:name="Dashed_20__28_var_29__20_1115" draw:display-name="Dashed (var) 1115" draw:style="rect" draw:dots1="1" draw:dots1-length="0.005cm" draw:dots2="1" draw:dots2-length="0.005cm" draw:distance="0.005cm"/>
    <draw:stroke-dash draw:name="Dashed_20__28_var_29__20_1116" draw:display-name="Dashed (var) 1116" draw:style="rect" draw:dots1="1" draw:dots1-length="0.005cm" draw:dots2="1" draw:dots2-length="0.005cm" draw:distance="0.005cm"/>
    <draw:stroke-dash draw:name="Dashed_20__28_var_29__20_1117" draw:display-name="Dashed (var) 1117" draw:style="rect" draw:dots1="1" draw:dots1-length="0.005cm" draw:dots2="1" draw:dots2-length="0.005cm" draw:distance="0.005cm"/>
    <draw:stroke-dash draw:name="Dashed_20__28_var_29__20_1118" draw:display-name="Dashed (var) 1118" draw:style="rect" draw:dots1="1" draw:dots1-length="0.005cm" draw:dots2="1" draw:dots2-length="0.005cm" draw:distance="0.005cm"/>
    <draw:stroke-dash draw:name="Dashed_20__28_var_29__20_1119" draw:display-name="Dashed (var) 1119" draw:style="rect" draw:dots1="1" draw:dots1-length="0.005cm" draw:dots2="1" draw:dots2-length="0.005cm" draw:distance="0.005cm"/>
    <draw:stroke-dash draw:name="Dashed_20__28_var_29__20_112" draw:display-name="Dashed (var) 112" draw:style="round" draw:dots1="1" draw:dots1-length="0.003cm" draw:dots2="2" draw:distance="0.023cm"/>
    <draw:stroke-dash draw:name="Dashed_20__28_var_29__20_1120" draw:display-name="Dashed (var) 1120" draw:style="rect" draw:dots1="1" draw:dots1-length="0.005cm" draw:dots2="1" draw:dots2-length="0.005cm" draw:distance="0.005cm"/>
    <draw:stroke-dash draw:name="Dashed_20__28_var_29__20_1121" draw:display-name="Dashed (var) 1121" draw:style="rect" draw:dots1="1" draw:dots1-length="0.005cm" draw:dots2="1" draw:dots2-length="0.005cm" draw:distance="0.005cm"/>
    <draw:stroke-dash draw:name="Dashed_20__28_var_29__20_1122" draw:display-name="Dashed (var) 1122" draw:style="rect" draw:dots1="1" draw:dots1-length="0.005cm" draw:dots2="1" draw:dots2-length="0.005cm" draw:distance="0.005cm"/>
    <draw:stroke-dash draw:name="Dashed_20__28_var_29__20_1123" draw:display-name="Dashed (var) 1123" draw:style="rect" draw:dots1="1" draw:dots1-length="0.005cm" draw:dots2="1" draw:dots2-length="0.005cm" draw:distance="0.005cm"/>
    <draw:stroke-dash draw:name="Dashed_20__28_var_29__20_1124" draw:display-name="Dashed (var) 1124" draw:style="rect" draw:dots1="1" draw:dots1-length="0.005cm" draw:dots2="1" draw:dots2-length="0.005cm" draw:distance="0.005cm"/>
    <draw:stroke-dash draw:name="Dashed_20__28_var_29__20_1125" draw:display-name="Dashed (var) 1125" draw:style="rect" draw:dots1="1" draw:dots1-length="0.005cm" draw:dots2="1" draw:dots2-length="0.005cm" draw:distance="0.005cm"/>
    <draw:stroke-dash draw:name="Dashed_20__28_var_29__20_1126" draw:display-name="Dashed (var) 1126" draw:style="rect" draw:dots1="1" draw:dots1-length="0.005cm" draw:dots2="1" draw:dots2-length="0.005cm" draw:distance="0.005cm"/>
    <draw:stroke-dash draw:name="Dashed_20__28_var_29__20_1127" draw:display-name="Dashed (var) 1127" draw:style="rect" draw:dots1="1" draw:dots1-length="0.005cm" draw:dots2="1" draw:dots2-length="0.005cm" draw:distance="0.005cm"/>
    <draw:stroke-dash draw:name="Dashed_20__28_var_29__20_1128" draw:display-name="Dashed (var) 1128" draw:style="rect" draw:dots1="1" draw:dots1-length="0.005cm" draw:dots2="1" draw:dots2-length="0.005cm" draw:distance="0.005cm"/>
    <draw:stroke-dash draw:name="Dashed_20__28_var_29__20_1129" draw:display-name="Dashed (var) 1129" draw:style="rect" draw:dots1="1" draw:dots1-length="0.005cm" draw:dots2="1" draw:dots2-length="0.005cm" draw:distance="0.005cm"/>
    <draw:stroke-dash draw:name="Dashed_20__28_var_29__20_113" draw:display-name="Dashed (var) 113" draw:style="round" draw:dots1="1" draw:dots1-length="0.003cm" draw:dots2="2" draw:distance="0.023cm"/>
    <draw:stroke-dash draw:name="Dashed_20__28_var_29__20_1130" draw:display-name="Dashed (var) 1130" draw:style="rect" draw:dots1="1" draw:dots1-length="0.005cm" draw:dots2="1" draw:dots2-length="0.005cm" draw:distance="0.005cm"/>
    <draw:stroke-dash draw:name="Dashed_20__28_var_29__20_1131" draw:display-name="Dashed (var) 1131" draw:style="rect" draw:dots1="1" draw:dots1-length="0.005cm" draw:dots2="1" draw:dots2-length="0.005cm" draw:distance="0.005cm"/>
    <draw:stroke-dash draw:name="Dashed_20__28_var_29__20_1132" draw:display-name="Dashed (var) 1132" draw:style="rect" draw:dots1="1" draw:dots1-length="0.005cm" draw:dots2="1" draw:dots2-length="0.005cm" draw:distance="0.005cm"/>
    <draw:stroke-dash draw:name="Dashed_20__28_var_29__20_1133" draw:display-name="Dashed (var) 1133" draw:style="rect" draw:dots1="1" draw:dots1-length="0.005cm" draw:dots2="1" draw:dots2-length="0.005cm" draw:distance="0.005cm"/>
    <draw:stroke-dash draw:name="Dashed_20__28_var_29__20_1134" draw:display-name="Dashed (var) 1134" draw:style="rect" draw:dots1="1" draw:dots1-length="0.005cm" draw:dots2="1" draw:dots2-length="0.005cm" draw:distance="0.005cm"/>
    <draw:stroke-dash draw:name="Dashed_20__28_var_29__20_1135" draw:display-name="Dashed (var) 1135" draw:style="rect" draw:dots1="1" draw:dots1-length="0.005cm" draw:dots2="1" draw:dots2-length="0.005cm" draw:distance="0.005cm"/>
    <draw:stroke-dash draw:name="Dashed_20__28_var_29__20_1136" draw:display-name="Dashed (var) 1136" draw:style="rect" draw:dots1="1" draw:dots1-length="0.005cm" draw:dots2="1" draw:dots2-length="0.005cm" draw:distance="0.005cm"/>
    <draw:stroke-dash draw:name="Dashed_20__28_var_29__20_1137" draw:display-name="Dashed (var) 1137" draw:style="rect" draw:dots1="1" draw:dots1-length="0.005cm" draw:dots2="1" draw:dots2-length="0.005cm" draw:distance="0.005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21" draw:display-name="Dashed (var) 3521" draw:style="rect" draw:dots1="1" draw:dots1-length="0.003cm" draw:dots2="1" draw:dots2-length="0.003cm" draw:distance="0.003cm"/>
    <draw:stroke-dash draw:name="Dashed_20__28_var_29__20_3522" draw:display-name="Dashed (var) 3522" draw:style="rect" draw:dots1="1" draw:dots1-length="0.003cm" draw:dots2="1" draw:dots2-length="0.003cm" draw:distance="0.003cm"/>
    <draw:stroke-dash draw:name="Dashed_20__28_var_29__20_3523" draw:display-name="Dashed (var) 3523" draw:style="rect" draw:dots1="1" draw:dots1-length="0.003cm" draw:dots2="1" draw:dots2-length="0.003cm" draw:distance="0.003cm"/>
    <draw:stroke-dash draw:name="Dashed_20__28_var_29__20_3524" draw:display-name="Dashed (var) 3524" draw:style="rect" draw:dots1="1" draw:dots1-length="0.003cm" draw:dots2="1" draw:dots2-length="0.003cm" draw:distance="0.003cm"/>
    <draw:stroke-dash draw:name="Dashed_20__28_var_29__20_3525" draw:display-name="Dashed (var) 3525" draw:style="rect" draw:dots1="1" draw:dots1-length="0.011cm" draw:dots2="1" draw:dots2-length="0.011cm" draw:distance="0.011cm"/>
    <draw:stroke-dash draw:name="Dashed_20__28_var_29__20_3526" draw:display-name="Dashed (var) 3526" draw:style="rect" draw:dots1="1" draw:dots1-length="0.011cm" draw:dots2="1" draw:dots2-length="0.011cm" draw:distance="0.011cm"/>
    <draw:stroke-dash draw:name="Dashed_20__28_var_29__20_3527" draw:display-name="Dashed (var) 3527" draw:style="rect" draw:dots1="1" draw:dots1-length="0.011cm" draw:dots2="1" draw:dots2-length="0.011cm" draw:distance="0.011cm"/>
    <draw:stroke-dash draw:name="Dashed_20__28_var_29__20_3528" draw:display-name="Dashed (var) 3528" draw:style="rect" draw:dots1="1" draw:dots1-length="0.011cm" draw:dots2="1" draw:dots2-length="0.011cm" draw:distance="0.011cm"/>
    <draw:stroke-dash draw:name="Dashed_20__28_var_29__20_3529" draw:display-name="Dashed (var) 3529" draw:style="rect" draw:dots1="1" draw:dots1-length="0.011cm" draw:dots2="1" draw:dots2-length="0.011cm" draw:distance="0.011cm"/>
    <draw:stroke-dash draw:name="Dashed_20__28_var_29__20_3530" draw:display-name="Dashed (var) 3530" draw:style="rect" draw:dots1="1" draw:dots1-length="0.011cm" draw:dots2="1" draw:dots2-length="0.011cm" draw:distance="0.011cm"/>
    <draw:stroke-dash draw:name="Dashed_20__28_var_29__20_3531" draw:display-name="Dashed (var) 3531" draw:style="rect" draw:dots1="1" draw:dots1-length="0.011cm" draw:dots2="1" draw:dots2-length="0.011cm" draw:distance="0.011cm"/>
    <draw:stroke-dash draw:name="Dashed_20__28_var_29__20_3532" draw:display-name="Dashed (var) 3532" draw:style="rect" draw:dots1="1" draw:dots1-length="0.011cm" draw:dots2="1" draw:dots2-length="0.011cm" draw:distance="0.011cm"/>
    <draw:stroke-dash draw:name="Dashed_20__28_var_29__20_3533" draw:display-name="Dashed (var) 3533" draw:style="rect" draw:dots1="1" draw:dots1-length="0.011cm" draw:dots2="1" draw:dots2-length="0.011cm" draw:distance="0.011cm"/>
    <draw:stroke-dash draw:name="Dashed_20__28_var_29__20_3534" draw:display-name="Dashed (var) 3534" draw:style="rect" draw:dots1="1" draw:dots1-length="0.011cm" draw:dots2="1" draw:dots2-length="0.011cm" draw:distance="0.011cm"/>
    <draw:stroke-dash draw:name="Dashed_20__28_var_29__20_3535" draw:display-name="Dashed (var) 3535" draw:style="rect" draw:dots1="1" draw:dots1-length="0.011cm" draw:dots2="1" draw:dots2-length="0.011cm" draw:distance="0.011cm"/>
    <draw:stroke-dash draw:name="Dashed_20__28_var_29__20_3536" draw:display-name="Dashed (var) 3536" draw:style="rect" draw:dots1="1" draw:dots1-length="0.011cm" draw:dots2="1" draw:dots2-length="0.011cm" draw:distance="0.011cm"/>
    <draw:stroke-dash draw:name="Dashed_20__28_var_29__20_3537" draw:display-name="Dashed (var) 3537" draw:style="rect" draw:dots1="1" draw:dots1-length="0.011cm" draw:dots2="1" draw:dots2-length="0.011cm" draw:distance="0.011cm"/>
    <draw:stroke-dash draw:name="Dashed_20__28_var_29__20_3538" draw:display-name="Dashed (var) 3538" draw:style="rect" draw:dots1="1" draw:dots1-length="0.011cm" draw:dots2="1" draw:dots2-length="0.011cm" draw:distance="0.011cm"/>
    <draw:stroke-dash draw:name="Dashed_20__28_var_29__20_3539" draw:display-name="Dashed (var) 3539" draw:style="rect" draw:dots1="1" draw:dots1-length="0.003cm" draw:dots2="1" draw:dots2-length="0.003cm" draw:distance="0.003cm"/>
    <draw:stroke-dash draw:name="Dashed_20__28_var_29__20_3540" draw:display-name="Dashed (var) 3540" draw:style="rect" draw:dots1="1" draw:dots1-length="0.003cm" draw:dots2="1" draw:dots2-length="0.003cm" draw:distance="0.003cm"/>
    <draw:stroke-dash draw:name="Dashed_20__28_var_29__20_3541" draw:display-name="Dashed (var) 3541" draw:style="rect" draw:dots1="1" draw:dots1-length="0.003cm" draw:dots2="1" draw:dots2-length="0.003cm" draw:distance="0.003cm"/>
    <draw:stroke-dash draw:name="Dashed_20__28_var_29__20_3542" draw:display-name="Dashed (var) 3542" draw:style="rect" draw:dots1="1" draw:dots1-length="0.003cm" draw:dots2="1" draw:dots2-length="0.003cm" draw:distance="0.003cm"/>
    <draw:stroke-dash draw:name="Dashed_20__28_var_29__20_3543" draw:display-name="Dashed (var) 3543" draw:style="rect" draw:dots1="1" draw:dots1-length="0.003cm" draw:dots2="1" draw:dots2-length="0.003cm" draw:distance="0.003cm"/>
    <draw:stroke-dash draw:name="Dashed_20__28_var_29__20_3544" draw:display-name="Dashed (var) 3544" draw:style="rect" draw:dots1="1" draw:dots1-length="0.003cm" draw:dots2="1" draw:dots2-length="0.003cm" draw:distance="0.003cm"/>
    <draw:stroke-dash draw:name="Dashed_20__28_var_29__20_3545" draw:display-name="Dashed (var) 3545" draw:style="rect" draw:dots1="1" draw:dots1-length="0.003cm" draw:dots2="1" draw:dots2-length="0.003cm" draw:distance="0.003cm"/>
    <draw:stroke-dash draw:name="Dashed_20__28_var_29__20_3546" draw:display-name="Dashed (var) 3546" draw:style="rect" draw:dots1="1" draw:dots1-length="0.003cm" draw:dots2="1" draw:dots2-length="0.003cm" draw:distance="0.003cm"/>
    <draw:stroke-dash draw:name="Dashed_20__28_var_29__20_36" draw:display-name="Dashed (var) 36" draw:style="rect" draw:dots1="1" draw:dots1-length="0.011cm" draw:dots2="1" draw:dots2-length="0.011cm" draw:distance="0.011cm"/>
    <draw:stroke-dash draw:name="Dashed_20__28_var_29__20_3606" draw:display-name="Dashed (var) 3606" draw:style="rect" draw:dots1="1" draw:dots1-length="0.009cm" draw:dots2="1" draw:dots2-length="0.009cm" draw:distance="0.009cm"/>
    <draw:stroke-dash draw:name="Dashed_20__28_var_29__20_3607" draw:display-name="Dashed (var) 3607" draw:style="rect" draw:dots1="1" draw:dots1-length="0.009cm" draw:dots2="1" draw:dots2-length="0.009cm" draw:distance="0.009cm"/>
    <draw:stroke-dash draw:name="Dashed_20__28_var_29__20_3608" draw:display-name="Dashed (var) 3608" draw:style="rect" draw:dots1="1" draw:dots1-length="0.009cm" draw:dots2="1" draw:dots2-length="0.009cm" draw:distance="0.009cm"/>
    <draw:stroke-dash draw:name="Dashed_20__28_var_29__20_3609" draw:display-name="Dashed (var) 3609" draw:style="rect" draw:dots1="1" draw:dots1-length="0.009cm" draw:dots2="1" draw:dots2-length="0.009cm" draw:distance="0.009cm"/>
    <draw:stroke-dash draw:name="Dashed_20__28_var_29__20_3610" draw:display-name="Dashed (var) 3610" draw:style="rect" draw:dots1="1" draw:dots1-length="0.009cm" draw:dots2="1" draw:dots2-length="0.009cm" draw:distance="0.009cm"/>
    <draw:stroke-dash draw:name="Dashed_20__28_var_29__20_3611" draw:display-name="Dashed (var) 3611" draw:style="rect" draw:dots1="1" draw:dots1-length="0.009cm" draw:dots2="1" draw:dots2-length="0.009cm" draw:distance="0.009cm"/>
    <draw:stroke-dash draw:name="Dashed_20__28_var_29__20_3612" draw:display-name="Dashed (var) 3612" draw:style="rect" draw:dots1="1" draw:dots1-length="0.009cm" draw:dots2="1" draw:dots2-length="0.009cm" draw:distance="0.009cm"/>
    <draw:stroke-dash draw:name="Dashed_20__28_var_29__20_3613" draw:display-name="Dashed (var) 3613" draw:style="rect" draw:dots1="1" draw:dots1-length="0.009cm" draw:dots2="1" draw:dots2-length="0.009cm" draw:distance="0.009cm"/>
    <draw:stroke-dash draw:name="Dashed_20__28_var_29__20_3614" draw:display-name="Dashed (var) 3614" draw:style="rect" draw:dots1="1" draw:dots1-length="0.009cm" draw:dots2="1" draw:dots2-length="0.009cm" draw:distance="0.009cm"/>
    <draw:stroke-dash draw:name="Dashed_20__28_var_29__20_3615" draw:display-name="Dashed (var) 3615" draw:style="rect" draw:dots1="1" draw:dots1-length="0.009cm" draw:dots2="1" draw:dots2-length="0.009cm" draw:distance="0.009cm"/>
    <draw:stroke-dash draw:name="Dashed_20__28_var_29__20_3616" draw:display-name="Dashed (var) 3616" draw:style="rect" draw:dots1="1" draw:dots1-length="0.009cm" draw:dots2="1" draw:dots2-length="0.009cm" draw:distance="0.009cm"/>
    <draw:stroke-dash draw:name="Dashed_20__28_var_29__20_3617" draw:display-name="Dashed (var) 3617" draw:style="rect" draw:dots1="1" draw:dots1-length="0.009cm" draw:dots2="1" draw:dots2-length="0.009cm" draw:distance="0.009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692" draw:display-name="Dashed (var) 3692" draw:style="rect" draw:dots1="1" draw:dots1-length="0.001cm" draw:dots2="1" draw:dots2-length="0.001cm" draw:distance="0.001cm"/>
    <draw:stroke-dash draw:name="Dashed_20__28_var_29__20_3693" draw:display-name="Dashed (var) 3693" draw:style="rect" draw:dots1="1" draw:dots1-length="0.001cm" draw:dots2="1" draw:dots2-length="0.001cm" draw:distance="0.001cm"/>
    <draw:stroke-dash draw:name="Dashed_20__28_var_29__20_3694" draw:display-name="Dashed (var) 3694" draw:style="rect" draw:dots1="1" draw:dots1-length="0.001cm" draw:dots2="1" draw:dots2-length="0.001cm" draw:distance="0.001cm"/>
    <draw:stroke-dash draw:name="Dashed_20__28_var_29__20_3695" draw:display-name="Dashed (var) 3695" draw:style="rect" draw:dots1="1" draw:dots1-length="0.001cm" draw:dots2="1" draw:dots2-length="0.001cm" draw:distance="0.001cm"/>
    <draw:stroke-dash draw:name="Dashed_20__28_var_29__20_3696" draw:display-name="Dashed (var) 3696" draw:style="rect" draw:dots1="1" draw:dots1-length="0.001cm" draw:dots2="1" draw:dots2-length="0.001cm" draw:distance="0.001cm"/>
    <draw:stroke-dash draw:name="Dashed_20__28_var_29__20_3697" draw:display-name="Dashed (var) 3697" draw:style="rect" draw:dots1="1" draw:dots1-length="0.001cm" draw:dots2="1" draw:dots2-length="0.001cm" draw:distance="0.001cm"/>
    <draw:stroke-dash draw:name="Dashed_20__28_var_29__20_3698" draw:display-name="Dashed (var) 3698" draw:style="rect" draw:dots1="1" draw:dots1-length="0.001cm" draw:dots2="1" draw:dots2-length="0.001cm" draw:distance="0.001cm"/>
    <draw:stroke-dash draw:name="Dashed_20__28_var_29__20_3699" draw:display-name="Dashed (var) 369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00" draw:display-name="Dashed (var) 3700" draw:style="rect" draw:dots1="1" draw:dots1-length="0.001cm" draw:dots2="1" draw:dots2-length="0.001cm" draw:distance="0.001cm"/>
    <draw:stroke-dash draw:name="Dashed_20__28_var_29__20_3701" draw:display-name="Dashed (var) 3701" draw:style="rect" draw:dots1="1" draw:dots1-length="0.001cm" draw:dots2="1" draw:dots2-length="0.001cm" draw:distance="0.001cm"/>
    <draw:stroke-dash draw:name="Dashed_20__28_var_29__20_3702" draw:display-name="Dashed (var) 3702" draw:style="rect" draw:dots1="1" draw:dots1-length="0.001cm" draw:dots2="1" draw:dots2-length="0.001cm" draw:distance="0.001cm"/>
    <draw:stroke-dash draw:name="Dashed_20__28_var_29__20_3703" draw:display-name="Dashed (var) 3703" draw:style="rect" draw:dots1="1" draw:dots1-length="0.001cm" draw:dots2="1" draw:dots2-length="0.001cm" draw:distance="0.001cm"/>
    <draw:stroke-dash draw:name="Dashed_20__28_var_29__20_3704" draw:display-name="Dashed (var) 3704" draw:style="rect" draw:dots1="1" draw:dots1-length="0.001cm" draw:dots2="1" draw:dots2-length="0.001cm" draw:distance="0.001cm"/>
    <draw:stroke-dash draw:name="Dashed_20__28_var_29__20_3705" draw:display-name="Dashed (var) 3705" draw:style="rect" draw:dots1="1" draw:dots1-length="0.001cm" draw:dots2="1" draw:dots2-length="0.001cm" draw:distance="0.001cm"/>
    <draw:stroke-dash draw:name="Dashed_20__28_var_29__20_3706" draw:display-name="Dashed (var) 3706" draw:style="rect" draw:dots1="1" draw:dots1-length="0.001cm" draw:dots2="1" draw:dots2-length="0.001cm" draw:distance="0.001cm"/>
    <draw:stroke-dash draw:name="Dashed_20__28_var_29__20_3707" draw:display-name="Dashed (var) 3707" draw:style="rect" draw:dots1="1" draw:dots1-length="0.001cm" draw:dots2="1" draw:dots2-length="0.001cm" draw:distance="0.001cm"/>
    <draw:stroke-dash draw:name="Dashed_20__28_var_29__20_3708" draw:display-name="Dashed (var) 3708" draw:style="rect" draw:dots1="1" draw:dots1-length="0.001cm" draw:dots2="1" draw:dots2-length="0.001cm" draw:distance="0.001cm"/>
    <draw:stroke-dash draw:name="Dashed_20__28_var_29__20_3709" draw:display-name="Dashed (var) 3709"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10" draw:display-name="Dashed (var) 3710" draw:style="rect" draw:dots1="1" draw:dots1-length="0.001cm" draw:dots2="1" draw:dots2-length="0.001cm" draw:distance="0.001cm"/>
    <draw:stroke-dash draw:name="Dashed_20__28_var_29__20_3711" draw:display-name="Dashed (var) 3711" draw:style="rect" draw:dots1="1" draw:dots1-length="0.001cm" draw:dots2="1" draw:dots2-length="0.001cm" draw:distance="0.001cm"/>
    <draw:stroke-dash draw:name="Dashed_20__28_var_29__20_3712" draw:display-name="Dashed (var) 3712" draw:style="rect" draw:dots1="1" draw:dots1-length="0.001cm" draw:dots2="1" draw:dots2-length="0.001cm" draw:distance="0.001cm"/>
    <draw:stroke-dash draw:name="Dashed_20__28_var_29__20_3713" draw:display-name="Dashed (var) 3713" draw:style="rect" draw:dots1="1" draw:dots1-length="0.001cm" draw:dots2="1" draw:dots2-length="0.001cm" draw:distance="0.001cm"/>
    <draw:stroke-dash draw:name="Dashed_20__28_var_29__20_3714" draw:display-name="Dashed (var) 3714" draw:style="rect" draw:dots1="1" draw:dots1-length="0.001cm" draw:dots2="1" draw:dots2-length="0.001cm" draw:distance="0.001cm"/>
    <draw:stroke-dash draw:name="Dashed_20__28_var_29__20_3715" draw:display-name="Dashed (var) 3715" draw:style="rect" draw:dots1="1" draw:dots1-length="0.001cm" draw:dots2="1" draw:dots2-length="0.001cm" draw:distance="0.001cm"/>
    <draw:stroke-dash draw:name="Dashed_20__28_var_29__20_3716" draw:display-name="Dashed (var) 3716" draw:style="rect" draw:dots1="1" draw:dots1-length="0.001cm" draw:dots2="1" draw:dots2-length="0.001cm" draw:distance="0.001cm"/>
    <draw:stroke-dash draw:name="Dashed_20__28_var_29__20_3717" draw:display-name="Dashed (var) 3717" draw:style="rect" draw:dots1="1" draw:dots1-length="0.001cm" draw:dots2="1" draw:dots2-length="0.001cm" draw:distance="0.001cm"/>
    <draw:stroke-dash draw:name="Dashed_20__28_var_29__20_3718" draw:display-name="Dashed (var) 3718" draw:style="rect" draw:dots1="1" draw:dots1-length="0.001cm" draw:dots2="1" draw:dots2-length="0.001cm" draw:distance="0.001cm"/>
    <draw:stroke-dash draw:name="Dashed_20__28_var_29__20_3719" draw:display-name="Dashed (var) 3719" draw:style="rect" draw:dots1="1" draw:dots1-length="0.003cm" draw:dots2="1" draw:dots2-length="0.003cm" draw:distance="0.003cm"/>
    <draw:stroke-dash draw:name="Dashed_20__28_var_29__20_372" draw:display-name="Dashed (var) 372" draw:style="rect" draw:dots1="1" draw:dots1-length="0.001cm" draw:dots2="1" draw:dots2-length="0.001cm" draw:distance="0.001cm"/>
    <draw:stroke-dash draw:name="Dashed_20__28_var_29__20_3720" draw:display-name="Dashed (var) 3720" draw:style="rect" draw:dots1="1" draw:dots1-length="0.003cm" draw:dots2="1" draw:dots2-length="0.003cm" draw:distance="0.003cm"/>
    <draw:stroke-dash draw:name="Dashed_20__28_var_29__20_3721" draw:display-name="Dashed (var) 3721" draw:style="rect" draw:dots1="1" draw:dots1-length="0.003cm" draw:dots2="1" draw:dots2-length="0.003cm" draw:distance="0.003cm"/>
    <draw:stroke-dash draw:name="Dashed_20__28_var_29__20_3722" draw:display-name="Dashed (var) 3722" draw:style="rect" draw:dots1="1" draw:dots1-length="0.003cm" draw:dots2="1" draw:dots2-length="0.003cm" draw:distance="0.003cm"/>
    <draw:stroke-dash draw:name="Dashed_20__28_var_29__20_3723" draw:display-name="Dashed (var) 3723" draw:style="rect" draw:dots1="1" draw:dots1-length="0.003cm" draw:dots2="1" draw:dots2-length="0.003cm" draw:distance="0.003cm"/>
    <draw:stroke-dash draw:name="Dashed_20__28_var_29__20_3724" draw:display-name="Dashed (var) 3724" draw:style="rect" draw:dots1="1" draw:dots1-length="0.003cm" draw:dots2="1" draw:dots2-length="0.003cm" draw:distance="0.003cm"/>
    <draw:stroke-dash draw:name="Dashed_20__28_var_29__20_3725" draw:display-name="Dashed (var) 3725" draw:style="rect" draw:dots1="1" draw:dots1-length="0.003cm" draw:dots2="1" draw:dots2-length="0.003cm" draw:distance="0.003cm"/>
    <draw:stroke-dash draw:name="Dashed_20__28_var_29__20_3726" draw:display-name="Dashed (var) 3726" draw:style="rect" draw:dots1="1" draw:dots1-length="0.003cm" draw:dots2="1" draw:dots2-length="0.003cm" draw:distance="0.003cm"/>
    <draw:stroke-dash draw:name="Dashed_20__28_var_29__20_3727" draw:display-name="Dashed (var) 3727" draw:style="rect" draw:dots1="1" draw:dots1-length="0.003cm" draw:dots2="1" draw:dots2-length="0.003cm" draw:distance="0.003cm"/>
    <draw:stroke-dash draw:name="Dashed_20__28_var_29__20_3728" draw:display-name="Dashed (var) 3728" draw:style="rect" draw:dots1="1" draw:dots1-length="0.003cm" draw:dots2="1" draw:dots2-length="0.003cm" draw:distance="0.003cm"/>
    <draw:stroke-dash draw:name="Dashed_20__28_var_29__20_3729" draw:display-name="Dashed (var) 3729" draw:style="rect" draw:dots1="1" draw:dots1-length="0.003cm" draw:dots2="1" draw:dots2-length="0.003cm" draw:distance="0.003cm"/>
    <draw:stroke-dash draw:name="Dashed_20__28_var_29__20_373" draw:display-name="Dashed (var) 373" draw:style="rect" draw:dots1="1" draw:dots1-length="0.001cm" draw:dots2="1" draw:dots2-length="0.001cm" draw:distance="0.001cm"/>
    <draw:stroke-dash draw:name="Dashed_20__28_var_29__20_3730" draw:display-name="Dashed (var) 3730" draw:style="rect" draw:dots1="1" draw:dots1-length="0.003cm" draw:dots2="1" draw:dots2-length="0.003cm" draw:distance="0.003cm"/>
    <draw:stroke-dash draw:name="Dashed_20__28_var_29__20_3731" draw:display-name="Dashed (var) 3731" draw:style="rect" draw:dots1="1" draw:dots1-length="0.003cm" draw:dots2="1" draw:dots2-length="0.003cm" draw:distance="0.003cm"/>
    <draw:stroke-dash draw:name="Dashed_20__28_var_29__20_3732" draw:display-name="Dashed (var) 3732" draw:style="rect" draw:dots1="1" draw:dots1-length="0.003cm" draw:dots2="1" draw:dots2-length="0.003cm" draw:distance="0.003cm"/>
    <draw:stroke-dash draw:name="Dashed_20__28_var_29__20_3733" draw:display-name="Dashed (var) 3733" draw:style="rect" draw:dots1="1" draw:dots1-length="0.003cm" draw:dots2="1" draw:dots2-length="0.003cm" draw:distance="0.003cm"/>
    <draw:stroke-dash draw:name="Dashed_20__28_var_29__20_3734" draw:display-name="Dashed (var) 3734" draw:style="rect" draw:dots1="1" draw:dots1-length="0.003cm" draw:dots2="1" draw:dots2-length="0.003cm" draw:distance="0.003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93" draw:display-name="Dashed (var) 5993" draw:style="rect" draw:dots1="1" draw:dots1-length="0.006cm" draw:dots2="1" draw:dots2-length="0.006cm" draw:distance="0.006cm"/>
    <draw:stroke-dash draw:name="Dashed_20__28_var_29__20_5994" draw:display-name="Dashed (var) 5994" draw:style="rect" draw:dots1="1" draw:dots1-length="0.006cm" draw:dots2="1" draw:dots2-length="0.006cm" draw:distance="0.006cm"/>
    <draw:stroke-dash draw:name="Dashed_20__28_var_29__20_5995" draw:display-name="Dashed (var) 5995" draw:style="rect" draw:dots1="1" draw:dots1-length="0.006cm" draw:dots2="1" draw:dots2-length="0.006cm" draw:distance="0.006cm"/>
    <draw:stroke-dash draw:name="Dashed_20__28_var_29__20_5996" draw:display-name="Dashed (var) 5996" draw:style="rect" draw:dots1="1" draw:dots1-length="0.006cm" draw:dots2="1" draw:dots2-length="0.006cm" draw:distance="0.006cm"/>
    <draw:stroke-dash draw:name="Dashed_20__28_var_29__20_5997" draw:display-name="Dashed (var) 5997" draw:style="rect" draw:dots1="1" draw:dots1-length="0.006cm" draw:dots2="1" draw:dots2-length="0.006cm" draw:distance="0.006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00" draw:display-name="Dashed (var) 600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5"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3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4"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gris" style:display-name="_gris" style:family="text">
      <style:text-properties fo:color="#b3b3b3" loext:opacity="100%" style:font-name="Bitstream Vera Sans2" fo:font-family="'Bitstream Vera Sans'" style:font-style-name="Oblique" style:font-family-generic="swiss" style:font-pitch="variable" fo:font-size="10pt" fo:font-style="normal"/>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4"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4"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Niveau_5f_rouge" style:display-name="_Niveau_rouge" style:family="text" style:parent-style-name="_5f_Niveau_5f_orange">
      <style:text-properties style:use-window-font-color="true" loext:opacity="0%"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opensymbol" style:display-name="_opensymbol" style:family="text">
      <style:text-properties style:font-name="OpenSymbol1" fo:font-family="OpenSymbol" style:font-pitch="variable" style:font-charset="x-symbol" fo:font-size="10pt" fo:font-style="norma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4"/>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4"/>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4"/>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officeooo:paragraph-rsid="002e6cc3"/>
    </style:style>
    <style:style style:name="MP26" style:family="paragraph">
      <loext:graphic-properties draw:fill="solid" draw:fill-color="#1ca2b8"/>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356124"/>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1" fo:font-size="16pt" fo:font-weight="bold" style:font-size-asian="16pt" style:font-weight-asian="bold" style:font-size-complex="16pt" style:font-weight-complex="bold"/>
    </style:style>
    <style:style style:name="MT6" style:family="text">
      <style:text-properties fo:font-variant="normal" fo:text-transform="none" fo:color="#1ca2b8" loext:opacity="100%" style:font-name="Bitstream Vera Sans1" fo:font-size="16pt" fo:language="zxx" fo:country="none" fo:font-style="normal" fo:text-shadow="none" fo:font-weight="bold" officeooo:rsid="002e6cc3" style:font-size-asian="16pt" style:language-asian="zxx" style:country-asian="none" style:font-style-asian="normal" style:font-size-complex="16pt" style:font-style-complex="normal"/>
    </style:style>
    <style:style style:name="MT7" style:family="text">
      <style:text-properties fo:font-variant="normal" fo:text-transform="none" fo:color="#1ca2b8" loext:opacity="100%" style:font-name="Bitstream Vera Sans1" fo:font-size="16pt" fo:language="zxx" fo:country="none" fo:font-style="normal" fo:text-shadow="none" fo:font-weight="bold" officeooo:rsid="00bb26f2" style:font-size-asian="16pt" style:language-asian="zxx" style:country-asian="none" style:font-style-asian="normal" style:font-size-complex="16pt" style:font-style-complex="normal"/>
    </style:style>
    <style:style style:name="MT8" style:family="text">
      <style:text-properties fo:language="zxx" fo:country="none" officeooo:rsid="002e6cc3" style:language-asian="zxx" style:country-asian="none"/>
    </style:style>
    <style:style style:name="MT9" style:family="text">
      <style:text-properties fo:font-variant="normal" fo:text-transform="none" fo:color="#1ca2b8" loext:opacity="100%" style:font-name="Bitstream Vera Sans1" fo:font-size="16pt" fo:language="fr" fo:country="FR" fo:font-style="normal" fo:text-shadow="none" fo:font-weight="bold" officeooo:rsid="003cdcaa" style:font-size-asian="16pt" style:language-asian="zxx" style:country-asian="none" style:font-style-asian="normal" style:font-size-complex="16pt" style:font-style-complex="normal"/>
    </style:style>
    <style:style style:name="MT10" style:family="text">
      <style:text-properties fo:font-variant="normal" fo:text-transform="none" fo:color="#1ca2b8" loext:opacity="100%" style:font-name="Bitstream Vera Sans1" fo:font-size="16pt" fo:language="fr" fo:country="FR" fo:font-style="normal" fo:text-shadow="none" fo:font-weight="bold" officeooo:rsid="00c0ef07" style:font-size-asian="16pt" style:language-asian="zxx" style:country-asian="none" style:font-style-asian="normal" style:font-size-complex="16pt" style:font-style-complex="normal"/>
    </style:style>
    <style:style style:name="MT11" style:family="text">
      <style:text-properties officeooo:rsid="003db5af"/>
    </style:style>
    <style:style style:name="MT12"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2">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2" draw:name="Forme1" draw:style-name="Mgr1" draw:text-style-name="MP26" svg:width="4.329cm" svg:height="2.24cm" svg:x="-1.499cm" svg:y="-1cm" svg:viewBox="0 0 4330 2241" svg:d="M0 2241l3984-288c209-15 363-168 345-342l-170-1611h-4159z"><text:p/></draw:path><draw:frame text:anchor-type="paragraph" draw:z-index="11" draw:name="Forme2" draw:style-name="Mgr2" draw:text-style-name="MP28" svg:width="2.703cm" svg:height="0.715cm" draw:transform="rotate (0.0872664625997165) translate (-0.172861111111111cm 0.218722222222222cm)"><draw:text-box><text:p text:style-name="MP27"><text:span text:style-name="MT5">Série 1</text:span></text:p></draw:text-box></draw:frame><draw:line text:anchor-type="paragraph" draw:z-index="18" draw:name="Forme3" draw:style-name="Mgr3" draw:text-style-name="MP27" svg:x1="10.876cm" svg:y1="0.36cm" svg:x2="20.496cm" svg:y2="0.36cm"><text:p/></draw:line><text:span text:style-name="MT6">S</text:span><text:span text:style-name="MT7">e repérer</text:span><text:span text:style-name="MT8"> dans l</text:span><text:span text:style-name="MT9">e </text:span><text:span text:style-name="MT10">plan</text:span></text:p>
      </style:header>
      <style:footer>
        <text:p text:style-name="MP29"><draw:frame draw:style-name="Mfr1" draw:name="Cadre1" text:anchor-type="paragraph" svg:y="-0.06cm" draw:z-index="5"><draw:text-box fo:min-height="0.499cm" fo:min-width="1cm"><draw:frame draw:style-name="Mfr2" draw:name="Cadre2" text:anchor-type="frame" svg:x="0.45cm" svg:y="0.079cm" svg:width="0.817cm" draw:z-index="8"><draw:text-box fo:min-height="0.355cm"><text:p text:style-name="MP30"><draw:g text:anchor-type="paragraph" draw:z-index="14" draw:name="Forme4" draw:style-name="Mgr4"><draw:path draw:style-name="Mgr5" draw:text-style-name="MP31" svg:width="0.855cm" svg:height="1.172cm" svg:x="-0.03cm" svg:y="-0.194cm" svg:viewBox="0 0 856 1173" svg:d="M856 1173h-856v-991c0-100 79-182 175-182h505c97 0 176 82 176 182z"><text:p/></draw:path></draw:g><text:page-number text:select-page="current">120</text:page-number></text:p></draw:text-box></draw:frame><text:p text:style-name="MP32"><text:span text:style-name="MT11">Repérage</text:span> • <text:span text:style-name="MT12">D5</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10-05T21:40:54.028000000</dc:date>
    <meta:editing-duration>PT16H44M13S</meta:editing-duration>
    <meta:editing-cycles>146</meta:editing-cycles>
    <meta:generator>LibreOffice/7.1.1.2$Windows_X86_64 LibreOffice_project/fe0b08f4af1bacafe4c7ecc87ce55bb426164676</meta:generator>
    <dc:subject>diviser</dc:subject>
    <dc:title>A3_3 série 1 </dc:title>
    <meta:document-statistic meta:table-count="1" meta:image-count="0" meta:object-count="0" meta:page-count="3" meta:paragraph-count="182" meta:word-count="1003" meta:character-count="5099" meta:non-whitespace-character-count="3804"/>
  </office:meta>
</office:document-meta>
</file>